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1.24mm"/>
    </style:style>
    <style:style style:name="co2" style:family="table-column">
      <style:table-column-properties fo:break-before="auto" style:column-width="25.14mm"/>
    </style:style>
    <style:style style:name="co3" style:family="table-column">
      <style:table-column-properties fo:break-before="auto" style:column-width="12.88mm"/>
    </style:style>
    <style:style style:name="co4" style:family="table-column">
      <style:table-column-properties fo:break-before="auto" style:column-width="19.14mm"/>
    </style:style>
    <style:style style:name="co5" style:family="table-column">
      <style:table-column-properties fo:break-before="auto" style:column-width="18.87mm"/>
    </style:style>
    <style:style style:name="co6" style:family="table-column">
      <style:table-column-properties fo:break-before="auto" style:column-width="24.32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27.76mm"/>
    </style:style>
    <style:style style:name="co9" style:family="table-column">
      <style:table-column-properties fo:break-before="auto" style:column-width="28.05mm"/>
    </style:style>
    <style:style style:name="co10" style:family="table-column">
      <style:table-column-properties fo:break-before="auto" style:column-width="30.5mm"/>
    </style:style>
    <style:style style:name="co11" style:family="table-column">
      <style:table-column-properties fo:break-before="auto" style:column-width="31.0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MCTS_1000_rnd_10" table:style-name="ta1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6" table:default-cell-style-name="Default"/>
        <table:table-row table:style-name="ro1">
          <table:table-cell table:number-columns-repeated="2" office:value-type="string" calcext:value-type="string">
            <text:p>AI ID</text:p>
          </table:table-cell>
          <table:table-cell office:value-type="string" calcext:value-type="string">
            <text:p>Player 1 Wins</text:p>
          </table:table-cell>
          <table:table-cell office:value-type="string" calcext:value-type="string">
            <text:p>Player 2 Wins</text:p>
          </table:table-cell>
          <table:table-cell office:value-type="string" calcext:value-type="string">
            <text:p>Draws</text:p>
          </table:table-cell>
          <table:table-cell office:value-type="string" calcext:value-type="string">
            <text:p>Max Runs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Average Time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8.08" calcext:value-type="float">
            <text:p>168.08</text:p>
          </table:table-cell>
          <table:table-cell office:value-type="float" office:value="84.0398" calcext:value-type="float">
            <text:p>84.0398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6.183" calcext:value-type="float">
            <text:p>166.183</text:p>
          </table:table-cell>
          <table:table-cell office:value-type="float" office:value="83.0916" calcext:value-type="float">
            <text:p>83.0916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76.566" calcext:value-type="float">
            <text:p>276.566</text:p>
          </table:table-cell>
          <table:table-cell office:value-type="float" office:value="138.283" calcext:value-type="float">
            <text:p>138.283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39.213" calcext:value-type="float">
            <text:p>239.213</text:p>
          </table:table-cell>
          <table:table-cell office:value-type="float" office:value="119.606" calcext:value-type="float">
            <text:p>119.606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06.319" calcext:value-type="float">
            <text:p>306.319</text:p>
          </table:table-cell>
          <table:table-cell office:value-type="float" office:value="153.159" calcext:value-type="float">
            <text:p>153.159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7.482" calcext:value-type="float">
            <text:p>157.482</text:p>
          </table:table-cell>
          <table:table-cell office:value-type="float" office:value="78.7409" calcext:value-type="float">
            <text:p>78.7409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7.127" calcext:value-type="float">
            <text:p>157.127</text:p>
          </table:table-cell>
          <table:table-cell office:value-type="float" office:value="78.5637" calcext:value-type="float">
            <text:p>78.5637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83.297" calcext:value-type="float">
            <text:p>283.297</text:p>
          </table:table-cell>
          <table:table-cell office:value-type="float" office:value="141.649" calcext:value-type="float">
            <text:p>141.649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48.768" calcext:value-type="float">
            <text:p>248.768</text:p>
          </table:table-cell>
          <table:table-cell office:value-type="float" office:value="124.384" calcext:value-type="float">
            <text:p>124.384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72.532" calcext:value-type="float">
            <text:p>172.532</text:p>
          </table:table-cell>
          <table:table-cell office:value-type="float" office:value="86.2659" calcext:value-type="float">
            <text:p>86.2659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48.18" calcext:value-type="float">
            <text:p>248.18</text:p>
          </table:table-cell>
          <table:table-cell office:value-type="float" office:value="124.09" calcext:value-type="float">
            <text:p>124.09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3.062" calcext:value-type="float">
            <text:p>113.062</text:p>
          </table:table-cell>
          <table:table-cell office:value-type="float" office:value="56.5311" calcext:value-type="float">
            <text:p>56.5311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74.666" calcext:value-type="float">
            <text:p>274.666</text:p>
          </table:table-cell>
          <table:table-cell office:value-type="float" office:value="137.333" calcext:value-type="float">
            <text:p>137.333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46.143" calcext:value-type="float">
            <text:p>246.143</text:p>
          </table:table-cell>
          <table:table-cell office:value-type="float" office:value="123.071" calcext:value-type="float">
            <text:p>123.071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8.299" calcext:value-type="float">
            <text:p>168.299</text:p>
          </table:table-cell>
          <table:table-cell office:value-type="float" office:value="84.1496" calcext:value-type="float">
            <text:p>84.1496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6.578" calcext:value-type="float">
            <text:p>186.578</text:p>
          </table:table-cell>
          <table:table-cell office:value-type="float" office:value="93.2892" calcext:value-type="float">
            <text:p>93.2892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29.184" calcext:value-type="float">
            <text:p>229.184</text:p>
          </table:table-cell>
          <table:table-cell office:value-type="float" office:value="114.592" calcext:value-type="float">
            <text:p>114.592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37.419" calcext:value-type="float">
            <text:p>237.419</text:p>
          </table:table-cell>
          <table:table-cell office:value-type="float" office:value="118.71" calcext:value-type="float">
            <text:p>118.71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8.434" calcext:value-type="float">
            <text:p>128.434</text:p>
          </table:table-cell>
          <table:table-cell office:value-type="float" office:value="64.2169" calcext:value-type="float">
            <text:p>64.2169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8.802" calcext:value-type="float">
            <text:p>188.802</text:p>
          </table:table-cell>
          <table:table-cell office:value-type="float" office:value="94.4008" calcext:value-type="float">
            <text:p>94.4008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0.769" calcext:value-type="float">
            <text:p>180.769</text:p>
          </table:table-cell>
          <table:table-cell office:value-type="float" office:value="90.3843" calcext:value-type="float">
            <text:p>90.3843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8.216" calcext:value-type="float">
            <text:p>158.216</text:p>
          </table:table-cell>
          <table:table-cell office:value-type="float" office:value="79.1081" calcext:value-type="float">
            <text:p>79.1081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10.765" calcext:value-type="float">
            <text:p>210.765</text:p>
          </table:table-cell>
          <table:table-cell office:value-type="float" office:value="105.382" calcext:value-type="float">
            <text:p>105.382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34.042" calcext:value-type="float">
            <text:p>234.042</text:p>
          </table:table-cell>
          <table:table-cell office:value-type="float" office:value="117.021" calcext:value-type="float">
            <text:p>117.021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83.37" calcext:value-type="float">
            <text:p>283.37</text:p>
          </table:table-cell>
          <table:table-cell office:value-type="float" office:value="141.685" calcext:value-type="float">
            <text:p>141.685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95.116" calcext:value-type="float">
            <text:p>195.116</text:p>
          </table:table-cell>
          <table:table-cell office:value-type="float" office:value="97.5582" calcext:value-type="float">
            <text:p>97.5582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30.076" calcext:value-type="float">
            <text:p>230.076</text:p>
          </table:table-cell>
          <table:table-cell office:value-type="float" office:value="115.038" calcext:value-type="float">
            <text:p>115.038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95.356" calcext:value-type="float">
            <text:p>195.356</text:p>
          </table:table-cell>
          <table:table-cell office:value-type="float" office:value="97.678" calcext:value-type="float">
            <text:p>97.678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23.363" calcext:value-type="float">
            <text:p>223.363</text:p>
          </table:table-cell>
          <table:table-cell office:value-type="float" office:value="111.682" calcext:value-type="float">
            <text:p>111.682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12.877" calcext:value-type="float">
            <text:p>212.877</text:p>
          </table:table-cell>
          <table:table-cell office:value-type="float" office:value="106.438" calcext:value-type="float">
            <text:p>106.438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75.266" calcext:value-type="float">
            <text:p>175.266</text:p>
          </table:table-cell>
          <table:table-cell office:value-type="float" office:value="87.6332" calcext:value-type="float">
            <text:p>87.6332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31.794" calcext:value-type="float">
            <text:p>231.794</text:p>
          </table:table-cell>
          <table:table-cell office:value-type="float" office:value="115.897" calcext:value-type="float">
            <text:p>115.897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8.468" calcext:value-type="float">
            <text:p>208.468</text:p>
          </table:table-cell>
          <table:table-cell office:value-type="float" office:value="104.234" calcext:value-type="float">
            <text:p>104.234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24.587" calcext:value-type="float">
            <text:p>224.587</text:p>
          </table:table-cell>
          <table:table-cell office:value-type="float" office:value="112.293" calcext:value-type="float">
            <text:p>112.293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74.166" calcext:value-type="float">
            <text:p>174.166</text:p>
          </table:table-cell>
          <table:table-cell office:value-type="float" office:value="87.0828" calcext:value-type="float">
            <text:p>87.0828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8.516" calcext:value-type="float">
            <text:p>158.516</text:p>
          </table:table-cell>
          <table:table-cell office:value-type="float" office:value="79.2581" calcext:value-type="float">
            <text:p>79.2581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76.31" calcext:value-type="float">
            <text:p>176.31</text:p>
          </table:table-cell>
          <table:table-cell office:value-type="float" office:value="88.1551" calcext:value-type="float">
            <text:p>88.1551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32.186" calcext:value-type="float">
            <text:p>232.186</text:p>
          </table:table-cell>
          <table:table-cell office:value-type="float" office:value="116.093" calcext:value-type="float">
            <text:p>116.093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75.275" calcext:value-type="float">
            <text:p>175.275</text:p>
          </table:table-cell>
          <table:table-cell office:value-type="float" office:value="87.6373" calcext:value-type="float">
            <text:p>87.6373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44.445" calcext:value-type="float">
            <text:p>244.445</text:p>
          </table:table-cell>
          <table:table-cell office:value-type="float" office:value="122.222" calcext:value-type="float">
            <text:p>122.222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3.711" calcext:value-type="float">
            <text:p>133.711</text:p>
          </table:table-cell>
          <table:table-cell office:value-type="float" office:value="66.8555" calcext:value-type="float">
            <text:p>66.8555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18.588" calcext:value-type="float">
            <text:p>218.588</text:p>
          </table:table-cell>
          <table:table-cell office:value-type="float" office:value="109.294" calcext:value-type="float">
            <text:p>109.294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6.653" calcext:value-type="float">
            <text:p>116.653</text:p>
          </table:table-cell>
          <table:table-cell office:value-type="float" office:value="58.3266" calcext:value-type="float">
            <text:p>58.3266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8.969" calcext:value-type="float">
            <text:p>188.969</text:p>
          </table:table-cell>
          <table:table-cell office:value-type="float" office:value="94.4847" calcext:value-type="float">
            <text:p>94.4847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12.187" calcext:value-type="float">
            <text:p>212.187</text:p>
          </table:table-cell>
          <table:table-cell office:value-type="float" office:value="106.093" calcext:value-type="float">
            <text:p>106.093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56.454" calcext:value-type="float">
            <text:p>256.454</text:p>
          </table:table-cell>
          <table:table-cell office:value-type="float" office:value="128.227" calcext:value-type="float">
            <text:p>128.227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60.372" calcext:value-type="float">
            <text:p>260.372</text:p>
          </table:table-cell>
          <table:table-cell office:value-type="float" office:value="130.186" calcext:value-type="float">
            <text:p>130.186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9.476" calcext:value-type="float">
            <text:p>139.476</text:p>
          </table:table-cell>
          <table:table-cell office:value-type="float" office:value="69.7379" calcext:value-type="float">
            <text:p>69.7379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62.04" calcext:value-type="float">
            <text:p>262.04</text:p>
          </table:table-cell>
          <table:table-cell office:value-type="float" office:value="131.02" calcext:value-type="float">
            <text:p>131.02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34.37" calcext:value-type="float">
            <text:p>234.37</text:p>
          </table:table-cell>
          <table:table-cell office:value-type="float" office:value="117.185" calcext:value-type="float">
            <text:p>117.185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6.53" calcext:value-type="float">
            <text:p>206.53</text:p>
          </table:table-cell>
          <table:table-cell office:value-type="float" office:value="103.265" calcext:value-type="float">
            <text:p>103.265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44.146" calcext:value-type="float">
            <text:p>244.146</text:p>
          </table:table-cell>
          <table:table-cell office:value-type="float" office:value="122.073" calcext:value-type="float">
            <text:p>122.073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78.466" calcext:value-type="float">
            <text:p>178.466</text:p>
          </table:table-cell>
          <table:table-cell office:value-type="float" office:value="89.2331" calcext:value-type="float">
            <text:p>89.2331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56.299" calcext:value-type="float">
            <text:p>256.299</text:p>
          </table:table-cell>
          <table:table-cell office:value-type="float" office:value="128.149" calcext:value-type="float">
            <text:p>128.149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44.408" calcext:value-type="float">
            <text:p>244.408</text:p>
          </table:table-cell>
          <table:table-cell office:value-type="float" office:value="122.204" calcext:value-type="float">
            <text:p>122.204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1.767" calcext:value-type="float">
            <text:p>151.767</text:p>
          </table:table-cell>
          <table:table-cell office:value-type="float" office:value="75.8837" calcext:value-type="float">
            <text:p>75.8837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4.378" calcext:value-type="float">
            <text:p>204.378</text:p>
          </table:table-cell>
          <table:table-cell office:value-type="float" office:value="102.189" calcext:value-type="float">
            <text:p>102.189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9.413" calcext:value-type="float">
            <text:p>149.413</text:p>
          </table:table-cell>
          <table:table-cell office:value-type="float" office:value="74.7065" calcext:value-type="float">
            <text:p>74.7065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75.343" calcext:value-type="float">
            <text:p>175.343</text:p>
          </table:table-cell>
          <table:table-cell office:value-type="float" office:value="87.6715" calcext:value-type="float">
            <text:p>87.6715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38.487" calcext:value-type="float">
            <text:p>238.487</text:p>
          </table:table-cell>
          <table:table-cell office:value-type="float" office:value="119.244" calcext:value-type="float">
            <text:p>119.244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76.241" calcext:value-type="float">
            <text:p>176.241</text:p>
          </table:table-cell>
          <table:table-cell office:value-type="float" office:value="88.1203" calcext:value-type="float">
            <text:p>88.1203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72.842" calcext:value-type="float">
            <text:p>172.842</text:p>
          </table:table-cell>
          <table:table-cell office:value-type="float" office:value="86.421" calcext:value-type="float">
            <text:p>86.421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5.698" calcext:value-type="float">
            <text:p>125.698</text:p>
          </table:table-cell>
          <table:table-cell office:value-type="float" office:value="62.8488" calcext:value-type="float">
            <text:p>62.8488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38.534" calcext:value-type="float">
            <text:p>238.534</text:p>
          </table:table-cell>
          <table:table-cell office:value-type="float" office:value="119.267" calcext:value-type="float">
            <text:p>119.267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95.624" calcext:value-type="float">
            <text:p>195.624</text:p>
          </table:table-cell>
          <table:table-cell office:value-type="float" office:value="97.8118" calcext:value-type="float">
            <text:p>97.8118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8.291" calcext:value-type="float">
            <text:p>188.291</text:p>
          </table:table-cell>
          <table:table-cell office:value-type="float" office:value="94.1457" calcext:value-type="float">
            <text:p>94.1457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3.659" calcext:value-type="float">
            <text:p>203.659</text:p>
          </table:table-cell>
          <table:table-cell office:value-type="float" office:value="101.83" calcext:value-type="float">
            <text:p>101.83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53.824" calcext:value-type="float">
            <text:p>253.824</text:p>
          </table:table-cell>
          <table:table-cell office:value-type="float" office:value="126.912" calcext:value-type="float">
            <text:p>126.912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43.278" calcext:value-type="float">
            <text:p>143.278</text:p>
          </table:table-cell>
          <table:table-cell office:value-type="float" office:value="71.6391" calcext:value-type="float">
            <text:p>71.6391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23.028" calcext:value-type="float">
            <text:p>223.028</text:p>
          </table:table-cell>
          <table:table-cell office:value-type="float" office:value="111.514" calcext:value-type="float">
            <text:p>111.514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7.419" calcext:value-type="float">
            <text:p>207.419</text:p>
          </table:table-cell>
          <table:table-cell office:value-type="float" office:value="103.71" calcext:value-type="float">
            <text:p>103.71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75.068" calcext:value-type="float">
            <text:p>175.068</text:p>
          </table:table-cell>
          <table:table-cell office:value-type="float" office:value="87.5342" calcext:value-type="float">
            <text:p>87.5342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72.636" calcext:value-type="float">
            <text:p>272.636</text:p>
          </table:table-cell>
          <table:table-cell office:value-type="float" office:value="136.318" calcext:value-type="float">
            <text:p>136.318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6.103" calcext:value-type="float">
            <text:p>166.103</text:p>
          </table:table-cell>
          <table:table-cell office:value-type="float" office:value="83.0517" calcext:value-type="float">
            <text:p>83.0517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76.102" calcext:value-type="float">
            <text:p>176.102</text:p>
          </table:table-cell>
          <table:table-cell office:value-type="float" office:value="88.0508" calcext:value-type="float">
            <text:p>88.0508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0.276" calcext:value-type="float">
            <text:p>200.276</text:p>
          </table:table-cell>
          <table:table-cell office:value-type="float" office:value="100.138" calcext:value-type="float">
            <text:p>100.138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3.017" calcext:value-type="float">
            <text:p>143.017</text:p>
          </table:table-cell>
          <table:table-cell office:value-type="float" office:value="71.5084" calcext:value-type="float">
            <text:p>71.5084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2.597" calcext:value-type="float">
            <text:p>162.597</text:p>
          </table:table-cell>
          <table:table-cell office:value-type="float" office:value="81.2984" calcext:value-type="float">
            <text:p>81.2984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97.354" calcext:value-type="float">
            <text:p>197.354</text:p>
          </table:table-cell>
          <table:table-cell office:value-type="float" office:value="98.6771" calcext:value-type="float">
            <text:p>98.6771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31.847" calcext:value-type="float">
            <text:p>231.847</text:p>
          </table:table-cell>
          <table:table-cell office:value-type="float" office:value="115.924" calcext:value-type="float">
            <text:p>115.924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24.54" calcext:value-type="float">
            <text:p>324.54</text:p>
          </table:table-cell>
          <table:table-cell office:value-type="float" office:value="162.27" calcext:value-type="float">
            <text:p>162.27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74.234" calcext:value-type="float">
            <text:p>174.234</text:p>
          </table:table-cell>
          <table:table-cell office:value-type="float" office:value="87.1171" calcext:value-type="float">
            <text:p>87.1171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2.552" calcext:value-type="float">
            <text:p>152.552</text:p>
          </table:table-cell>
          <table:table-cell office:value-type="float" office:value="76.2761" calcext:value-type="float">
            <text:p>76.2761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25.23" calcext:value-type="float">
            <text:p>225.23</text:p>
          </table:table-cell>
          <table:table-cell office:value-type="float" office:value="112.615" calcext:value-type="float">
            <text:p>112.615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41.318" calcext:value-type="float">
            <text:p>241.318</text:p>
          </table:table-cell>
          <table:table-cell office:value-type="float" office:value="120.659" calcext:value-type="float">
            <text:p>120.659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95.973" calcext:value-type="float">
            <text:p>195.973</text:p>
          </table:table-cell>
          <table:table-cell office:value-type="float" office:value="97.9866" calcext:value-type="float">
            <text:p>97.9866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2.569" calcext:value-type="float">
            <text:p>182.569</text:p>
          </table:table-cell>
          <table:table-cell office:value-type="float" office:value="91.2843" calcext:value-type="float">
            <text:p>91.2843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69.836" calcext:value-type="float">
            <text:p>269.836</text:p>
          </table:table-cell>
          <table:table-cell office:value-type="float" office:value="134.918" calcext:value-type="float">
            <text:p>134.918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62.537" calcext:value-type="float">
            <text:p>262.537</text:p>
          </table:table-cell>
          <table:table-cell office:value-type="float" office:value="131.269" calcext:value-type="float">
            <text:p>131.269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32.634" calcext:value-type="float">
            <text:p>232.634</text:p>
          </table:table-cell>
          <table:table-cell office:value-type="float" office:value="116.317" calcext:value-type="float">
            <text:p>116.317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89.096" calcext:value-type="float">
            <text:p>289.096</text:p>
          </table:table-cell>
          <table:table-cell office:value-type="float" office:value="144.548" calcext:value-type="float">
            <text:p>144.548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7.458" calcext:value-type="float">
            <text:p>157.458</text:p>
          </table:table-cell>
          <table:table-cell office:value-type="float" office:value="78.7289" calcext:value-type="float">
            <text:p>78.7289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17.967" calcext:value-type="float">
            <text:p>217.967</text:p>
          </table:table-cell>
          <table:table-cell office:value-type="float" office:value="108.984" calcext:value-type="float">
            <text:p>108.984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5.082" calcext:value-type="float">
            <text:p>205.082</text:p>
          </table:table-cell>
          <table:table-cell office:value-type="float" office:value="102.541" calcext:value-type="float">
            <text:p>102.541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14.795" calcext:value-type="float">
            <text:p>214.795</text:p>
          </table:table-cell>
          <table:table-cell office:value-type="float" office:value="107.397" calcext:value-type="float">
            <text:p>107.397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4.441" calcext:value-type="float">
            <text:p>184.441</text:p>
          </table:table-cell>
          <table:table-cell office:value-type="float" office:value="92.2205" calcext:value-type="float">
            <text:p>92.2205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4.23" calcext:value-type="float">
            <text:p>144.23</text:p>
          </table:table-cell>
          <table:table-cell office:value-type="float" office:value="72.1149" calcext:value-type="float">
            <text:p>72.1149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3.189" calcext:value-type="float">
            <text:p>193.189</text:p>
          </table:table-cell>
          <table:table-cell office:value-type="float" office:value="96.5944" calcext:value-type="float">
            <text:p>96.5944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72.07" calcext:value-type="float">
            <text:p>172.07</text:p>
          </table:table-cell>
          <table:table-cell office:value-type="float" office:value="86.0351" calcext:value-type="float">
            <text:p>86.0351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49.822" calcext:value-type="float">
            <text:p>249.822</text:p>
          </table:table-cell>
          <table:table-cell office:value-type="float" office:value="124.911" calcext:value-type="float">
            <text:p>124.911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4.94" calcext:value-type="float">
            <text:p>184.94</text:p>
          </table:table-cell>
          <table:table-cell office:value-type="float" office:value="92.4698" calcext:value-type="float">
            <text:p>92.4698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1.014" calcext:value-type="float">
            <text:p>181.014</text:p>
          </table:table-cell>
          <table:table-cell office:value-type="float" office:value="90.5072" calcext:value-type="float">
            <text:p>90.5072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23.641" calcext:value-type="float">
            <text:p>223.641</text:p>
          </table:table-cell>
          <table:table-cell office:value-type="float" office:value="111.821" calcext:value-type="float">
            <text:p>111.821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8.934" calcext:value-type="float">
            <text:p>138.934</text:p>
          </table:table-cell>
          <table:table-cell office:value-type="float" office:value="69.4671" calcext:value-type="float">
            <text:p>69.4671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3.604" calcext:value-type="float">
            <text:p>203.604</text:p>
          </table:table-cell>
          <table:table-cell office:value-type="float" office:value="101.802" calcext:value-type="float">
            <text:p>101.802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77.836" calcext:value-type="float">
            <text:p>277.836</text:p>
          </table:table-cell>
          <table:table-cell office:value-type="float" office:value="138.918" calcext:value-type="float">
            <text:p>138.918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28.163" calcext:value-type="float">
            <text:p>228.163</text:p>
          </table:table-cell>
          <table:table-cell office:value-type="float" office:value="114.082" calcext:value-type="float">
            <text:p>114.082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6.736" calcext:value-type="float">
            <text:p>106.736</text:p>
          </table:table-cell>
          <table:table-cell office:value-type="float" office:value="53.3681" calcext:value-type="float">
            <text:p>53.3681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47.178" calcext:value-type="float">
            <text:p>247.178</text:p>
          </table:table-cell>
          <table:table-cell office:value-type="float" office:value="123.589" calcext:value-type="float">
            <text:p>123.589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53.652" calcext:value-type="float">
            <text:p>253.652</text:p>
          </table:table-cell>
          <table:table-cell office:value-type="float" office:value="126.826" calcext:value-type="float">
            <text:p>126.826</text:p>
          </table:table-cell>
          <table:table-cell table:number-columns-repeated="1016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SUM([.C2:.C111])" office:value-type="float" office:value="136" calcext:value-type="float">
            <text:p>136</text:p>
          </table:table-cell>
          <table:table-cell table:style-name="ce1" table:formula="of:=SUM([.D2:.D111])" office:value-type="float" office:value="56" calcext:value-type="float">
            <text:p>56</text:p>
          </table:table-cell>
          <table:table-cell table:style-name="ce1" table:formula="of:=SUM([.E2:.E111])" office:value-type="float" office:value="28" calcext:value-type="float">
            <text:p>28</text:p>
          </table:table-cell>
          <table:table-cell table:style-name="ce1" table:formula="of:=SUM([.F2:.F111])" office:value-type="float" office:value="220" calcext:value-type="float">
            <text:p>220</text:p>
          </table:table-cell>
          <table:table-cell table:style-name="ce1" table:formula="of:=SUM([.G2:.G111])" office:value-type="float" office:value="22582.063" calcext:value-type="float">
            <text:p>22582.063</text:p>
          </table:table-cell>
          <table:table-cell table:style-name="ce1" table:formula="of:=SUM([.H2:.H111])/109" office:value-type="float" office:value="103.58745412844" calcext:value-type="float">
            <text:p>103.58745412844</text:p>
          </table:table-cell>
          <table:table-cell table:style-name="ce1" table:number-columns-repeated="101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1.782" calcext:value-type="float">
            <text:p>161.782</text:p>
          </table:table-cell>
          <table:table-cell office:value-type="float" office:value="80.8911" calcext:value-type="float">
            <text:p>80.8911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8.977" calcext:value-type="float">
            <text:p>188.977</text:p>
          </table:table-cell>
          <table:table-cell office:value-type="float" office:value="94.4887" calcext:value-type="float">
            <text:p>94.4887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3.759" calcext:value-type="float">
            <text:p>123.759</text:p>
          </table:table-cell>
          <table:table-cell office:value-type="float" office:value="61.8797" calcext:value-type="float">
            <text:p>61.8797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0.921" calcext:value-type="float">
            <text:p>160.921</text:p>
          </table:table-cell>
          <table:table-cell office:value-type="float" office:value="80.4607" calcext:value-type="float">
            <text:p>80.4607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7.04" calcext:value-type="float">
            <text:p>187.04</text:p>
          </table:table-cell>
          <table:table-cell office:value-type="float" office:value="93.5202" calcext:value-type="float">
            <text:p>93.5202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7.716" calcext:value-type="float">
            <text:p>137.716</text:p>
          </table:table-cell>
          <table:table-cell office:value-type="float" office:value="68.8579" calcext:value-type="float">
            <text:p>68.8579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2.553" calcext:value-type="float">
            <text:p>142.553</text:p>
          </table:table-cell>
          <table:table-cell office:value-type="float" office:value="71.2763" calcext:value-type="float">
            <text:p>71.2763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8.193" calcext:value-type="float">
            <text:p>148.193</text:p>
          </table:table-cell>
          <table:table-cell office:value-type="float" office:value="74.0967" calcext:value-type="float">
            <text:p>74.0967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37.634" calcext:value-type="float">
            <text:p>237.634</text:p>
          </table:table-cell>
          <table:table-cell office:value-type="float" office:value="118.817" calcext:value-type="float">
            <text:p>118.817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98.657" calcext:value-type="float">
            <text:p>198.657</text:p>
          </table:table-cell>
          <table:table-cell office:value-type="float" office:value="99.3287" calcext:value-type="float">
            <text:p>99.3287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6.151" calcext:value-type="float">
            <text:p>106.151</text:p>
          </table:table-cell>
          <table:table-cell office:value-type="float" office:value="53.0753" calcext:value-type="float">
            <text:p>53.0753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2.085" calcext:value-type="float">
            <text:p>102.085</text:p>
          </table:table-cell>
          <table:table-cell office:value-type="float" office:value="51.0423" calcext:value-type="float">
            <text:p>51.0423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8.941" calcext:value-type="float">
            <text:p>158.941</text:p>
          </table:table-cell>
          <table:table-cell office:value-type="float" office:value="79.4705" calcext:value-type="float">
            <text:p>79.4705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7.396" calcext:value-type="float">
            <text:p>187.396</text:p>
          </table:table-cell>
          <table:table-cell office:value-type="float" office:value="93.6978" calcext:value-type="float">
            <text:p>93.6978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8.994" calcext:value-type="float">
            <text:p>118.994</text:p>
          </table:table-cell>
          <table:table-cell office:value-type="float" office:value="59.4969" calcext:value-type="float">
            <text:p>59.4969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04.845" calcext:value-type="float">
            <text:p>304.845</text:p>
          </table:table-cell>
          <table:table-cell office:value-type="float" office:value="152.423" calcext:value-type="float">
            <text:p>152.423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3.457" calcext:value-type="float">
            <text:p>113.457</text:p>
          </table:table-cell>
          <table:table-cell office:value-type="float" office:value="56.7287" calcext:value-type="float">
            <text:p>56.7287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15.292" calcext:value-type="float">
            <text:p>215.292</text:p>
          </table:table-cell>
          <table:table-cell office:value-type="float" office:value="107.646" calcext:value-type="float">
            <text:p>107.646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72.393" calcext:value-type="float">
            <text:p>172.393</text:p>
          </table:table-cell>
          <table:table-cell office:value-type="float" office:value="86.1966" calcext:value-type="float">
            <text:p>86.1966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1.2649" calcext:value-type="float">
            <text:p>81.2649</text:p>
          </table:table-cell>
          <table:table-cell office:value-type="float" office:value="40.6325" calcext:value-type="float">
            <text:p>40.6325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29.284" calcext:value-type="float">
            <text:p>229.284</text:p>
          </table:table-cell>
          <table:table-cell office:value-type="float" office:value="114.642" calcext:value-type="float">
            <text:p>114.642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6.984" calcext:value-type="float">
            <text:p>136.984</text:p>
          </table:table-cell>
          <table:table-cell office:value-type="float" office:value="68.4921" calcext:value-type="float">
            <text:p>68.4921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4.21" calcext:value-type="float">
            <text:p>204.21</text:p>
          </table:table-cell>
          <table:table-cell office:value-type="float" office:value="102.105" calcext:value-type="float">
            <text:p>102.105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47.59" calcext:value-type="float">
            <text:p>247.59</text:p>
          </table:table-cell>
          <table:table-cell office:value-type="float" office:value="123.795" calcext:value-type="float">
            <text:p>123.795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37.136" calcext:value-type="float">
            <text:p>237.136</text:p>
          </table:table-cell>
          <table:table-cell office:value-type="float" office:value="118.568" calcext:value-type="float">
            <text:p>118.568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9.921" calcext:value-type="float">
            <text:p>189.921</text:p>
          </table:table-cell>
          <table:table-cell office:value-type="float" office:value="94.9607" calcext:value-type="float">
            <text:p>94.9607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4.425" calcext:value-type="float">
            <text:p>134.425</text:p>
          </table:table-cell>
          <table:table-cell office:value-type="float" office:value="67.2127" calcext:value-type="float">
            <text:p>67.2127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6.801" calcext:value-type="float">
            <text:p>126.801</text:p>
          </table:table-cell>
          <table:table-cell office:value-type="float" office:value="63.4006" calcext:value-type="float">
            <text:p>63.4006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35.39" calcext:value-type="float">
            <text:p>235.39</text:p>
          </table:table-cell>
          <table:table-cell office:value-type="float" office:value="117.695" calcext:value-type="float">
            <text:p>117.695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73.945" calcext:value-type="float">
            <text:p>173.945</text:p>
          </table:table-cell>
          <table:table-cell office:value-type="float" office:value="86.9725" calcext:value-type="float">
            <text:p>86.9725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0.632" calcext:value-type="float">
            <text:p>160.632</text:p>
          </table:table-cell>
          <table:table-cell office:value-type="float" office:value="80.3162" calcext:value-type="float">
            <text:p>80.3162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7.814" calcext:value-type="float">
            <text:p>117.814</text:p>
          </table:table-cell>
          <table:table-cell office:value-type="float" office:value="58.9072" calcext:value-type="float">
            <text:p>58.9072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75.571" calcext:value-type="float">
            <text:p>175.571</text:p>
          </table:table-cell>
          <table:table-cell office:value-type="float" office:value="87.7853" calcext:value-type="float">
            <text:p>87.7853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9.541" calcext:value-type="float">
            <text:p>159.541</text:p>
          </table:table-cell>
          <table:table-cell office:value-type="float" office:value="79.7706" calcext:value-type="float">
            <text:p>79.7706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3.871" calcext:value-type="float">
            <text:p>133.871</text:p>
          </table:table-cell>
          <table:table-cell office:value-type="float" office:value="66.9355" calcext:value-type="float">
            <text:p>66.9355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89.709" calcext:value-type="float">
            <text:p>289.709</text:p>
          </table:table-cell>
          <table:table-cell office:value-type="float" office:value="144.854" calcext:value-type="float">
            <text:p>144.854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16.394" calcext:value-type="float">
            <text:p>216.394</text:p>
          </table:table-cell>
          <table:table-cell office:value-type="float" office:value="108.197" calcext:value-type="float">
            <text:p>108.197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0.247" calcext:value-type="float">
            <text:p>120.247</text:p>
          </table:table-cell>
          <table:table-cell office:value-type="float" office:value="60.1234" calcext:value-type="float">
            <text:p>60.1234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8.87" calcext:value-type="float">
            <text:p>118.87</text:p>
          </table:table-cell>
          <table:table-cell office:value-type="float" office:value="59.435" calcext:value-type="float">
            <text:p>59.435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93.064" calcext:value-type="float">
            <text:p>193.064</text:p>
          </table:table-cell>
          <table:table-cell office:value-type="float" office:value="96.5319" calcext:value-type="float">
            <text:p>96.5319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25.04" calcext:value-type="float">
            <text:p>225.04</text:p>
          </table:table-cell>
          <table:table-cell office:value-type="float" office:value="112.52" calcext:value-type="float">
            <text:p>112.52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3.084" calcext:value-type="float">
            <text:p>143.084</text:p>
          </table:table-cell>
          <table:table-cell office:value-type="float" office:value="71.5419" calcext:value-type="float">
            <text:p>71.5419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7.749" calcext:value-type="float">
            <text:p>137.749</text:p>
          </table:table-cell>
          <table:table-cell office:value-type="float" office:value="68.8744" calcext:value-type="float">
            <text:p>68.8744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2.587" calcext:value-type="float">
            <text:p>152.587</text:p>
          </table:table-cell>
          <table:table-cell office:value-type="float" office:value="76.2934" calcext:value-type="float">
            <text:p>76.2934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73.747" calcext:value-type="float">
            <text:p>173.747</text:p>
          </table:table-cell>
          <table:table-cell office:value-type="float" office:value="86.8735" calcext:value-type="float">
            <text:p>86.8735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6.365" calcext:value-type="float">
            <text:p>166.365</text:p>
          </table:table-cell>
          <table:table-cell office:value-type="float" office:value="83.1824" calcext:value-type="float">
            <text:p>83.1824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97.805" calcext:value-type="float">
            <text:p>197.805</text:p>
          </table:table-cell>
          <table:table-cell office:value-type="float" office:value="98.9023" calcext:value-type="float">
            <text:p>98.9023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36.607" calcext:value-type="float">
            <text:p>236.607</text:p>
          </table:table-cell>
          <table:table-cell office:value-type="float" office:value="118.304" calcext:value-type="float">
            <text:p>118.304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3.085" calcext:value-type="float">
            <text:p>153.085</text:p>
          </table:table-cell>
          <table:table-cell office:value-type="float" office:value="76.5425" calcext:value-type="float">
            <text:p>76.5425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20.385" calcext:value-type="float">
            <text:p>220.385</text:p>
          </table:table-cell>
          <table:table-cell office:value-type="float" office:value="110.193" calcext:value-type="float">
            <text:p>110.193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4.001" calcext:value-type="float">
            <text:p>144.001</text:p>
          </table:table-cell>
          <table:table-cell office:value-type="float" office:value="72.0005" calcext:value-type="float">
            <text:p>72.0005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11.59" calcext:value-type="float">
            <text:p>211.59</text:p>
          </table:table-cell>
          <table:table-cell office:value-type="float" office:value="105.795" calcext:value-type="float">
            <text:p>105.795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9.138" calcext:value-type="float">
            <text:p>209.138</text:p>
          </table:table-cell>
          <table:table-cell office:value-type="float" office:value="104.569" calcext:value-type="float">
            <text:p>104.569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0.245" calcext:value-type="float">
            <text:p>160.245</text:p>
          </table:table-cell>
          <table:table-cell office:value-type="float" office:value="80.1225" calcext:value-type="float">
            <text:p>80.1225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1.292" calcext:value-type="float">
            <text:p>161.292</text:p>
          </table:table-cell>
          <table:table-cell office:value-type="float" office:value="80.646" calcext:value-type="float">
            <text:p>80.646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14.849" calcext:value-type="float">
            <text:p>214.849</text:p>
          </table:table-cell>
          <table:table-cell office:value-type="float" office:value="107.424" calcext:value-type="float">
            <text:p>107.424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6.6732" calcext:value-type="float">
            <text:p>96.6732</text:p>
          </table:table-cell>
          <table:table-cell office:value-type="float" office:value="48.3366" calcext:value-type="float">
            <text:p>48.3366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0.768" calcext:value-type="float">
            <text:p>180.768</text:p>
          </table:table-cell>
          <table:table-cell office:value-type="float" office:value="90.3842" calcext:value-type="float">
            <text:p>90.3842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62.919" calcext:value-type="float">
            <text:p>262.919</text:p>
          </table:table-cell>
          <table:table-cell office:value-type="float" office:value="131.46" calcext:value-type="float">
            <text:p>131.46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9.362" calcext:value-type="float">
            <text:p>139.362</text:p>
          </table:table-cell>
          <table:table-cell office:value-type="float" office:value="69.6812" calcext:value-type="float">
            <text:p>69.6812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8.7866" calcext:value-type="float">
            <text:p>98.7866</text:p>
          </table:table-cell>
          <table:table-cell office:value-type="float" office:value="49.3933" calcext:value-type="float">
            <text:p>49.3933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76.513" calcext:value-type="float">
            <text:p>176.513</text:p>
          </table:table-cell>
          <table:table-cell office:value-type="float" office:value="88.2565" calcext:value-type="float">
            <text:p>88.2565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33.616" calcext:value-type="float">
            <text:p>233.616</text:p>
          </table:table-cell>
          <table:table-cell office:value-type="float" office:value="116.808" calcext:value-type="float">
            <text:p>116.808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37.863" calcext:value-type="float">
            <text:p>237.863</text:p>
          </table:table-cell>
          <table:table-cell office:value-type="float" office:value="118.931" calcext:value-type="float">
            <text:p>118.931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76.762" calcext:value-type="float">
            <text:p>176.762</text:p>
          </table:table-cell>
          <table:table-cell office:value-type="float" office:value="88.3812" calcext:value-type="float">
            <text:p>88.3812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8.859" calcext:value-type="float">
            <text:p>158.859</text:p>
          </table:table-cell>
          <table:table-cell office:value-type="float" office:value="79.4294" calcext:value-type="float">
            <text:p>79.4294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27.012" calcext:value-type="float">
            <text:p>227.012</text:p>
          </table:table-cell>
          <table:table-cell office:value-type="float" office:value="113.506" calcext:value-type="float">
            <text:p>113.506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60.114" calcext:value-type="float">
            <text:p>260.114</text:p>
          </table:table-cell>
          <table:table-cell office:value-type="float" office:value="130.057" calcext:value-type="float">
            <text:p>130.057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5.227" calcext:value-type="float">
            <text:p>155.227</text:p>
          </table:table-cell>
          <table:table-cell office:value-type="float" office:value="77.6136" calcext:value-type="float">
            <text:p>77.6136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5.207" calcext:value-type="float">
            <text:p>145.207</text:p>
          </table:table-cell>
          <table:table-cell office:value-type="float" office:value="72.6037" calcext:value-type="float">
            <text:p>72.6037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0.433" calcext:value-type="float">
            <text:p>180.433</text:p>
          </table:table-cell>
          <table:table-cell office:value-type="float" office:value="90.2167" calcext:value-type="float">
            <text:p>90.2167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2.963" calcext:value-type="float">
            <text:p>142.963</text:p>
          </table:table-cell>
          <table:table-cell office:value-type="float" office:value="71.4816" calcext:value-type="float">
            <text:p>71.4816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5.373" calcext:value-type="float">
            <text:p>185.373</text:p>
          </table:table-cell>
          <table:table-cell office:value-type="float" office:value="92.6866" calcext:value-type="float">
            <text:p>92.6866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2.792" calcext:value-type="float">
            <text:p>142.792</text:p>
          </table:table-cell>
          <table:table-cell office:value-type="float" office:value="71.3959" calcext:value-type="float">
            <text:p>71.3959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9.336" calcext:value-type="float">
            <text:p>209.336</text:p>
          </table:table-cell>
          <table:table-cell office:value-type="float" office:value="104.668" calcext:value-type="float">
            <text:p>104.668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4.193" calcext:value-type="float">
            <text:p>134.193</text:p>
          </table:table-cell>
          <table:table-cell office:value-type="float" office:value="67.0967" calcext:value-type="float">
            <text:p>67.0967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5.983" calcext:value-type="float">
            <text:p>155.983</text:p>
          </table:table-cell>
          <table:table-cell office:value-type="float" office:value="77.9913" calcext:value-type="float">
            <text:p>77.9913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74.733" calcext:value-type="float">
            <text:p>174.733</text:p>
          </table:table-cell>
          <table:table-cell office:value-type="float" office:value="87.3666" calcext:value-type="float">
            <text:p>87.3666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1.417" calcext:value-type="float">
            <text:p>181.417</text:p>
          </table:table-cell>
          <table:table-cell office:value-type="float" office:value="90.7084" calcext:value-type="float">
            <text:p>90.7084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18.552" calcext:value-type="float">
            <text:p>218.552</text:p>
          </table:table-cell>
          <table:table-cell office:value-type="float" office:value="109.276" calcext:value-type="float">
            <text:p>109.276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82.116" calcext:value-type="float">
            <text:p>282.116</text:p>
          </table:table-cell>
          <table:table-cell office:value-type="float" office:value="141.058" calcext:value-type="float">
            <text:p>141.058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2.051" calcext:value-type="float">
            <text:p>142.051</text:p>
          </table:table-cell>
          <table:table-cell office:value-type="float" office:value="71.0257" calcext:value-type="float">
            <text:p>71.0257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2.23" calcext:value-type="float">
            <text:p>112.23</text:p>
          </table:table-cell>
          <table:table-cell office:value-type="float" office:value="56.115" calcext:value-type="float">
            <text:p>56.115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79.521" calcext:value-type="float">
            <text:p>179.521</text:p>
          </table:table-cell>
          <table:table-cell office:value-type="float" office:value="89.7604" calcext:value-type="float">
            <text:p>89.7604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34.124" calcext:value-type="float">
            <text:p>234.124</text:p>
          </table:table-cell>
          <table:table-cell office:value-type="float" office:value="117.062" calcext:value-type="float">
            <text:p>117.062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1.09" calcext:value-type="float">
            <text:p>181.09</text:p>
          </table:table-cell>
          <table:table-cell office:value-type="float" office:value="90.5452" calcext:value-type="float">
            <text:p>90.5452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24.499" calcext:value-type="float">
            <text:p>224.499</text:p>
          </table:table-cell>
          <table:table-cell office:value-type="float" office:value="112.25" calcext:value-type="float">
            <text:p>112.25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60.647" calcext:value-type="float">
            <text:p>260.647</text:p>
          </table:table-cell>
          <table:table-cell office:value-type="float" office:value="130.324" calcext:value-type="float">
            <text:p>130.324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6.508" calcext:value-type="float">
            <text:p>106.508</text:p>
          </table:table-cell>
          <table:table-cell office:value-type="float" office:value="53.2539" calcext:value-type="float">
            <text:p>53.2539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6.994" calcext:value-type="float">
            <text:p>106.994</text:p>
          </table:table-cell>
          <table:table-cell office:value-type="float" office:value="53.4968" calcext:value-type="float">
            <text:p>53.4968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0.928" calcext:value-type="float">
            <text:p>120.928</text:p>
          </table:table-cell>
          <table:table-cell office:value-type="float" office:value="60.4639" calcext:value-type="float">
            <text:p>60.4639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3.9564" calcext:value-type="float">
            <text:p>83.9564</text:p>
          </table:table-cell>
          <table:table-cell office:value-type="float" office:value="41.9782" calcext:value-type="float">
            <text:p>41.9782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7.61" calcext:value-type="float">
            <text:p>157.61</text:p>
          </table:table-cell>
          <table:table-cell office:value-type="float" office:value="78.8048" calcext:value-type="float">
            <text:p>78.8048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4.121" calcext:value-type="float">
            <text:p>124.121</text:p>
          </table:table-cell>
          <table:table-cell office:value-type="float" office:value="62.0605" calcext:value-type="float">
            <text:p>62.0605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41.59" calcext:value-type="float">
            <text:p>241.59</text:p>
          </table:table-cell>
          <table:table-cell office:value-type="float" office:value="120.795" calcext:value-type="float">
            <text:p>120.795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94.237" calcext:value-type="float">
            <text:p>194.237</text:p>
          </table:table-cell>
          <table:table-cell office:value-type="float" office:value="97.1184" calcext:value-type="float">
            <text:p>97.1184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3.879" calcext:value-type="float">
            <text:p>103.879</text:p>
          </table:table-cell>
          <table:table-cell office:value-type="float" office:value="51.9395" calcext:value-type="float">
            <text:p>51.9395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2.283" calcext:value-type="float">
            <text:p>112.283</text:p>
          </table:table-cell>
          <table:table-cell office:value-type="float" office:value="56.1413" calcext:value-type="float">
            <text:p>56.1413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6.053" calcext:value-type="float">
            <text:p>186.053</text:p>
          </table:table-cell>
          <table:table-cell office:value-type="float" office:value="93.0266" calcext:value-type="float">
            <text:p>93.0266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71.176" calcext:value-type="float">
            <text:p>171.176</text:p>
          </table:table-cell>
          <table:table-cell office:value-type="float" office:value="85.5881" calcext:value-type="float">
            <text:p>85.5881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96.303" calcext:value-type="float">
            <text:p>196.303</text:p>
          </table:table-cell>
          <table:table-cell office:value-type="float" office:value="98.1516" calcext:value-type="float">
            <text:p>98.1516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8.415" calcext:value-type="float">
            <text:p>118.415</text:p>
          </table:table-cell>
          <table:table-cell office:value-type="float" office:value="59.2077" calcext:value-type="float">
            <text:p>59.2077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6.772" calcext:value-type="float">
            <text:p>186.772</text:p>
          </table:table-cell>
          <table:table-cell office:value-type="float" office:value="93.3859" calcext:value-type="float">
            <text:p>93.3859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72.73" calcext:value-type="float">
            <text:p>172.73</text:p>
          </table:table-cell>
          <table:table-cell office:value-type="float" office:value="86.3651" calcext:value-type="float">
            <text:p>86.3651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5.774" calcext:value-type="float">
            <text:p>155.774</text:p>
          </table:table-cell>
          <table:table-cell office:value-type="float" office:value="77.887" calcext:value-type="float">
            <text:p>77.887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5.039" calcext:value-type="float">
            <text:p>125.039</text:p>
          </table:table-cell>
          <table:table-cell office:value-type="float" office:value="62.5194" calcext:value-type="float">
            <text:p>62.5194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98.725" calcext:value-type="float">
            <text:p>198.725</text:p>
          </table:table-cell>
          <table:table-cell office:value-type="float" office:value="99.3625" calcext:value-type="float">
            <text:p>99.3625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8.833" calcext:value-type="float">
            <text:p>138.833</text:p>
          </table:table-cell>
          <table:table-cell office:value-type="float" office:value="69.4164" calcext:value-type="float">
            <text:p>69.4164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1.348" calcext:value-type="float">
            <text:p>141.348</text:p>
          </table:table-cell>
          <table:table-cell office:value-type="float" office:value="70.674" calcext:value-type="float">
            <text:p>70.674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8.634" calcext:value-type="float">
            <text:p>168.634</text:p>
          </table:table-cell>
          <table:table-cell office:value-type="float" office:value="84.317" calcext:value-type="float">
            <text:p>84.317</text:p>
          </table:table-cell>
          <table:table-cell table:number-columns-repeated="1016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SUM([.C117:.C226])" office:value-type="float" office:value="218" calcext:value-type="float">
            <text:p>218</text:p>
          </table:table-cell>
          <table:table-cell table:style-name="ce1" table:formula="of:=SUM([.D117:.D226])" office:value-type="float" office:value="0" calcext:value-type="float">
            <text:p>0</text:p>
          </table:table-cell>
          <table:table-cell table:style-name="ce1" table:formula="of:=SUM([.E117:.E226])" office:value-type="float" office:value="2" calcext:value-type="float">
            <text:p>2</text:p>
          </table:table-cell>
          <table:table-cell table:style-name="ce1" table:formula="of:=SUM([.F117:.F226])" office:value-type="float" office:value="220" calcext:value-type="float">
            <text:p>220</text:p>
          </table:table-cell>
          <table:table-cell table:style-name="ce1" table:formula="of:=SUM([.G117:.G226])" office:value-type="float" office:value="18960.6621" calcext:value-type="float">
            <text:p>18960.6621</text:p>
          </table:table-cell>
          <table:table-cell table:style-name="ce1" table:formula="of:=SUM([.H117:.H226])/109" office:value-type="float" office:value="86.9755422018348" calcext:value-type="float">
            <text:p>86.9755422018348</text:p>
          </table:table-cell>
          <table:table-cell table:style-name="ce1"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98.867" calcext:value-type="float">
            <text:p>198.867</text:p>
          </table:table-cell>
          <table:table-cell office:value-type="float" office:value="99.4333" calcext:value-type="float">
            <text:p>99.4333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8.832" calcext:value-type="float">
            <text:p>118.832</text:p>
          </table:table-cell>
          <table:table-cell office:value-type="float" office:value="59.416" calcext:value-type="float">
            <text:p>59.416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4.289" calcext:value-type="float">
            <text:p>184.289</text:p>
          </table:table-cell>
          <table:table-cell office:value-type="float" office:value="92.1445" calcext:value-type="float">
            <text:p>92.1445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43.829" calcext:value-type="float">
            <text:p>243.829</text:p>
          </table:table-cell>
          <table:table-cell office:value-type="float" office:value="121.915" calcext:value-type="float">
            <text:p>121.915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5.014" calcext:value-type="float">
            <text:p>155.014</text:p>
          </table:table-cell>
          <table:table-cell office:value-type="float" office:value="77.5069" calcext:value-type="float">
            <text:p>77.5069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14.485" calcext:value-type="float">
            <text:p>214.485</text:p>
          </table:table-cell>
          <table:table-cell office:value-type="float" office:value="107.242" calcext:value-type="float">
            <text:p>107.242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77.383" calcext:value-type="float">
            <text:p>177.383</text:p>
          </table:table-cell>
          <table:table-cell office:value-type="float" office:value="88.6913" calcext:value-type="float">
            <text:p>88.6913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0.004" calcext:value-type="float">
            <text:p>200.004</text:p>
          </table:table-cell>
          <table:table-cell office:value-type="float" office:value="100.002" calcext:value-type="float">
            <text:p>100.002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39.846" calcext:value-type="float">
            <text:p>239.846</text:p>
          </table:table-cell>
          <table:table-cell office:value-type="float" office:value="119.923" calcext:value-type="float">
            <text:p>119.923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2.596" calcext:value-type="float">
            <text:p>132.596</text:p>
          </table:table-cell>
          <table:table-cell office:value-type="float" office:value="66.2981" calcext:value-type="float">
            <text:p>66.2981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3.629" calcext:value-type="float">
            <text:p>163.629</text:p>
          </table:table-cell>
          <table:table-cell office:value-type="float" office:value="81.8146" calcext:value-type="float">
            <text:p>81.8146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35.016" calcext:value-type="float">
            <text:p>235.016</text:p>
          </table:table-cell>
          <table:table-cell office:value-type="float" office:value="117.508" calcext:value-type="float">
            <text:p>117.508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5.34" calcext:value-type="float">
            <text:p>205.34</text:p>
          </table:table-cell>
          <table:table-cell office:value-type="float" office:value="102.67" calcext:value-type="float">
            <text:p>102.67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77.765" calcext:value-type="float">
            <text:p>177.765</text:p>
          </table:table-cell>
          <table:table-cell office:value-type="float" office:value="88.8825" calcext:value-type="float">
            <text:p>88.8825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7.784" calcext:value-type="float">
            <text:p>187.784</text:p>
          </table:table-cell>
          <table:table-cell office:value-type="float" office:value="93.8919" calcext:value-type="float">
            <text:p>93.8919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0.195" calcext:value-type="float">
            <text:p>180.195</text:p>
          </table:table-cell>
          <table:table-cell office:value-type="float" office:value="90.0976" calcext:value-type="float">
            <text:p>90.0976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9.731" calcext:value-type="float">
            <text:p>159.731</text:p>
          </table:table-cell>
          <table:table-cell office:value-type="float" office:value="79.8654" calcext:value-type="float">
            <text:p>79.8654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4.873" calcext:value-type="float">
            <text:p>124.873</text:p>
          </table:table-cell>
          <table:table-cell office:value-type="float" office:value="62.4364" calcext:value-type="float">
            <text:p>62.4364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16.936" calcext:value-type="float">
            <text:p>216.936</text:p>
          </table:table-cell>
          <table:table-cell office:value-type="float" office:value="108.468" calcext:value-type="float">
            <text:p>108.468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29.732" calcext:value-type="float">
            <text:p>229.732</text:p>
          </table:table-cell>
          <table:table-cell office:value-type="float" office:value="114.866" calcext:value-type="float">
            <text:p>114.866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15.513" calcext:value-type="float">
            <text:p>215.513</text:p>
          </table:table-cell>
          <table:table-cell office:value-type="float" office:value="107.756" calcext:value-type="float">
            <text:p>107.756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8.952" calcext:value-type="float">
            <text:p>188.952</text:p>
          </table:table-cell>
          <table:table-cell office:value-type="float" office:value="94.4761" calcext:value-type="float">
            <text:p>94.4761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63.865" calcext:value-type="float">
            <text:p>263.865</text:p>
          </table:table-cell>
          <table:table-cell office:value-type="float" office:value="131.932" calcext:value-type="float">
            <text:p>131.932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3.749" calcext:value-type="float">
            <text:p>153.749</text:p>
          </table:table-cell>
          <table:table-cell office:value-type="float" office:value="76.8745" calcext:value-type="float">
            <text:p>76.8745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57.625" calcext:value-type="float">
            <text:p>257.625</text:p>
          </table:table-cell>
          <table:table-cell office:value-type="float" office:value="128.813" calcext:value-type="float">
            <text:p>128.813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10.012" calcext:value-type="float">
            <text:p>210.012</text:p>
          </table:table-cell>
          <table:table-cell office:value-type="float" office:value="105.006" calcext:value-type="float">
            <text:p>105.006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15.297" calcext:value-type="float">
            <text:p>315.297</text:p>
          </table:table-cell>
          <table:table-cell office:value-type="float" office:value="157.648" calcext:value-type="float">
            <text:p>157.648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79.774" calcext:value-type="float">
            <text:p>279.774</text:p>
          </table:table-cell>
          <table:table-cell office:value-type="float" office:value="139.887" calcext:value-type="float">
            <text:p>139.887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59.197" calcext:value-type="float">
            <text:p>259.197</text:p>
          </table:table-cell>
          <table:table-cell office:value-type="float" office:value="129.598" calcext:value-type="float">
            <text:p>129.598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24.529" calcext:value-type="float">
            <text:p>224.529</text:p>
          </table:table-cell>
          <table:table-cell office:value-type="float" office:value="112.265" calcext:value-type="float">
            <text:p>112.265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21.052" calcext:value-type="float">
            <text:p>221.052</text:p>
          </table:table-cell>
          <table:table-cell office:value-type="float" office:value="110.526" calcext:value-type="float">
            <text:p>110.526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24.396" calcext:value-type="float">
            <text:p>224.396</text:p>
          </table:table-cell>
          <table:table-cell office:value-type="float" office:value="112.198" calcext:value-type="float">
            <text:p>112.198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40.639" calcext:value-type="float">
            <text:p>240.639</text:p>
          </table:table-cell>
          <table:table-cell office:value-type="float" office:value="120.32" calcext:value-type="float">
            <text:p>120.32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1.58" calcext:value-type="float">
            <text:p>191.58</text:p>
          </table:table-cell>
          <table:table-cell office:value-type="float" office:value="95.7899" calcext:value-type="float">
            <text:p>95.7899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1.483" calcext:value-type="float">
            <text:p>181.483</text:p>
          </table:table-cell>
          <table:table-cell office:value-type="float" office:value="90.7416" calcext:value-type="float">
            <text:p>90.7416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5.395" calcext:value-type="float">
            <text:p>155.395</text:p>
          </table:table-cell>
          <table:table-cell office:value-type="float" office:value="77.6975" calcext:value-type="float">
            <text:p>77.6975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9.6" calcext:value-type="float">
            <text:p>199.6</text:p>
          </table:table-cell>
          <table:table-cell office:value-type="float" office:value="99.8" calcext:value-type="float">
            <text:p>99.8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44.209" calcext:value-type="float">
            <text:p>244.209</text:p>
          </table:table-cell>
          <table:table-cell office:value-type="float" office:value="122.104" calcext:value-type="float">
            <text:p>122.104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3.386" calcext:value-type="float">
            <text:p>163.386</text:p>
          </table:table-cell>
          <table:table-cell office:value-type="float" office:value="81.6928" calcext:value-type="float">
            <text:p>81.6928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85.184" calcext:value-type="float">
            <text:p>285.184</text:p>
          </table:table-cell>
          <table:table-cell office:value-type="float" office:value="142.592" calcext:value-type="float">
            <text:p>142.592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2.175" calcext:value-type="float">
            <text:p>182.175</text:p>
          </table:table-cell>
          <table:table-cell office:value-type="float" office:value="91.0873" calcext:value-type="float">
            <text:p>91.0873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7.746" calcext:value-type="float">
            <text:p>137.746</text:p>
          </table:table-cell>
          <table:table-cell office:value-type="float" office:value="68.8728" calcext:value-type="float">
            <text:p>68.8728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62.145" calcext:value-type="float">
            <text:p>262.145</text:p>
          </table:table-cell>
          <table:table-cell office:value-type="float" office:value="131.072" calcext:value-type="float">
            <text:p>131.072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38.962" calcext:value-type="float">
            <text:p>238.962</text:p>
          </table:table-cell>
          <table:table-cell office:value-type="float" office:value="119.481" calcext:value-type="float">
            <text:p>119.481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41.863" calcext:value-type="float">
            <text:p>241.863</text:p>
          </table:table-cell>
          <table:table-cell office:value-type="float" office:value="120.931" calcext:value-type="float">
            <text:p>120.931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3.859" calcext:value-type="float">
            <text:p>183.859</text:p>
          </table:table-cell>
          <table:table-cell office:value-type="float" office:value="91.9294" calcext:value-type="float">
            <text:p>91.9294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0.886" calcext:value-type="float">
            <text:p>180.886</text:p>
          </table:table-cell>
          <table:table-cell office:value-type="float" office:value="90.443" calcext:value-type="float">
            <text:p>90.443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19.241" calcext:value-type="float">
            <text:p>219.241</text:p>
          </table:table-cell>
          <table:table-cell office:value-type="float" office:value="109.62" calcext:value-type="float">
            <text:p>109.62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9.85" calcext:value-type="float">
            <text:p>189.85</text:p>
          </table:table-cell>
          <table:table-cell office:value-type="float" office:value="94.9251" calcext:value-type="float">
            <text:p>94.9251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12.384" calcext:value-type="float">
            <text:p>312.384</text:p>
          </table:table-cell>
          <table:table-cell office:value-type="float" office:value="156.192" calcext:value-type="float">
            <text:p>156.192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9.695" calcext:value-type="float">
            <text:p>129.695</text:p>
          </table:table-cell>
          <table:table-cell office:value-type="float" office:value="64.8475" calcext:value-type="float">
            <text:p>64.8475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24.638" calcext:value-type="float">
            <text:p>224.638</text:p>
          </table:table-cell>
          <table:table-cell office:value-type="float" office:value="112.319" calcext:value-type="float">
            <text:p>112.319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58.459" calcext:value-type="float">
            <text:p>258.459</text:p>
          </table:table-cell>
          <table:table-cell office:value-type="float" office:value="129.229" calcext:value-type="float">
            <text:p>129.229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33.544" calcext:value-type="float">
            <text:p>233.544</text:p>
          </table:table-cell>
          <table:table-cell office:value-type="float" office:value="116.772" calcext:value-type="float">
            <text:p>116.772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6.306" calcext:value-type="float">
            <text:p>166.306</text:p>
          </table:table-cell>
          <table:table-cell office:value-type="float" office:value="83.1531" calcext:value-type="float">
            <text:p>83.1531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92.157" calcext:value-type="float">
            <text:p>192.157</text:p>
          </table:table-cell>
          <table:table-cell office:value-type="float" office:value="96.0787" calcext:value-type="float">
            <text:p>96.0787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29.362" calcext:value-type="float">
            <text:p>229.362</text:p>
          </table:table-cell>
          <table:table-cell office:value-type="float" office:value="114.681" calcext:value-type="float">
            <text:p>114.681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47.199" calcext:value-type="float">
            <text:p>347.199</text:p>
          </table:table-cell>
          <table:table-cell office:value-type="float" office:value="173.599" calcext:value-type="float">
            <text:p>173.599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35.767" calcext:value-type="float">
            <text:p>235.767</text:p>
          </table:table-cell>
          <table:table-cell office:value-type="float" office:value="117.883" calcext:value-type="float">
            <text:p>117.883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2.759" calcext:value-type="float">
            <text:p>182.759</text:p>
          </table:table-cell>
          <table:table-cell office:value-type="float" office:value="91.3797" calcext:value-type="float">
            <text:p>91.3797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3.837" calcext:value-type="float">
            <text:p>183.837</text:p>
          </table:table-cell>
          <table:table-cell office:value-type="float" office:value="91.9185" calcext:value-type="float">
            <text:p>91.9185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9.039" calcext:value-type="float">
            <text:p>159.039</text:p>
          </table:table-cell>
          <table:table-cell office:value-type="float" office:value="79.5197" calcext:value-type="float">
            <text:p>79.5197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79.739" calcext:value-type="float">
            <text:p>179.739</text:p>
          </table:table-cell>
          <table:table-cell office:value-type="float" office:value="89.8695" calcext:value-type="float">
            <text:p>89.8695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90.69" calcext:value-type="float">
            <text:p>190.69</text:p>
          </table:table-cell>
          <table:table-cell office:value-type="float" office:value="95.3452" calcext:value-type="float">
            <text:p>95.3452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3.404" calcext:value-type="float">
            <text:p>203.404</text:p>
          </table:table-cell>
          <table:table-cell office:value-type="float" office:value="101.702" calcext:value-type="float">
            <text:p>101.702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34.309" calcext:value-type="float">
            <text:p>234.309</text:p>
          </table:table-cell>
          <table:table-cell office:value-type="float" office:value="117.155" calcext:value-type="float">
            <text:p>117.155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2.796" calcext:value-type="float">
            <text:p>342.796</text:p>
          </table:table-cell>
          <table:table-cell office:value-type="float" office:value="171.398" calcext:value-type="float">
            <text:p>171.398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79.184" calcext:value-type="float">
            <text:p>279.184</text:p>
          </table:table-cell>
          <table:table-cell office:value-type="float" office:value="139.592" calcext:value-type="float">
            <text:p>139.592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86.415" calcext:value-type="float">
            <text:p>286.415</text:p>
          </table:table-cell>
          <table:table-cell office:value-type="float" office:value="143.207" calcext:value-type="float">
            <text:p>143.207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26.682" calcext:value-type="float">
            <text:p>226.682</text:p>
          </table:table-cell>
          <table:table-cell office:value-type="float" office:value="113.341" calcext:value-type="float">
            <text:p>113.341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1.024" calcext:value-type="float">
            <text:p>181.024</text:p>
          </table:table-cell>
          <table:table-cell office:value-type="float" office:value="90.5118" calcext:value-type="float">
            <text:p>90.5118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5.391" calcext:value-type="float">
            <text:p>195.391</text:p>
          </table:table-cell>
          <table:table-cell office:value-type="float" office:value="97.6954" calcext:value-type="float">
            <text:p>97.6954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65.403" calcext:value-type="float">
            <text:p>265.403</text:p>
          </table:table-cell>
          <table:table-cell office:value-type="float" office:value="132.702" calcext:value-type="float">
            <text:p>132.702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3.376" calcext:value-type="float">
            <text:p>163.376</text:p>
          </table:table-cell>
          <table:table-cell office:value-type="float" office:value="81.6878" calcext:value-type="float">
            <text:p>81.6878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49.183" calcext:value-type="float">
            <text:p>249.183</text:p>
          </table:table-cell>
          <table:table-cell office:value-type="float" office:value="124.592" calcext:value-type="float">
            <text:p>124.592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29.276" calcext:value-type="float">
            <text:p>229.276</text:p>
          </table:table-cell>
          <table:table-cell office:value-type="float" office:value="114.638" calcext:value-type="float">
            <text:p>114.638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8.418" calcext:value-type="float">
            <text:p>208.418</text:p>
          </table:table-cell>
          <table:table-cell office:value-type="float" office:value="104.209" calcext:value-type="float">
            <text:p>104.209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74.038" calcext:value-type="float">
            <text:p>174.038</text:p>
          </table:table-cell>
          <table:table-cell office:value-type="float" office:value="87.0191" calcext:value-type="float">
            <text:p>87.0191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13.158" calcext:value-type="float">
            <text:p>213.158</text:p>
          </table:table-cell>
          <table:table-cell office:value-type="float" office:value="106.579" calcext:value-type="float">
            <text:p>106.579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29.088" calcext:value-type="float">
            <text:p>229.088</text:p>
          </table:table-cell>
          <table:table-cell office:value-type="float" office:value="114.544" calcext:value-type="float">
            <text:p>114.544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74.969" calcext:value-type="float">
            <text:p>174.969</text:p>
          </table:table-cell>
          <table:table-cell office:value-type="float" office:value="87.4844" calcext:value-type="float">
            <text:p>87.4844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1.692" calcext:value-type="float">
            <text:p>181.692</text:p>
          </table:table-cell>
          <table:table-cell office:value-type="float" office:value="90.8458" calcext:value-type="float">
            <text:p>90.8458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2.857" calcext:value-type="float">
            <text:p>182.857</text:p>
          </table:table-cell>
          <table:table-cell office:value-type="float" office:value="91.4283" calcext:value-type="float">
            <text:p>91.4283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79.295" calcext:value-type="float">
            <text:p>279.295</text:p>
          </table:table-cell>
          <table:table-cell office:value-type="float" office:value="139.647" calcext:value-type="float">
            <text:p>139.647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70.434" calcext:value-type="float">
            <text:p>270.434</text:p>
          </table:table-cell>
          <table:table-cell office:value-type="float" office:value="135.217" calcext:value-type="float">
            <text:p>135.217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23.101" calcext:value-type="float">
            <text:p>223.101</text:p>
          </table:table-cell>
          <table:table-cell office:value-type="float" office:value="111.551" calcext:value-type="float">
            <text:p>111.551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72.284" calcext:value-type="float">
            <text:p>172.284</text:p>
          </table:table-cell>
          <table:table-cell office:value-type="float" office:value="86.1418" calcext:value-type="float">
            <text:p>86.1418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17.47" calcext:value-type="float">
            <text:p>217.47</text:p>
          </table:table-cell>
          <table:table-cell office:value-type="float" office:value="108.735" calcext:value-type="float">
            <text:p>108.735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27.5" calcext:value-type="float">
            <text:p>227.5</text:p>
          </table:table-cell>
          <table:table-cell office:value-type="float" office:value="113.75" calcext:value-type="float">
            <text:p>113.75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92.358" calcext:value-type="float">
            <text:p>292.358</text:p>
          </table:table-cell>
          <table:table-cell office:value-type="float" office:value="146.179" calcext:value-type="float">
            <text:p>146.179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9.99" calcext:value-type="float">
            <text:p>199.99</text:p>
          </table:table-cell>
          <table:table-cell office:value-type="float" office:value="99.9948" calcext:value-type="float">
            <text:p>99.9948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5.148" calcext:value-type="float">
            <text:p>185.148</text:p>
          </table:table-cell>
          <table:table-cell office:value-type="float" office:value="92.5742" calcext:value-type="float">
            <text:p>92.5742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2.859" calcext:value-type="float">
            <text:p>182.859</text:p>
          </table:table-cell>
          <table:table-cell office:value-type="float" office:value="91.4296" calcext:value-type="float">
            <text:p>91.4296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27.042" calcext:value-type="float">
            <text:p>227.042</text:p>
          </table:table-cell>
          <table:table-cell office:value-type="float" office:value="113.521" calcext:value-type="float">
            <text:p>113.521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4.074" calcext:value-type="float">
            <text:p>134.074</text:p>
          </table:table-cell>
          <table:table-cell office:value-type="float" office:value="67.037" calcext:value-type="float">
            <text:p>67.037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37.632" calcext:value-type="float">
            <text:p>237.632</text:p>
          </table:table-cell>
          <table:table-cell office:value-type="float" office:value="118.816" calcext:value-type="float">
            <text:p>118.816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93.165" calcext:value-type="float">
            <text:p>193.165</text:p>
          </table:table-cell>
          <table:table-cell office:value-type="float" office:value="96.5826" calcext:value-type="float">
            <text:p>96.5826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8.074" calcext:value-type="float">
            <text:p>208.074</text:p>
          </table:table-cell>
          <table:table-cell office:value-type="float" office:value="104.037" calcext:value-type="float">
            <text:p>104.037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4.321" calcext:value-type="float">
            <text:p>134.321</text:p>
          </table:table-cell>
          <table:table-cell office:value-type="float" office:value="67.1606" calcext:value-type="float">
            <text:p>67.1606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39.112" calcext:value-type="float">
            <text:p>239.112</text:p>
          </table:table-cell>
          <table:table-cell office:value-type="float" office:value="119.556" calcext:value-type="float">
            <text:p>119.556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0.655" calcext:value-type="float">
            <text:p>180.655</text:p>
          </table:table-cell>
          <table:table-cell office:value-type="float" office:value="90.3273" calcext:value-type="float">
            <text:p>90.3273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71.719" calcext:value-type="float">
            <text:p>171.719</text:p>
          </table:table-cell>
          <table:table-cell office:value-type="float" office:value="85.8594" calcext:value-type="float">
            <text:p>85.8594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58.12" calcext:value-type="float">
            <text:p>258.12</text:p>
          </table:table-cell>
          <table:table-cell office:value-type="float" office:value="129.06" calcext:value-type="float">
            <text:p>129.06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7.093" calcext:value-type="float">
            <text:p>117.093</text:p>
          </table:table-cell>
          <table:table-cell office:value-type="float" office:value="58.5463" calcext:value-type="float">
            <text:p>58.5463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6.235" calcext:value-type="float">
            <text:p>166.235</text:p>
          </table:table-cell>
          <table:table-cell office:value-type="float" office:value="83.1177" calcext:value-type="float">
            <text:p>83.1177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83.77" calcext:value-type="float">
            <text:p>283.77</text:p>
          </table:table-cell>
          <table:table-cell office:value-type="float" office:value="141.885" calcext:value-type="float">
            <text:p>141.885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94.707" calcext:value-type="float">
            <text:p>194.707</text:p>
          </table:table-cell>
          <table:table-cell office:value-type="float" office:value="97.3536" calcext:value-type="float">
            <text:p>97.3536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2.755" calcext:value-type="float">
            <text:p>202.755</text:p>
          </table:table-cell>
          <table:table-cell office:value-type="float" office:value="101.377" calcext:value-type="float">
            <text:p>101.377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94.664" calcext:value-type="float">
            <text:p>194.664</text:p>
          </table:table-cell>
          <table:table-cell office:value-type="float" office:value="97.3321" calcext:value-type="float">
            <text:p>97.3321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79.331" calcext:value-type="float">
            <text:p>179.331</text:p>
          </table:table-cell>
          <table:table-cell office:value-type="float" office:value="89.6655" calcext:value-type="float">
            <text:p>89.6655</text:p>
          </table:table-cell>
          <table:table-cell table:number-columns-repeated="1016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SUM([.C230:.C339])" office:value-type="float" office:value="133" calcext:value-type="float">
            <text:p>133</text:p>
          </table:table-cell>
          <table:table-cell table:style-name="ce1" table:formula="of:=SUM([.D230:.D339])" office:value-type="float" office:value="55" calcext:value-type="float">
            <text:p>55</text:p>
          </table:table-cell>
          <table:table-cell table:style-name="ce1" table:formula="of:=SUM([.E230:.E339])" office:value-type="float" office:value="32" calcext:value-type="float">
            <text:p>32</text:p>
          </table:table-cell>
          <table:table-cell table:style-name="ce1" table:formula="of:=SUM([.F230:.F339])" office:value-type="float" office:value="220" calcext:value-type="float">
            <text:p>220</text:p>
          </table:table-cell>
          <table:table-cell table:style-name="ce1" table:formula="of:=SUM([.G230:.G339])" office:value-type="float" office:value="23077.456" calcext:value-type="float">
            <text:p>23077.456</text:p>
          </table:table-cell>
          <table:table-cell table:style-name="ce1" table:formula="of:=SUM([.H230:.H339])/109" office:value-type="float" office:value="105.859848623853" calcext:value-type="float">
            <text:p>105.859848623853</text:p>
          </table:table-cell>
          <table:table-cell table:style-name="ce1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76.229" calcext:value-type="float">
            <text:p>176.229</text:p>
          </table:table-cell>
          <table:table-cell office:value-type="float" office:value="88.1145" calcext:value-type="float">
            <text:p>88.1145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6.994" calcext:value-type="float">
            <text:p>146.994</text:p>
          </table:table-cell>
          <table:table-cell office:value-type="float" office:value="73.4969" calcext:value-type="float">
            <text:p>73.4969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68.892" calcext:value-type="float">
            <text:p>268.892</text:p>
          </table:table-cell>
          <table:table-cell office:value-type="float" office:value="134.446" calcext:value-type="float">
            <text:p>134.446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83.306" calcext:value-type="float">
            <text:p>283.306</text:p>
          </table:table-cell>
          <table:table-cell office:value-type="float" office:value="141.653" calcext:value-type="float">
            <text:p>141.653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27.793" calcext:value-type="float">
            <text:p>227.793</text:p>
          </table:table-cell>
          <table:table-cell office:value-type="float" office:value="113.897" calcext:value-type="float">
            <text:p>113.897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32.485" calcext:value-type="float">
            <text:p>232.485</text:p>
          </table:table-cell>
          <table:table-cell office:value-type="float" office:value="116.242" calcext:value-type="float">
            <text:p>116.242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87.44" calcext:value-type="float">
            <text:p>287.44</text:p>
          </table:table-cell>
          <table:table-cell office:value-type="float" office:value="143.72" calcext:value-type="float">
            <text:p>143.72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46.669" calcext:value-type="float">
            <text:p>246.669</text:p>
          </table:table-cell>
          <table:table-cell office:value-type="float" office:value="123.335" calcext:value-type="float">
            <text:p>123.335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9.633" calcext:value-type="float">
            <text:p>129.633</text:p>
          </table:table-cell>
          <table:table-cell office:value-type="float" office:value="64.8166" calcext:value-type="float">
            <text:p>64.8166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44.348" calcext:value-type="float">
            <text:p>244.348</text:p>
          </table:table-cell>
          <table:table-cell office:value-type="float" office:value="122.174" calcext:value-type="float">
            <text:p>122.174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8.634" calcext:value-type="float">
            <text:p>168.634</text:p>
          </table:table-cell>
          <table:table-cell office:value-type="float" office:value="84.3172" calcext:value-type="float">
            <text:p>84.3172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90.555" calcext:value-type="float">
            <text:p>190.555</text:p>
          </table:table-cell>
          <table:table-cell office:value-type="float" office:value="95.2777" calcext:value-type="float">
            <text:p>95.2777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8.724" calcext:value-type="float">
            <text:p>208.724</text:p>
          </table:table-cell>
          <table:table-cell office:value-type="float" office:value="104.362" calcext:value-type="float">
            <text:p>104.362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2.824" calcext:value-type="float">
            <text:p>202.824</text:p>
          </table:table-cell>
          <table:table-cell office:value-type="float" office:value="101.412" calcext:value-type="float">
            <text:p>101.412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1.041" calcext:value-type="float">
            <text:p>201.041</text:p>
          </table:table-cell>
          <table:table-cell office:value-type="float" office:value="100.52" calcext:value-type="float">
            <text:p>100.52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19.75" calcext:value-type="float">
            <text:p>219.75</text:p>
          </table:table-cell>
          <table:table-cell office:value-type="float" office:value="109.875" calcext:value-type="float">
            <text:p>109.875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15.746" calcext:value-type="float">
            <text:p>215.746</text:p>
          </table:table-cell>
          <table:table-cell office:value-type="float" office:value="107.873" calcext:value-type="float">
            <text:p>107.873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2.749" calcext:value-type="float">
            <text:p>202.749</text:p>
          </table:table-cell>
          <table:table-cell office:value-type="float" office:value="101.374" calcext:value-type="float">
            <text:p>101.374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5.665" calcext:value-type="float">
            <text:p>335.665</text:p>
          </table:table-cell>
          <table:table-cell office:value-type="float" office:value="167.833" calcext:value-type="float">
            <text:p>167.833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3.954" calcext:value-type="float">
            <text:p>183.954</text:p>
          </table:table-cell>
          <table:table-cell office:value-type="float" office:value="91.9768" calcext:value-type="float">
            <text:p>91.9768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21.177" calcext:value-type="float">
            <text:p>221.177</text:p>
          </table:table-cell>
          <table:table-cell office:value-type="float" office:value="110.588" calcext:value-type="float">
            <text:p>110.588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57.537" calcext:value-type="float">
            <text:p>257.537</text:p>
          </table:table-cell>
          <table:table-cell office:value-type="float" office:value="128.769" calcext:value-type="float">
            <text:p>128.769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15.523" calcext:value-type="float">
            <text:p>215.523</text:p>
          </table:table-cell>
          <table:table-cell office:value-type="float" office:value="107.762" calcext:value-type="float">
            <text:p>107.762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4.5" calcext:value-type="float">
            <text:p>184.5</text:p>
          </table:table-cell>
          <table:table-cell office:value-type="float" office:value="92.2501" calcext:value-type="float">
            <text:p>92.2501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9.21" calcext:value-type="float">
            <text:p>189.21</text:p>
          </table:table-cell>
          <table:table-cell office:value-type="float" office:value="94.6051" calcext:value-type="float">
            <text:p>94.6051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3.554" calcext:value-type="float">
            <text:p>163.554</text:p>
          </table:table-cell>
          <table:table-cell office:value-type="float" office:value="81.7769" calcext:value-type="float">
            <text:p>81.7769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8.415" calcext:value-type="float">
            <text:p>138.415</text:p>
          </table:table-cell>
          <table:table-cell office:value-type="float" office:value="69.2076" calcext:value-type="float">
            <text:p>69.2076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60.321" calcext:value-type="float">
            <text:p>260.321</text:p>
          </table:table-cell>
          <table:table-cell office:value-type="float" office:value="130.161" calcext:value-type="float">
            <text:p>130.161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4.255" calcext:value-type="float">
            <text:p>194.255</text:p>
          </table:table-cell>
          <table:table-cell office:value-type="float" office:value="97.1276" calcext:value-type="float">
            <text:p>97.1276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11.639" calcext:value-type="float">
            <text:p>211.639</text:p>
          </table:table-cell>
          <table:table-cell office:value-type="float" office:value="105.82" calcext:value-type="float">
            <text:p>105.82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21.493" calcext:value-type="float">
            <text:p>221.493</text:p>
          </table:table-cell>
          <table:table-cell office:value-type="float" office:value="110.747" calcext:value-type="float">
            <text:p>110.747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40.375" calcext:value-type="float">
            <text:p>240.375</text:p>
          </table:table-cell>
          <table:table-cell office:value-type="float" office:value="120.188" calcext:value-type="float">
            <text:p>120.188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17.47" calcext:value-type="float">
            <text:p>217.47</text:p>
          </table:table-cell>
          <table:table-cell office:value-type="float" office:value="108.735" calcext:value-type="float">
            <text:p>108.735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9.663" calcext:value-type="float">
            <text:p>159.663</text:p>
          </table:table-cell>
          <table:table-cell office:value-type="float" office:value="79.8317" calcext:value-type="float">
            <text:p>79.8317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5.067" calcext:value-type="float">
            <text:p>165.067</text:p>
          </table:table-cell>
          <table:table-cell office:value-type="float" office:value="82.5335" calcext:value-type="float">
            <text:p>82.5335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2.724" calcext:value-type="float">
            <text:p>182.724</text:p>
          </table:table-cell>
          <table:table-cell office:value-type="float" office:value="91.3621" calcext:value-type="float">
            <text:p>91.3621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61.55" calcext:value-type="float">
            <text:p>261.55</text:p>
          </table:table-cell>
          <table:table-cell office:value-type="float" office:value="130.775" calcext:value-type="float">
            <text:p>130.775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3.15" calcext:value-type="float">
            <text:p>183.15</text:p>
          </table:table-cell>
          <table:table-cell office:value-type="float" office:value="91.575" calcext:value-type="float">
            <text:p>91.575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6.406" calcext:value-type="float">
            <text:p>206.406</text:p>
          </table:table-cell>
          <table:table-cell office:value-type="float" office:value="103.203" calcext:value-type="float">
            <text:p>103.203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5.504" calcext:value-type="float">
            <text:p>165.504</text:p>
          </table:table-cell>
          <table:table-cell office:value-type="float" office:value="82.7519" calcext:value-type="float">
            <text:p>82.7519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79.943" calcext:value-type="float">
            <text:p>179.943</text:p>
          </table:table-cell>
          <table:table-cell office:value-type="float" office:value="89.9713" calcext:value-type="float">
            <text:p>89.9713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9.5872" calcext:value-type="float">
            <text:p>99.5872</text:p>
          </table:table-cell>
          <table:table-cell office:value-type="float" office:value="49.7936" calcext:value-type="float">
            <text:p>49.7936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30.435" calcext:value-type="float">
            <text:p>230.435</text:p>
          </table:table-cell>
          <table:table-cell office:value-type="float" office:value="115.217" calcext:value-type="float">
            <text:p>115.217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6.885" calcext:value-type="float">
            <text:p>206.885</text:p>
          </table:table-cell>
          <table:table-cell office:value-type="float" office:value="103.443" calcext:value-type="float">
            <text:p>103.443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93.551" calcext:value-type="float">
            <text:p>193.551</text:p>
          </table:table-cell>
          <table:table-cell office:value-type="float" office:value="96.7755" calcext:value-type="float">
            <text:p>96.7755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50.882" calcext:value-type="float">
            <text:p>250.882</text:p>
          </table:table-cell>
          <table:table-cell office:value-type="float" office:value="125.441" calcext:value-type="float">
            <text:p>125.441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79.313" calcext:value-type="float">
            <text:p>179.313</text:p>
          </table:table-cell>
          <table:table-cell office:value-type="float" office:value="89.6563" calcext:value-type="float">
            <text:p>89.6563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76.516" calcext:value-type="float">
            <text:p>276.516</text:p>
          </table:table-cell>
          <table:table-cell office:value-type="float" office:value="138.258" calcext:value-type="float">
            <text:p>138.258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19.391" calcext:value-type="float">
            <text:p>219.391</text:p>
          </table:table-cell>
          <table:table-cell office:value-type="float" office:value="109.695" calcext:value-type="float">
            <text:p>109.695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40.206" calcext:value-type="float">
            <text:p>240.206</text:p>
          </table:table-cell>
          <table:table-cell office:value-type="float" office:value="120.103" calcext:value-type="float">
            <text:p>120.103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41.128" calcext:value-type="float">
            <text:p>241.128</text:p>
          </table:table-cell>
          <table:table-cell office:value-type="float" office:value="120.564" calcext:value-type="float">
            <text:p>120.564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74.588" calcext:value-type="float">
            <text:p>174.588</text:p>
          </table:table-cell>
          <table:table-cell office:value-type="float" office:value="87.2938" calcext:value-type="float">
            <text:p>87.2938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0.639" calcext:value-type="float">
            <text:p>200.639</text:p>
          </table:table-cell>
          <table:table-cell office:value-type="float" office:value="100.32" calcext:value-type="float">
            <text:p>100.32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3.425" calcext:value-type="float">
            <text:p>153.425</text:p>
          </table:table-cell>
          <table:table-cell office:value-type="float" office:value="76.7126" calcext:value-type="float">
            <text:p>76.7126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73.248" calcext:value-type="float">
            <text:p>173.248</text:p>
          </table:table-cell>
          <table:table-cell office:value-type="float" office:value="86.6238" calcext:value-type="float">
            <text:p>86.6238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9.29" calcext:value-type="float">
            <text:p>139.29</text:p>
          </table:table-cell>
          <table:table-cell office:value-type="float" office:value="69.6451" calcext:value-type="float">
            <text:p>69.6451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0.85" calcext:value-type="float">
            <text:p>160.85</text:p>
          </table:table-cell>
          <table:table-cell office:value-type="float" office:value="80.4252" calcext:value-type="float">
            <text:p>80.4252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85.76" calcext:value-type="float">
            <text:p>185.76</text:p>
          </table:table-cell>
          <table:table-cell office:value-type="float" office:value="92.8799" calcext:value-type="float">
            <text:p>92.8799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1.231" calcext:value-type="float">
            <text:p>201.231</text:p>
          </table:table-cell>
          <table:table-cell office:value-type="float" office:value="100.616" calcext:value-type="float">
            <text:p>100.616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1.983" calcext:value-type="float">
            <text:p>181.983</text:p>
          </table:table-cell>
          <table:table-cell office:value-type="float" office:value="90.9913" calcext:value-type="float">
            <text:p>90.9913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45.587" calcext:value-type="float">
            <text:p>245.587</text:p>
          </table:table-cell>
          <table:table-cell office:value-type="float" office:value="122.793" calcext:value-type="float">
            <text:p>122.793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96.923" calcext:value-type="float">
            <text:p>296.923</text:p>
          </table:table-cell>
          <table:table-cell office:value-type="float" office:value="148.461" calcext:value-type="float">
            <text:p>148.461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2.041" calcext:value-type="float">
            <text:p>152.041</text:p>
          </table:table-cell>
          <table:table-cell office:value-type="float" office:value="76.0203" calcext:value-type="float">
            <text:p>76.0203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72.941" calcext:value-type="float">
            <text:p>172.941</text:p>
          </table:table-cell>
          <table:table-cell office:value-type="float" office:value="86.4704" calcext:value-type="float">
            <text:p>86.4704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28.067" calcext:value-type="float">
            <text:p>228.067</text:p>
          </table:table-cell>
          <table:table-cell office:value-type="float" office:value="114.033" calcext:value-type="float">
            <text:p>114.033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96.702" calcext:value-type="float">
            <text:p>196.702</text:p>
          </table:table-cell>
          <table:table-cell office:value-type="float" office:value="98.3509" calcext:value-type="float">
            <text:p>98.3509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70.154" calcext:value-type="float">
            <text:p>170.154</text:p>
          </table:table-cell>
          <table:table-cell office:value-type="float" office:value="85.077" calcext:value-type="float">
            <text:p>85.077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7.48" calcext:value-type="float">
            <text:p>167.48</text:p>
          </table:table-cell>
          <table:table-cell office:value-type="float" office:value="83.7402" calcext:value-type="float">
            <text:p>83.7402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8.364" calcext:value-type="float">
            <text:p>168.364</text:p>
          </table:table-cell>
          <table:table-cell office:value-type="float" office:value="84.182" calcext:value-type="float">
            <text:p>84.182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28.104" calcext:value-type="float">
            <text:p>228.104</text:p>
          </table:table-cell>
          <table:table-cell office:value-type="float" office:value="114.052" calcext:value-type="float">
            <text:p>114.052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4.858" calcext:value-type="float">
            <text:p>194.858</text:p>
          </table:table-cell>
          <table:table-cell office:value-type="float" office:value="97.4291" calcext:value-type="float">
            <text:p>97.4291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0.466" calcext:value-type="float">
            <text:p>140.466</text:p>
          </table:table-cell>
          <table:table-cell office:value-type="float" office:value="70.233" calcext:value-type="float">
            <text:p>70.233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72.685" calcext:value-type="float">
            <text:p>172.685</text:p>
          </table:table-cell>
          <table:table-cell office:value-type="float" office:value="86.3425" calcext:value-type="float">
            <text:p>86.3425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72.422" calcext:value-type="float">
            <text:p>272.422</text:p>
          </table:table-cell>
          <table:table-cell office:value-type="float" office:value="136.211" calcext:value-type="float">
            <text:p>136.211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14.856" calcext:value-type="float">
            <text:p>214.856</text:p>
          </table:table-cell>
          <table:table-cell office:value-type="float" office:value="107.428" calcext:value-type="float">
            <text:p>107.428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39.055" calcext:value-type="float">
            <text:p>239.055</text:p>
          </table:table-cell>
          <table:table-cell office:value-type="float" office:value="119.528" calcext:value-type="float">
            <text:p>119.528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5.697" calcext:value-type="float">
            <text:p>185.697</text:p>
          </table:table-cell>
          <table:table-cell office:value-type="float" office:value="92.8483" calcext:value-type="float">
            <text:p>92.8483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33.95" calcext:value-type="float">
            <text:p>233.95</text:p>
          </table:table-cell>
          <table:table-cell office:value-type="float" office:value="116.975" calcext:value-type="float">
            <text:p>116.975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3.772" calcext:value-type="float">
            <text:p>133.772</text:p>
          </table:table-cell>
          <table:table-cell office:value-type="float" office:value="66.8859" calcext:value-type="float">
            <text:p>66.8859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1.767" calcext:value-type="float">
            <text:p>191.767</text:p>
          </table:table-cell>
          <table:table-cell office:value-type="float" office:value="95.8833" calcext:value-type="float">
            <text:p>95.8833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92.181" calcext:value-type="float">
            <text:p>192.181</text:p>
          </table:table-cell>
          <table:table-cell office:value-type="float" office:value="96.0903" calcext:value-type="float">
            <text:p>96.0903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98.439" calcext:value-type="float">
            <text:p>198.439</text:p>
          </table:table-cell>
          <table:table-cell office:value-type="float" office:value="99.2193" calcext:value-type="float">
            <text:p>99.2193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76.807" calcext:value-type="float">
            <text:p>276.807</text:p>
          </table:table-cell>
          <table:table-cell office:value-type="float" office:value="138.404" calcext:value-type="float">
            <text:p>138.404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34.41" calcext:value-type="float">
            <text:p>234.41</text:p>
          </table:table-cell>
          <table:table-cell office:value-type="float" office:value="117.205" calcext:value-type="float">
            <text:p>117.205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71.832" calcext:value-type="float">
            <text:p>171.832</text:p>
          </table:table-cell>
          <table:table-cell office:value-type="float" office:value="85.916" calcext:value-type="float">
            <text:p>85.916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47.479" calcext:value-type="float">
            <text:p>247.479</text:p>
          </table:table-cell>
          <table:table-cell office:value-type="float" office:value="123.739" calcext:value-type="float">
            <text:p>123.739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97.397" calcext:value-type="float">
            <text:p>197.397</text:p>
          </table:table-cell>
          <table:table-cell office:value-type="float" office:value="98.6983" calcext:value-type="float">
            <text:p>98.6983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31.68" calcext:value-type="float">
            <text:p>231.68</text:p>
          </table:table-cell>
          <table:table-cell office:value-type="float" office:value="115.84" calcext:value-type="float">
            <text:p>115.84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30.86" calcext:value-type="float">
            <text:p>230.86</text:p>
          </table:table-cell>
          <table:table-cell office:value-type="float" office:value="115.43" calcext:value-type="float">
            <text:p>115.43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9.81" calcext:value-type="float">
            <text:p>199.81</text:p>
          </table:table-cell>
          <table:table-cell office:value-type="float" office:value="99.9051" calcext:value-type="float">
            <text:p>99.9051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12.596" calcext:value-type="float">
            <text:p>212.596</text:p>
          </table:table-cell>
          <table:table-cell office:value-type="float" office:value="106.298" calcext:value-type="float">
            <text:p>106.298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9.665" calcext:value-type="float">
            <text:p>189.665</text:p>
          </table:table-cell>
          <table:table-cell office:value-type="float" office:value="94.8323" calcext:value-type="float">
            <text:p>94.8323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1.892" calcext:value-type="float">
            <text:p>181.892</text:p>
          </table:table-cell>
          <table:table-cell office:value-type="float" office:value="90.946" calcext:value-type="float">
            <text:p>90.946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96.777" calcext:value-type="float">
            <text:p>296.777</text:p>
          </table:table-cell>
          <table:table-cell office:value-type="float" office:value="148.389" calcext:value-type="float">
            <text:p>148.389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47.825" calcext:value-type="float">
            <text:p>247.825</text:p>
          </table:table-cell>
          <table:table-cell office:value-type="float" office:value="123.913" calcext:value-type="float">
            <text:p>123.913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21.525" calcext:value-type="float">
            <text:p>221.525</text:p>
          </table:table-cell>
          <table:table-cell office:value-type="float" office:value="110.763" calcext:value-type="float">
            <text:p>110.763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4.124" calcext:value-type="float">
            <text:p>204.124</text:p>
          </table:table-cell>
          <table:table-cell office:value-type="float" office:value="102.062" calcext:value-type="float">
            <text:p>102.062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16.134" calcext:value-type="float">
            <text:p>216.134</text:p>
          </table:table-cell>
          <table:table-cell office:value-type="float" office:value="108.067" calcext:value-type="float">
            <text:p>108.067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93.037" calcext:value-type="float">
            <text:p>193.037</text:p>
          </table:table-cell>
          <table:table-cell office:value-type="float" office:value="96.5185" calcext:value-type="float">
            <text:p>96.5185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92.308" calcext:value-type="float">
            <text:p>192.308</text:p>
          </table:table-cell>
          <table:table-cell office:value-type="float" office:value="96.154" calcext:value-type="float">
            <text:p>96.154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71.643" calcext:value-type="float">
            <text:p>171.643</text:p>
          </table:table-cell>
          <table:table-cell office:value-type="float" office:value="85.8215" calcext:value-type="float">
            <text:p>85.8215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99.266" calcext:value-type="float">
            <text:p>199.266</text:p>
          </table:table-cell>
          <table:table-cell office:value-type="float" office:value="99.633" calcext:value-type="float">
            <text:p>99.633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59.692" calcext:value-type="float">
            <text:p>159.692</text:p>
          </table:table-cell>
          <table:table-cell office:value-type="float" office:value="79.8458" calcext:value-type="float">
            <text:p>79.8458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25.845" calcext:value-type="float">
            <text:p>225.845</text:p>
          </table:table-cell>
          <table:table-cell office:value-type="float" office:value="112.923" calcext:value-type="float">
            <text:p>112.923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19.008" calcext:value-type="float">
            <text:p>219.008</text:p>
          </table:table-cell>
          <table:table-cell office:value-type="float" office:value="109.504" calcext:value-type="float">
            <text:p>109.504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47.797" calcext:value-type="float">
            <text:p>247.797</text:p>
          </table:table-cell>
          <table:table-cell office:value-type="float" office:value="123.899" calcext:value-type="float">
            <text:p>123.899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5.133" calcext:value-type="float">
            <text:p>125.133</text:p>
          </table:table-cell>
          <table:table-cell office:value-type="float" office:value="62.5666" calcext:value-type="float">
            <text:p>62.5666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6.341" calcext:value-type="float">
            <text:p>156.341</text:p>
          </table:table-cell>
          <table:table-cell office:value-type="float" office:value="78.1707" calcext:value-type="float">
            <text:p>78.1707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1.534" calcext:value-type="float">
            <text:p>181.534</text:p>
          </table:table-cell>
          <table:table-cell office:value-type="float" office:value="90.7672" calcext:value-type="float">
            <text:p>90.7672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40.916" calcext:value-type="float">
            <text:p>240.916</text:p>
          </table:table-cell>
          <table:table-cell office:value-type="float" office:value="120.458" calcext:value-type="float">
            <text:p>120.458</text:p>
          </table:table-cell>
          <table:table-cell table:number-columns-repeated="1016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formula="of:=SUM([.C342:.C451])" office:value-type="float" office:value="132" calcext:value-type="float">
            <text:p>132</text:p>
          </table:table-cell>
          <table:table-cell table:style-name="ce1" table:formula="of:=SUM([.D342:.D451])" office:value-type="float" office:value="46" calcext:value-type="float">
            <text:p>46</text:p>
          </table:table-cell>
          <table:table-cell table:style-name="ce1" table:formula="of:=SUM([.E342:.E451])" office:value-type="float" office:value="42" calcext:value-type="float">
            <text:p>42</text:p>
          </table:table-cell>
          <table:table-cell table:style-name="ce1" table:formula="of:=SUM([.F342:.F451])" office:value-type="float" office:value="220" calcext:value-type="float">
            <text:p>220</text:p>
          </table:table-cell>
          <table:table-cell table:style-name="ce1" table:formula="of:=SUM([.G342:.G451])" office:value-type="float" office:value="22571.6592" calcext:value-type="float">
            <text:p>22571.6592</text:p>
          </table:table-cell>
          <table:table-cell table:style-name="ce1" table:formula="of:=SUM([.H342:.H451])/109" office:value-type="float" office:value="103.539753211009" calcext:value-type="float">
            <text:p>103.539753211009</text:p>
          </table:table-cell>
          <table:table-cell table:style-name="ce1" table:number-columns-repeated="1016"/>
        </table:table-row>
      </table:table>
      <table:table table:name="mcts2" table:style-name="ta1">
        <table:table-column table:style-name="co7" table:number-columns-repeated="1024" table:default-cell-style-name="Default"/>
        <table:table-row table:style-name="ro1">
          <table:table-cell table:number-columns-repeated="2" office:value-type="string" calcext:value-type="string">
            <text:p>AI ID</text:p>
          </table:table-cell>
          <table:table-cell office:value-type="string" calcext:value-type="string">
            <text:p>Player 1 Wins</text:p>
          </table:table-cell>
          <table:table-cell office:value-type="string" calcext:value-type="string">
            <text:p>Player 2 Wins</text:p>
          </table:table-cell>
          <table:table-cell office:value-type="string" calcext:value-type="string">
            <text:p>Draws</text:p>
          </table:table-cell>
          <table:table-cell office:value-type="string" calcext:value-type="string">
            <text:p>Max Runs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Average Time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8.092" calcext:value-type="float">
            <text:p>158.092</text:p>
          </table:table-cell>
          <table:table-cell office:value-type="float" office:value="79.0459" calcext:value-type="float">
            <text:p>79.0459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3.294" calcext:value-type="float">
            <text:p>153.294</text:p>
          </table:table-cell>
          <table:table-cell office:value-type="float" office:value="76.6471" calcext:value-type="float">
            <text:p>76.6471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4.421" calcext:value-type="float">
            <text:p>184.421</text:p>
          </table:table-cell>
          <table:table-cell office:value-type="float" office:value="92.2105" calcext:value-type="float">
            <text:p>92.2105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73.818" calcext:value-type="float">
            <text:p>173.818</text:p>
          </table:table-cell>
          <table:table-cell office:value-type="float" office:value="86.9088" calcext:value-type="float">
            <text:p>86.9088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9.546" calcext:value-type="float">
            <text:p>199.546</text:p>
          </table:table-cell>
          <table:table-cell office:value-type="float" office:value="99.7732" calcext:value-type="float">
            <text:p>99.7732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4.706" calcext:value-type="float">
            <text:p>194.706</text:p>
          </table:table-cell>
          <table:table-cell office:value-type="float" office:value="97.3531" calcext:value-type="float">
            <text:p>97.3531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0.141" calcext:value-type="float">
            <text:p>200.141</text:p>
          </table:table-cell>
          <table:table-cell office:value-type="float" office:value="100.07" calcext:value-type="float">
            <text:p>100.07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2.345" calcext:value-type="float">
            <text:p>162.345</text:p>
          </table:table-cell>
          <table:table-cell office:value-type="float" office:value="81.1726" calcext:value-type="float">
            <text:p>81.1726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79.431" calcext:value-type="float">
            <text:p>179.431</text:p>
          </table:table-cell>
          <table:table-cell office:value-type="float" office:value="89.7157" calcext:value-type="float">
            <text:p>89.7157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1.954" calcext:value-type="float">
            <text:p>181.954</text:p>
          </table:table-cell>
          <table:table-cell office:value-type="float" office:value="90.9772" calcext:value-type="float">
            <text:p>90.9772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1.433" calcext:value-type="float">
            <text:p>181.433</text:p>
          </table:table-cell>
          <table:table-cell office:value-type="float" office:value="90.7163" calcext:value-type="float">
            <text:p>90.7163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9.487" calcext:value-type="float">
            <text:p>139.487</text:p>
          </table:table-cell>
          <table:table-cell office:value-type="float" office:value="69.7433" calcext:value-type="float">
            <text:p>69.7433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76.525" calcext:value-type="float">
            <text:p>276.525</text:p>
          </table:table-cell>
          <table:table-cell office:value-type="float" office:value="138.263" calcext:value-type="float">
            <text:p>138.263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0.806" calcext:value-type="float">
            <text:p>200.806</text:p>
          </table:table-cell>
          <table:table-cell office:value-type="float" office:value="100.403" calcext:value-type="float">
            <text:p>100.403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36.743" calcext:value-type="float">
            <text:p>236.743</text:p>
          </table:table-cell>
          <table:table-cell office:value-type="float" office:value="118.372" calcext:value-type="float">
            <text:p>118.372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15.663" calcext:value-type="float">
            <text:p>215.663</text:p>
          </table:table-cell>
          <table:table-cell office:value-type="float" office:value="107.831" calcext:value-type="float">
            <text:p>107.831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56.553" calcext:value-type="float">
            <text:p>256.553</text:p>
          </table:table-cell>
          <table:table-cell office:value-type="float" office:value="128.276" calcext:value-type="float">
            <text:p>128.276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16.103" calcext:value-type="float">
            <text:p>216.103</text:p>
          </table:table-cell>
          <table:table-cell office:value-type="float" office:value="108.051" calcext:value-type="float">
            <text:p>108.051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79.635" calcext:value-type="float">
            <text:p>179.635</text:p>
          </table:table-cell>
          <table:table-cell office:value-type="float" office:value="89.8176" calcext:value-type="float">
            <text:p>89.8176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9.669" calcext:value-type="float">
            <text:p>169.669</text:p>
          </table:table-cell>
          <table:table-cell office:value-type="float" office:value="84.8344" calcext:value-type="float">
            <text:p>84.8344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7.28" calcext:value-type="float">
            <text:p>137.28</text:p>
          </table:table-cell>
          <table:table-cell office:value-type="float" office:value="68.6401" calcext:value-type="float">
            <text:p>68.6401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2.123" calcext:value-type="float">
            <text:p>182.123</text:p>
          </table:table-cell>
          <table:table-cell office:value-type="float" office:value="91.0615" calcext:value-type="float">
            <text:p>91.0615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55.33" calcext:value-type="float">
            <text:p>255.33</text:p>
          </table:table-cell>
          <table:table-cell office:value-type="float" office:value="127.665" calcext:value-type="float">
            <text:p>127.665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2.455" calcext:value-type="float">
            <text:p>152.455</text:p>
          </table:table-cell>
          <table:table-cell office:value-type="float" office:value="76.2274" calcext:value-type="float">
            <text:p>76.2274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7.519" calcext:value-type="float">
            <text:p>187.519</text:p>
          </table:table-cell>
          <table:table-cell office:value-type="float" office:value="93.7595" calcext:value-type="float">
            <text:p>93.7595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8.958" calcext:value-type="float">
            <text:p>208.958</text:p>
          </table:table-cell>
          <table:table-cell office:value-type="float" office:value="104.479" calcext:value-type="float">
            <text:p>104.479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97.68" calcext:value-type="float">
            <text:p>197.68</text:p>
          </table:table-cell>
          <table:table-cell office:value-type="float" office:value="98.8401" calcext:value-type="float">
            <text:p>98.8401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3.004" calcext:value-type="float">
            <text:p>133.004</text:p>
          </table:table-cell>
          <table:table-cell office:value-type="float" office:value="66.5021" calcext:value-type="float">
            <text:p>66.5021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5.366" calcext:value-type="float">
            <text:p>135.366</text:p>
          </table:table-cell>
          <table:table-cell office:value-type="float" office:value="67.683" calcext:value-type="float">
            <text:p>67.683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38.772" calcext:value-type="float">
            <text:p>238.772</text:p>
          </table:table-cell>
          <table:table-cell office:value-type="float" office:value="119.386" calcext:value-type="float">
            <text:p>119.386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8.547" calcext:value-type="float">
            <text:p>168.547</text:p>
          </table:table-cell>
          <table:table-cell office:value-type="float" office:value="84.2733" calcext:value-type="float">
            <text:p>84.2733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0.042" calcext:value-type="float">
            <text:p>150.042</text:p>
          </table:table-cell>
          <table:table-cell office:value-type="float" office:value="75.0211" calcext:value-type="float">
            <text:p>75.0211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73.181" calcext:value-type="float">
            <text:p>173.181</text:p>
          </table:table-cell>
          <table:table-cell office:value-type="float" office:value="86.5905" calcext:value-type="float">
            <text:p>86.5905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16.009" calcext:value-type="float">
            <text:p>216.009</text:p>
          </table:table-cell>
          <table:table-cell office:value-type="float" office:value="108.004" calcext:value-type="float">
            <text:p>108.004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0.515" calcext:value-type="float">
            <text:p>140.515</text:p>
          </table:table-cell>
          <table:table-cell office:value-type="float" office:value="70.2577" calcext:value-type="float">
            <text:p>70.2577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1.896" calcext:value-type="float">
            <text:p>121.896</text:p>
          </table:table-cell>
          <table:table-cell office:value-type="float" office:value="60.9478" calcext:value-type="float">
            <text:p>60.9478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51.111" calcext:value-type="float">
            <text:p>151.111</text:p>
          </table:table-cell>
          <table:table-cell office:value-type="float" office:value="75.5557" calcext:value-type="float">
            <text:p>75.5557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38.021" calcext:value-type="float">
            <text:p>238.021</text:p>
          </table:table-cell>
          <table:table-cell office:value-type="float" office:value="119.011" calcext:value-type="float">
            <text:p>119.011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39.673" calcext:value-type="float">
            <text:p>239.673</text:p>
          </table:table-cell>
          <table:table-cell office:value-type="float" office:value="119.837" calcext:value-type="float">
            <text:p>119.837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5.37" calcext:value-type="float">
            <text:p>205.37</text:p>
          </table:table-cell>
          <table:table-cell office:value-type="float" office:value="102.685" calcext:value-type="float">
            <text:p>102.685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5.342" calcext:value-type="float">
            <text:p>165.342</text:p>
          </table:table-cell>
          <table:table-cell office:value-type="float" office:value="82.6708" calcext:value-type="float">
            <text:p>82.6708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7.394" calcext:value-type="float">
            <text:p>207.394</text:p>
          </table:table-cell>
          <table:table-cell office:value-type="float" office:value="103.697" calcext:value-type="float">
            <text:p>103.697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13.939" calcext:value-type="float">
            <text:p>213.939</text:p>
          </table:table-cell>
          <table:table-cell office:value-type="float" office:value="106.969" calcext:value-type="float">
            <text:p>106.969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75.529" calcext:value-type="float">
            <text:p>175.529</text:p>
          </table:table-cell>
          <table:table-cell office:value-type="float" office:value="87.7643" calcext:value-type="float">
            <text:p>87.7643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93.504" calcext:value-type="float">
            <text:p>193.504</text:p>
          </table:table-cell>
          <table:table-cell office:value-type="float" office:value="96.7518" calcext:value-type="float">
            <text:p>96.7518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68.501" calcext:value-type="float">
            <text:p>268.501</text:p>
          </table:table-cell>
          <table:table-cell office:value-type="float" office:value="134.25" calcext:value-type="float">
            <text:p>134.25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7.577" calcext:value-type="float">
            <text:p>187.577</text:p>
          </table:table-cell>
          <table:table-cell office:value-type="float" office:value="93.7885" calcext:value-type="float">
            <text:p>93.7885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3.84" calcext:value-type="float">
            <text:p>153.84</text:p>
          </table:table-cell>
          <table:table-cell office:value-type="float" office:value="76.92" calcext:value-type="float">
            <text:p>76.92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7.366" calcext:value-type="float">
            <text:p>187.366</text:p>
          </table:table-cell>
          <table:table-cell office:value-type="float" office:value="93.6829" calcext:value-type="float">
            <text:p>93.6829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24.029" calcext:value-type="float">
            <text:p>224.029</text:p>
          </table:table-cell>
          <table:table-cell office:value-type="float" office:value="112.014" calcext:value-type="float">
            <text:p>112.014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3.758" calcext:value-type="float">
            <text:p>163.758</text:p>
          </table:table-cell>
          <table:table-cell office:value-type="float" office:value="81.879" calcext:value-type="float">
            <text:p>81.879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1.859" calcext:value-type="float">
            <text:p>131.859</text:p>
          </table:table-cell>
          <table:table-cell office:value-type="float" office:value="65.9294" calcext:value-type="float">
            <text:p>65.9294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94.119" calcext:value-type="float">
            <text:p>194.119</text:p>
          </table:table-cell>
          <table:table-cell office:value-type="float" office:value="97.0596" calcext:value-type="float">
            <text:p>97.0596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46.484" calcext:value-type="float">
            <text:p>246.484</text:p>
          </table:table-cell>
          <table:table-cell office:value-type="float" office:value="123.242" calcext:value-type="float">
            <text:p>123.242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2.214" calcext:value-type="float">
            <text:p>152.214</text:p>
          </table:table-cell>
          <table:table-cell office:value-type="float" office:value="76.1072" calcext:value-type="float">
            <text:p>76.1072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5.041" calcext:value-type="float">
            <text:p>165.041</text:p>
          </table:table-cell>
          <table:table-cell office:value-type="float" office:value="82.5207" calcext:value-type="float">
            <text:p>82.5207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99.726" calcext:value-type="float">
            <text:p>199.726</text:p>
          </table:table-cell>
          <table:table-cell office:value-type="float" office:value="99.8628" calcext:value-type="float">
            <text:p>99.8628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79.5" calcext:value-type="float">
            <text:p>179.5</text:p>
          </table:table-cell>
          <table:table-cell office:value-type="float" office:value="89.7499" calcext:value-type="float">
            <text:p>89.7499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7.562" calcext:value-type="float">
            <text:p>207.562</text:p>
          </table:table-cell>
          <table:table-cell office:value-type="float" office:value="103.781" calcext:value-type="float">
            <text:p>103.781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0.059" calcext:value-type="float">
            <text:p>180.059</text:p>
          </table:table-cell>
          <table:table-cell office:value-type="float" office:value="90.0293" calcext:value-type="float">
            <text:p>90.0293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9.625" calcext:value-type="float">
            <text:p>169.625</text:p>
          </table:table-cell>
          <table:table-cell office:value-type="float" office:value="84.8127" calcext:value-type="float">
            <text:p>84.8127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9.026" calcext:value-type="float">
            <text:p>139.026</text:p>
          </table:table-cell>
          <table:table-cell office:value-type="float" office:value="69.5131" calcext:value-type="float">
            <text:p>69.5131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2.951" calcext:value-type="float">
            <text:p>182.951</text:p>
          </table:table-cell>
          <table:table-cell office:value-type="float" office:value="91.4753" calcext:value-type="float">
            <text:p>91.4753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3.997" calcext:value-type="float">
            <text:p>163.997</text:p>
          </table:table-cell>
          <table:table-cell office:value-type="float" office:value="81.9985" calcext:value-type="float">
            <text:p>81.9985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4.319" calcext:value-type="float">
            <text:p>164.319</text:p>
          </table:table-cell>
          <table:table-cell office:value-type="float" office:value="82.1596" calcext:value-type="float">
            <text:p>82.1596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4.003" calcext:value-type="float">
            <text:p>194.003</text:p>
          </table:table-cell>
          <table:table-cell office:value-type="float" office:value="97.0017" calcext:value-type="float">
            <text:p>97.0017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1.528" calcext:value-type="float">
            <text:p>181.528</text:p>
          </table:table-cell>
          <table:table-cell office:value-type="float" office:value="90.7641" calcext:value-type="float">
            <text:p>90.7641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14.489" calcext:value-type="float">
            <text:p>214.489</text:p>
          </table:table-cell>
          <table:table-cell office:value-type="float" office:value="107.245" calcext:value-type="float">
            <text:p>107.245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47.935" calcext:value-type="float">
            <text:p>247.935</text:p>
          </table:table-cell>
          <table:table-cell office:value-type="float" office:value="123.968" calcext:value-type="float">
            <text:p>123.968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9.683" calcext:value-type="float">
            <text:p>199.683</text:p>
          </table:table-cell>
          <table:table-cell office:value-type="float" office:value="99.8417" calcext:value-type="float">
            <text:p>99.8417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37.971" calcext:value-type="float">
            <text:p>237.971</text:p>
          </table:table-cell>
          <table:table-cell office:value-type="float" office:value="118.985" calcext:value-type="float">
            <text:p>118.985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94.136" calcext:value-type="float">
            <text:p>194.136</text:p>
          </table:table-cell>
          <table:table-cell office:value-type="float" office:value="97.0681" calcext:value-type="float">
            <text:p>97.0681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3.025" calcext:value-type="float">
            <text:p>103.025</text:p>
          </table:table-cell>
          <table:table-cell office:value-type="float" office:value="51.5123" calcext:value-type="float">
            <text:p>51.5123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13.897" calcext:value-type="float">
            <text:p>213.897</text:p>
          </table:table-cell>
          <table:table-cell office:value-type="float" office:value="106.949" calcext:value-type="float">
            <text:p>106.949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2.862" calcext:value-type="float">
            <text:p>162.862</text:p>
          </table:table-cell>
          <table:table-cell office:value-type="float" office:value="81.4311" calcext:value-type="float">
            <text:p>81.4311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3.076" calcext:value-type="float">
            <text:p>163.076</text:p>
          </table:table-cell>
          <table:table-cell office:value-type="float" office:value="81.5378" calcext:value-type="float">
            <text:p>81.5378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6.829" calcext:value-type="float">
            <text:p>166.829</text:p>
          </table:table-cell>
          <table:table-cell office:value-type="float" office:value="83.4146" calcext:value-type="float">
            <text:p>83.4146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27.419" calcext:value-type="float">
            <text:p>227.419</text:p>
          </table:table-cell>
          <table:table-cell office:value-type="float" office:value="113.71" calcext:value-type="float">
            <text:p>113.71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3.937" calcext:value-type="float">
            <text:p>143.937</text:p>
          </table:table-cell>
          <table:table-cell office:value-type="float" office:value="71.9683" calcext:value-type="float">
            <text:p>71.9683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9.613" calcext:value-type="float">
            <text:p>139.613</text:p>
          </table:table-cell>
          <table:table-cell office:value-type="float" office:value="69.8067" calcext:value-type="float">
            <text:p>69.8067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37.862" calcext:value-type="float">
            <text:p>237.862</text:p>
          </table:table-cell>
          <table:table-cell office:value-type="float" office:value="118.931" calcext:value-type="float">
            <text:p>118.931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20.44" calcext:value-type="float">
            <text:p>220.44</text:p>
          </table:table-cell>
          <table:table-cell office:value-type="float" office:value="110.22" calcext:value-type="float">
            <text:p>110.22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98.969" calcext:value-type="float">
            <text:p>198.969</text:p>
          </table:table-cell>
          <table:table-cell office:value-type="float" office:value="99.4846" calcext:value-type="float">
            <text:p>99.4846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5.628" calcext:value-type="float">
            <text:p>165.628</text:p>
          </table:table-cell>
          <table:table-cell office:value-type="float" office:value="82.814" calcext:value-type="float">
            <text:p>82.814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8.432" calcext:value-type="float">
            <text:p>158.432</text:p>
          </table:table-cell>
          <table:table-cell office:value-type="float" office:value="79.2162" calcext:value-type="float">
            <text:p>79.2162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73.3" calcext:value-type="float">
            <text:p>173.3</text:p>
          </table:table-cell>
          <table:table-cell office:value-type="float" office:value="86.6499" calcext:value-type="float">
            <text:p>86.6499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7.4228" calcext:value-type="float">
            <text:p>97.4228</text:p>
          </table:table-cell>
          <table:table-cell office:value-type="float" office:value="48.7114" calcext:value-type="float">
            <text:p>48.7114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0.9071" calcext:value-type="float">
            <text:p>90.9071</text:p>
          </table:table-cell>
          <table:table-cell office:value-type="float" office:value="45.4536" calcext:value-type="float">
            <text:p>45.4536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9.088" calcext:value-type="float">
            <text:p>159.088</text:p>
          </table:table-cell>
          <table:table-cell office:value-type="float" office:value="79.544" calcext:value-type="float">
            <text:p>79.544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27.914" calcext:value-type="float">
            <text:p>227.914</text:p>
          </table:table-cell>
          <table:table-cell office:value-type="float" office:value="113.957" calcext:value-type="float">
            <text:p>113.957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0.808" calcext:value-type="float">
            <text:p>180.808</text:p>
          </table:table-cell>
          <table:table-cell office:value-type="float" office:value="90.4039" calcext:value-type="float">
            <text:p>90.4039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5.85" calcext:value-type="float">
            <text:p>165.85</text:p>
          </table:table-cell>
          <table:table-cell office:value-type="float" office:value="82.9248" calcext:value-type="float">
            <text:p>82.9248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9.67" calcext:value-type="float">
            <text:p>159.67</text:p>
          </table:table-cell>
          <table:table-cell office:value-type="float" office:value="79.835" calcext:value-type="float">
            <text:p>79.835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0.623" calcext:value-type="float">
            <text:p>180.623</text:p>
          </table:table-cell>
          <table:table-cell office:value-type="float" office:value="90.3114" calcext:value-type="float">
            <text:p>90.3114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0.881" calcext:value-type="float">
            <text:p>130.881</text:p>
          </table:table-cell>
          <table:table-cell office:value-type="float" office:value="65.4407" calcext:value-type="float">
            <text:p>65.4407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5.818" calcext:value-type="float">
            <text:p>135.818</text:p>
          </table:table-cell>
          <table:table-cell office:value-type="float" office:value="67.9092" calcext:value-type="float">
            <text:p>67.9092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30.556" calcext:value-type="float">
            <text:p>230.556</text:p>
          </table:table-cell>
          <table:table-cell office:value-type="float" office:value="115.278" calcext:value-type="float">
            <text:p>115.278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70.565" calcext:value-type="float">
            <text:p>170.565</text:p>
          </table:table-cell>
          <table:table-cell office:value-type="float" office:value="85.2825" calcext:value-type="float">
            <text:p>85.2825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6.149" calcext:value-type="float">
            <text:p>186.149</text:p>
          </table:table-cell>
          <table:table-cell office:value-type="float" office:value="93.0744" calcext:value-type="float">
            <text:p>93.0744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4.361" calcext:value-type="float">
            <text:p>134.361</text:p>
          </table:table-cell>
          <table:table-cell office:value-type="float" office:value="67.1804" calcext:value-type="float">
            <text:p>67.1804</text:p>
          </table:table-cell>
          <table:table-cell table:number-columns-repeated="1016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SUM([.C2:.C101])" office:value-type="float" office:value="99" calcext:value-type="float">
            <text:p>99</text:p>
          </table:table-cell>
          <table:table-cell table:style-name="ce1" table:formula="of:=SUM([.D2:.D101])" office:value-type="float" office:value="64" calcext:value-type="float">
            <text:p>64</text:p>
          </table:table-cell>
          <table:table-cell table:style-name="ce1" table:formula="of:=SUM([.E2:.E101])" office:value-type="float" office:value="37" calcext:value-type="float">
            <text:p>37</text:p>
          </table:table-cell>
          <table:table-cell table:style-name="ce1" table:formula="of:=SUM([.F2:.F101])" office:value-type="float" office:value="200" calcext:value-type="float">
            <text:p>200</text:p>
          </table:table-cell>
          <table:table-cell table:style-name="ce1" table:formula="of:=SUM([.G2:.G101])" office:value-type="float" office:value="18306.1249" calcext:value-type="float">
            <text:p>18306.1249</text:p>
          </table:table-cell>
          <table:table-cell table:style-name="ce1" table:formula="of:=SUM([.H2:.H101])/99" office:value-type="float" office:value="92.4551747474747" calcext:value-type="float">
            <text:p>92.4551747474747</text:p>
          </table:table-cell>
          <table:table-cell table:style-name="ce1"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77.185" calcext:value-type="float">
            <text:p>177.185</text:p>
          </table:table-cell>
          <table:table-cell office:value-type="float" office:value="88.5923" calcext:value-type="float">
            <text:p>88.5923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96.897" calcext:value-type="float">
            <text:p>196.897</text:p>
          </table:table-cell>
          <table:table-cell office:value-type="float" office:value="98.4485" calcext:value-type="float">
            <text:p>98.4485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2.258" calcext:value-type="float">
            <text:p>152.258</text:p>
          </table:table-cell>
          <table:table-cell office:value-type="float" office:value="76.1291" calcext:value-type="float">
            <text:p>76.1291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6.1791" calcext:value-type="float">
            <text:p>96.1791</text:p>
          </table:table-cell>
          <table:table-cell office:value-type="float" office:value="48.0896" calcext:value-type="float">
            <text:p>48.0896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4.811" calcext:value-type="float">
            <text:p>144.811</text:p>
          </table:table-cell>
          <table:table-cell office:value-type="float" office:value="72.4057" calcext:value-type="float">
            <text:p>72.4057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4.093" calcext:value-type="float">
            <text:p>164.093</text:p>
          </table:table-cell>
          <table:table-cell office:value-type="float" office:value="82.0463" calcext:value-type="float">
            <text:p>82.0463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3.533" calcext:value-type="float">
            <text:p>143.533</text:p>
          </table:table-cell>
          <table:table-cell office:value-type="float" office:value="71.7664" calcext:value-type="float">
            <text:p>71.7664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5.734" calcext:value-type="float">
            <text:p>125.734</text:p>
          </table:table-cell>
          <table:table-cell office:value-type="float" office:value="62.8671" calcext:value-type="float">
            <text:p>62.8671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0.93" calcext:value-type="float">
            <text:p>100.93</text:p>
          </table:table-cell>
          <table:table-cell office:value-type="float" office:value="50.4648" calcext:value-type="float">
            <text:p>50.4648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0.501" calcext:value-type="float">
            <text:p>130.501</text:p>
          </table:table-cell>
          <table:table-cell office:value-type="float" office:value="65.2504" calcext:value-type="float">
            <text:p>65.2504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5.2811" calcext:value-type="float">
            <text:p>75.2811</text:p>
          </table:table-cell>
          <table:table-cell office:value-type="float" office:value="37.6405" calcext:value-type="float">
            <text:p>37.6405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1.129" calcext:value-type="float">
            <text:p>111.129</text:p>
          </table:table-cell>
          <table:table-cell office:value-type="float" office:value="55.5643" calcext:value-type="float">
            <text:p>55.5643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9.528" calcext:value-type="float">
            <text:p>169.528</text:p>
          </table:table-cell>
          <table:table-cell office:value-type="float" office:value="84.764" calcext:value-type="float">
            <text:p>84.764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9.247" calcext:value-type="float">
            <text:p>129.247</text:p>
          </table:table-cell>
          <table:table-cell office:value-type="float" office:value="64.6237" calcext:value-type="float">
            <text:p>64.6237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1.029" calcext:value-type="float">
            <text:p>121.029</text:p>
          </table:table-cell>
          <table:table-cell office:value-type="float" office:value="60.5146" calcext:value-type="float">
            <text:p>60.5146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3.927" calcext:value-type="float">
            <text:p>133.927</text:p>
          </table:table-cell>
          <table:table-cell office:value-type="float" office:value="66.9633" calcext:value-type="float">
            <text:p>66.9633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0.818" calcext:value-type="float">
            <text:p>130.818</text:p>
          </table:table-cell>
          <table:table-cell office:value-type="float" office:value="65.4091" calcext:value-type="float">
            <text:p>65.4091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4.619" calcext:value-type="float">
            <text:p>164.619</text:p>
          </table:table-cell>
          <table:table-cell office:value-type="float" office:value="82.3097" calcext:value-type="float">
            <text:p>82.3097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23.152" calcext:value-type="float">
            <text:p>223.152</text:p>
          </table:table-cell>
          <table:table-cell office:value-type="float" office:value="111.576" calcext:value-type="float">
            <text:p>111.576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9.537" calcext:value-type="float">
            <text:p>159.537</text:p>
          </table:table-cell>
          <table:table-cell office:value-type="float" office:value="79.7683" calcext:value-type="float">
            <text:p>79.7683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8.2471" calcext:value-type="float">
            <text:p>98.2471</text:p>
          </table:table-cell>
          <table:table-cell office:value-type="float" office:value="49.1235" calcext:value-type="float">
            <text:p>49.1235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2.096" calcext:value-type="float">
            <text:p>152.096</text:p>
          </table:table-cell>
          <table:table-cell office:value-type="float" office:value="76.0478" calcext:value-type="float">
            <text:p>76.0478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3.332" calcext:value-type="float">
            <text:p>163.332</text:p>
          </table:table-cell>
          <table:table-cell office:value-type="float" office:value="81.6661" calcext:value-type="float">
            <text:p>81.6661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1.657" calcext:value-type="float">
            <text:p>141.657</text:p>
          </table:table-cell>
          <table:table-cell office:value-type="float" office:value="70.8285" calcext:value-type="float">
            <text:p>70.8285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3.184" calcext:value-type="float">
            <text:p>103.184</text:p>
          </table:table-cell>
          <table:table-cell office:value-type="float" office:value="51.5919" calcext:value-type="float">
            <text:p>51.5919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6.326" calcext:value-type="float">
            <text:p>116.326</text:p>
          </table:table-cell>
          <table:table-cell office:value-type="float" office:value="58.163" calcext:value-type="float">
            <text:p>58.163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36.712" calcext:value-type="float">
            <text:p>236.712</text:p>
          </table:table-cell>
          <table:table-cell office:value-type="float" office:value="118.356" calcext:value-type="float">
            <text:p>118.356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2.442" calcext:value-type="float">
            <text:p>162.442</text:p>
          </table:table-cell>
          <table:table-cell office:value-type="float" office:value="81.2209" calcext:value-type="float">
            <text:p>81.2209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6.596" calcext:value-type="float">
            <text:p>136.596</text:p>
          </table:table-cell>
          <table:table-cell office:value-type="float" office:value="68.2982" calcext:value-type="float">
            <text:p>68.2982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9.181" calcext:value-type="float">
            <text:p>109.181</text:p>
          </table:table-cell>
          <table:table-cell office:value-type="float" office:value="54.5903" calcext:value-type="float">
            <text:p>54.5903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1.66" calcext:value-type="float">
            <text:p>131.66</text:p>
          </table:table-cell>
          <table:table-cell office:value-type="float" office:value="65.83" calcext:value-type="float">
            <text:p>65.83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2.128" calcext:value-type="float">
            <text:p>182.128</text:p>
          </table:table-cell>
          <table:table-cell office:value-type="float" office:value="91.064" calcext:value-type="float">
            <text:p>91.064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9.014" calcext:value-type="float">
            <text:p>189.014</text:p>
          </table:table-cell>
          <table:table-cell office:value-type="float" office:value="94.5068" calcext:value-type="float">
            <text:p>94.5068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7.073" calcext:value-type="float">
            <text:p>107.073</text:p>
          </table:table-cell>
          <table:table-cell office:value-type="float" office:value="53.5364" calcext:value-type="float">
            <text:p>53.5364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97.746" calcext:value-type="float">
            <text:p>197.746</text:p>
          </table:table-cell>
          <table:table-cell office:value-type="float" office:value="98.8728" calcext:value-type="float">
            <text:p>98.8728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0.758" calcext:value-type="float">
            <text:p>150.758</text:p>
          </table:table-cell>
          <table:table-cell office:value-type="float" office:value="75.3789" calcext:value-type="float">
            <text:p>75.3789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8.548" calcext:value-type="float">
            <text:p>138.548</text:p>
          </table:table-cell>
          <table:table-cell office:value-type="float" office:value="69.274" calcext:value-type="float">
            <text:p>69.274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3.783" calcext:value-type="float">
            <text:p>163.783</text:p>
          </table:table-cell>
          <table:table-cell office:value-type="float" office:value="81.8917" calcext:value-type="float">
            <text:p>81.8917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4.984" calcext:value-type="float">
            <text:p>124.984</text:p>
          </table:table-cell>
          <table:table-cell office:value-type="float" office:value="62.4919" calcext:value-type="float">
            <text:p>62.4919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9.043" calcext:value-type="float">
            <text:p>159.043</text:p>
          </table:table-cell>
          <table:table-cell office:value-type="float" office:value="79.5214" calcext:value-type="float">
            <text:p>79.5214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79.77" calcext:value-type="float">
            <text:p>179.77</text:p>
          </table:table-cell>
          <table:table-cell office:value-type="float" office:value="89.885" calcext:value-type="float">
            <text:p>89.885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2.701" calcext:value-type="float">
            <text:p>162.701</text:p>
          </table:table-cell>
          <table:table-cell office:value-type="float" office:value="81.3507" calcext:value-type="float">
            <text:p>81.3507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8.367" calcext:value-type="float">
            <text:p>148.367</text:p>
          </table:table-cell>
          <table:table-cell office:value-type="float" office:value="74.1834" calcext:value-type="float">
            <text:p>74.1834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5.588" calcext:value-type="float">
            <text:p>165.588</text:p>
          </table:table-cell>
          <table:table-cell office:value-type="float" office:value="82.7941" calcext:value-type="float">
            <text:p>82.7941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8.329" calcext:value-type="float">
            <text:p>128.329</text:p>
          </table:table-cell>
          <table:table-cell office:value-type="float" office:value="64.1645" calcext:value-type="float">
            <text:p>64.1645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26.125" calcext:value-type="float">
            <text:p>326.125</text:p>
          </table:table-cell>
          <table:table-cell office:value-type="float" office:value="163.062" calcext:value-type="float">
            <text:p>163.062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9.192" calcext:value-type="float">
            <text:p>109.192</text:p>
          </table:table-cell>
          <table:table-cell office:value-type="float" office:value="54.5959" calcext:value-type="float">
            <text:p>54.5959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5.808" calcext:value-type="float">
            <text:p>135.808</text:p>
          </table:table-cell>
          <table:table-cell office:value-type="float" office:value="67.9038" calcext:value-type="float">
            <text:p>67.9038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79.251" calcext:value-type="float">
            <text:p>179.251</text:p>
          </table:table-cell>
          <table:table-cell office:value-type="float" office:value="89.6254" calcext:value-type="float">
            <text:p>89.6254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3.636" calcext:value-type="float">
            <text:p>203.636</text:p>
          </table:table-cell>
          <table:table-cell office:value-type="float" office:value="101.818" calcext:value-type="float">
            <text:p>101.818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2.166" calcext:value-type="float">
            <text:p>102.166</text:p>
          </table:table-cell>
          <table:table-cell office:value-type="float" office:value="51.0828" calcext:value-type="float">
            <text:p>51.0828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5.526" calcext:value-type="float">
            <text:p>115.526</text:p>
          </table:table-cell>
          <table:table-cell office:value-type="float" office:value="57.7632" calcext:value-type="float">
            <text:p>57.7632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1.078" calcext:value-type="float">
            <text:p>121.078</text:p>
          </table:table-cell>
          <table:table-cell office:value-type="float" office:value="60.5389" calcext:value-type="float">
            <text:p>60.5389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3.958" calcext:value-type="float">
            <text:p>123.958</text:p>
          </table:table-cell>
          <table:table-cell office:value-type="float" office:value="61.9789" calcext:value-type="float">
            <text:p>61.9789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51.759" calcext:value-type="float">
            <text:p>251.759</text:p>
          </table:table-cell>
          <table:table-cell office:value-type="float" office:value="125.88" calcext:value-type="float">
            <text:p>125.88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0.325" calcext:value-type="float">
            <text:p>100.325</text:p>
          </table:table-cell>
          <table:table-cell office:value-type="float" office:value="50.1627" calcext:value-type="float">
            <text:p>50.1627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8.456" calcext:value-type="float">
            <text:p>168.456</text:p>
          </table:table-cell>
          <table:table-cell office:value-type="float" office:value="84.228" calcext:value-type="float">
            <text:p>84.228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5.695" calcext:value-type="float">
            <text:p>145.695</text:p>
          </table:table-cell>
          <table:table-cell office:value-type="float" office:value="72.8477" calcext:value-type="float">
            <text:p>72.8477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73.072" calcext:value-type="float">
            <text:p>173.072</text:p>
          </table:table-cell>
          <table:table-cell office:value-type="float" office:value="86.5361" calcext:value-type="float">
            <text:p>86.5361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0.718" calcext:value-type="float">
            <text:p>140.718</text:p>
          </table:table-cell>
          <table:table-cell office:value-type="float" office:value="70.3591" calcext:value-type="float">
            <text:p>70.3591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1.85" calcext:value-type="float">
            <text:p>161.85</text:p>
          </table:table-cell>
          <table:table-cell office:value-type="float" office:value="80.9248" calcext:value-type="float">
            <text:p>80.9248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1.533" calcext:value-type="float">
            <text:p>121.533</text:p>
          </table:table-cell>
          <table:table-cell office:value-type="float" office:value="60.7663" calcext:value-type="float">
            <text:p>60.7663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3.1" calcext:value-type="float">
            <text:p>153.1</text:p>
          </table:table-cell>
          <table:table-cell office:value-type="float" office:value="76.5502" calcext:value-type="float">
            <text:p>76.5502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3.02" calcext:value-type="float">
            <text:p>153.02</text:p>
          </table:table-cell>
          <table:table-cell office:value-type="float" office:value="76.5098" calcext:value-type="float">
            <text:p>76.5098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2.818" calcext:value-type="float">
            <text:p>132.818</text:p>
          </table:table-cell>
          <table:table-cell office:value-type="float" office:value="66.4092" calcext:value-type="float">
            <text:p>66.4092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1.765" calcext:value-type="float">
            <text:p>161.765</text:p>
          </table:table-cell>
          <table:table-cell office:value-type="float" office:value="80.8825" calcext:value-type="float">
            <text:p>80.8825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6.299" calcext:value-type="float">
            <text:p>136.299</text:p>
          </table:table-cell>
          <table:table-cell office:value-type="float" office:value="68.1495" calcext:value-type="float">
            <text:p>68.1495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94.614" calcext:value-type="float">
            <text:p>194.614</text:p>
          </table:table-cell>
          <table:table-cell office:value-type="float" office:value="97.307" calcext:value-type="float">
            <text:p>97.307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6.219" calcext:value-type="float">
            <text:p>106.219</text:p>
          </table:table-cell>
          <table:table-cell office:value-type="float" office:value="53.1096" calcext:value-type="float">
            <text:p>53.1096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5.884" calcext:value-type="float">
            <text:p>135.884</text:p>
          </table:table-cell>
          <table:table-cell office:value-type="float" office:value="67.9419" calcext:value-type="float">
            <text:p>67.9419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5.673" calcext:value-type="float">
            <text:p>145.673</text:p>
          </table:table-cell>
          <table:table-cell office:value-type="float" office:value="72.8367" calcext:value-type="float">
            <text:p>72.8367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9.192" calcext:value-type="float">
            <text:p>139.192</text:p>
          </table:table-cell>
          <table:table-cell office:value-type="float" office:value="69.5959" calcext:value-type="float">
            <text:p>69.5959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5.188" calcext:value-type="float">
            <text:p>165.188</text:p>
          </table:table-cell>
          <table:table-cell office:value-type="float" office:value="82.5942" calcext:value-type="float">
            <text:p>82.5942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6.39" calcext:value-type="float">
            <text:p>156.39</text:p>
          </table:table-cell>
          <table:table-cell office:value-type="float" office:value="78.195" calcext:value-type="float">
            <text:p>78.195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3.394" calcext:value-type="float">
            <text:p>143.394</text:p>
          </table:table-cell>
          <table:table-cell office:value-type="float" office:value="71.6971" calcext:value-type="float">
            <text:p>71.6971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8.861" calcext:value-type="float">
            <text:p>118.861</text:p>
          </table:table-cell>
          <table:table-cell office:value-type="float" office:value="59.4307" calcext:value-type="float">
            <text:p>59.4307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7.122" calcext:value-type="float">
            <text:p>137.122</text:p>
          </table:table-cell>
          <table:table-cell office:value-type="float" office:value="68.561" calcext:value-type="float">
            <text:p>68.561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6.0089" calcext:value-type="float">
            <text:p>96.0089</text:p>
          </table:table-cell>
          <table:table-cell office:value-type="float" office:value="48.0044" calcext:value-type="float">
            <text:p>48.0044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1.382" calcext:value-type="float">
            <text:p>131.382</text:p>
          </table:table-cell>
          <table:table-cell office:value-type="float" office:value="65.6912" calcext:value-type="float">
            <text:p>65.6912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8.3761" calcext:value-type="float">
            <text:p>98.3761</text:p>
          </table:table-cell>
          <table:table-cell office:value-type="float" office:value="49.1881" calcext:value-type="float">
            <text:p>49.1881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64.543" calcext:value-type="float">
            <text:p>264.543</text:p>
          </table:table-cell>
          <table:table-cell office:value-type="float" office:value="132.271" calcext:value-type="float">
            <text:p>132.271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2.535" calcext:value-type="float">
            <text:p>132.535</text:p>
          </table:table-cell>
          <table:table-cell office:value-type="float" office:value="66.2676" calcext:value-type="float">
            <text:p>66.2676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4.323" calcext:value-type="float">
            <text:p>164.323</text:p>
          </table:table-cell>
          <table:table-cell office:value-type="float" office:value="82.1617" calcext:value-type="float">
            <text:p>82.1617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4.62" calcext:value-type="float">
            <text:p>134.62</text:p>
          </table:table-cell>
          <table:table-cell office:value-type="float" office:value="67.3102" calcext:value-type="float">
            <text:p>67.3102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2.182" calcext:value-type="float">
            <text:p>142.182</text:p>
          </table:table-cell>
          <table:table-cell office:value-type="float" office:value="71.0909" calcext:value-type="float">
            <text:p>71.0909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2.787" calcext:value-type="float">
            <text:p>182.787</text:p>
          </table:table-cell>
          <table:table-cell office:value-type="float" office:value="91.3935" calcext:value-type="float">
            <text:p>91.3935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70.981" calcext:value-type="float">
            <text:p>170.981</text:p>
          </table:table-cell>
          <table:table-cell office:value-type="float" office:value="85.4903" calcext:value-type="float">
            <text:p>85.4903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79.636" calcext:value-type="float">
            <text:p>179.636</text:p>
          </table:table-cell>
          <table:table-cell office:value-type="float" office:value="89.8182" calcext:value-type="float">
            <text:p>89.8182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7.954" calcext:value-type="float">
            <text:p>147.954</text:p>
          </table:table-cell>
          <table:table-cell office:value-type="float" office:value="73.9768" calcext:value-type="float">
            <text:p>73.9768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9.112" calcext:value-type="float">
            <text:p>139.112</text:p>
          </table:table-cell>
          <table:table-cell office:value-type="float" office:value="69.556" calcext:value-type="float">
            <text:p>69.556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0.405" calcext:value-type="float">
            <text:p>100.405</text:p>
          </table:table-cell>
          <table:table-cell office:value-type="float" office:value="50.2027" calcext:value-type="float">
            <text:p>50.2027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7.488" calcext:value-type="float">
            <text:p>157.488</text:p>
          </table:table-cell>
          <table:table-cell office:value-type="float" office:value="78.7442" calcext:value-type="float">
            <text:p>78.7442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7.309" calcext:value-type="float">
            <text:p>167.309</text:p>
          </table:table-cell>
          <table:table-cell office:value-type="float" office:value="83.6546" calcext:value-type="float">
            <text:p>83.6546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94.937" calcext:value-type="float">
            <text:p>194.937</text:p>
          </table:table-cell>
          <table:table-cell office:value-type="float" office:value="97.4683" calcext:value-type="float">
            <text:p>97.4683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2.915" calcext:value-type="float">
            <text:p>142.915</text:p>
          </table:table-cell>
          <table:table-cell office:value-type="float" office:value="71.4577" calcext:value-type="float">
            <text:p>71.4577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52.547" calcext:value-type="float">
            <text:p>252.547</text:p>
          </table:table-cell>
          <table:table-cell office:value-type="float" office:value="126.273" calcext:value-type="float">
            <text:p>126.273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4.986" calcext:value-type="float">
            <text:p>124.986</text:p>
          </table:table-cell>
          <table:table-cell office:value-type="float" office:value="62.4931" calcext:value-type="float">
            <text:p>62.4931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91.289" calcext:value-type="float">
            <text:p>191.289</text:p>
          </table:table-cell>
          <table:table-cell office:value-type="float" office:value="95.6443" calcext:value-type="float">
            <text:p>95.6443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4.5308" calcext:value-type="float">
            <text:p>74.5308</text:p>
          </table:table-cell>
          <table:table-cell office:value-type="float" office:value="37.2654" calcext:value-type="float">
            <text:p>37.2654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8.949" calcext:value-type="float">
            <text:p>118.949</text:p>
          </table:table-cell>
          <table:table-cell office:value-type="float" office:value="59.4744" calcext:value-type="float">
            <text:p>59.4744</text:p>
          </table:table-cell>
          <table:table-cell table:number-columns-repeated="1016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SUM([.C103:.C202])" office:value-type="float" office:value="198" calcext:value-type="float">
            <text:p>198</text:p>
          </table:table-cell>
          <table:table-cell table:style-name="ce1" table:formula="of:=SUM([.D103:.D202])" office:value-type="float" office:value="0" calcext:value-type="float">
            <text:p>0</text:p>
          </table:table-cell>
          <table:table-cell table:style-name="ce1" table:formula="of:=SUM([.E103:.E202])" office:value-type="float" office:value="2" calcext:value-type="float">
            <text:p>2</text:p>
          </table:table-cell>
          <table:table-cell table:style-name="ce1" table:formula="of:=SUM([.F103:.F202])" office:value-type="float" office:value="200" calcext:value-type="float">
            <text:p>200</text:p>
          </table:table-cell>
          <table:table-cell table:style-name="ce1" table:formula="of:=SUM([.G103:.G202])" office:value-type="float" office:value="14969.1361" calcext:value-type="float">
            <text:p>14969.1361</text:p>
          </table:table-cell>
          <table:table-cell table:style-name="ce1" table:formula="of:=SUM([.H103:.H202])/99" office:value-type="float" office:value="75.6016868686869" calcext:value-type="float">
            <text:p>75.6016868686869</text:p>
          </table:table-cell>
          <table:table-cell table:style-name="ce1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3.233" calcext:value-type="float">
            <text:p>183.233</text:p>
          </table:table-cell>
          <table:table-cell office:value-type="float" office:value="91.6163" calcext:value-type="float">
            <text:p>91.6163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32.35" calcext:value-type="float">
            <text:p>232.35</text:p>
          </table:table-cell>
          <table:table-cell office:value-type="float" office:value="116.175" calcext:value-type="float">
            <text:p>116.175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4.555" calcext:value-type="float">
            <text:p>164.555</text:p>
          </table:table-cell>
          <table:table-cell office:value-type="float" office:value="82.2775" calcext:value-type="float">
            <text:p>82.2775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56.732" calcext:value-type="float">
            <text:p>256.732</text:p>
          </table:table-cell>
          <table:table-cell office:value-type="float" office:value="128.366" calcext:value-type="float">
            <text:p>128.366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16.778" calcext:value-type="float">
            <text:p>316.778</text:p>
          </table:table-cell>
          <table:table-cell office:value-type="float" office:value="158.389" calcext:value-type="float">
            <text:p>158.389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76.713" calcext:value-type="float">
            <text:p>176.713</text:p>
          </table:table-cell>
          <table:table-cell office:value-type="float" office:value="88.3565" calcext:value-type="float">
            <text:p>88.3565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35.162" calcext:value-type="float">
            <text:p>235.162</text:p>
          </table:table-cell>
          <table:table-cell office:value-type="float" office:value="117.581" calcext:value-type="float">
            <text:p>117.581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93.847" calcext:value-type="float">
            <text:p>193.847</text:p>
          </table:table-cell>
          <table:table-cell office:value-type="float" office:value="96.9234" calcext:value-type="float">
            <text:p>96.9234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4.209" calcext:value-type="float">
            <text:p>124.209</text:p>
          </table:table-cell>
          <table:table-cell office:value-type="float" office:value="62.1047" calcext:value-type="float">
            <text:p>62.1047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1.284" calcext:value-type="float">
            <text:p>181.284</text:p>
          </table:table-cell>
          <table:table-cell office:value-type="float" office:value="90.6422" calcext:value-type="float">
            <text:p>90.6422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1.519" calcext:value-type="float">
            <text:p>151.519</text:p>
          </table:table-cell>
          <table:table-cell office:value-type="float" office:value="75.7596" calcext:value-type="float">
            <text:p>75.7596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34.775" calcext:value-type="float">
            <text:p>234.775</text:p>
          </table:table-cell>
          <table:table-cell office:value-type="float" office:value="117.388" calcext:value-type="float">
            <text:p>117.388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79.373" calcext:value-type="float">
            <text:p>179.373</text:p>
          </table:table-cell>
          <table:table-cell office:value-type="float" office:value="89.6863" calcext:value-type="float">
            <text:p>89.6863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20.133" calcext:value-type="float">
            <text:p>220.133</text:p>
          </table:table-cell>
          <table:table-cell office:value-type="float" office:value="110.066" calcext:value-type="float">
            <text:p>110.066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76.977" calcext:value-type="float">
            <text:p>176.977</text:p>
          </table:table-cell>
          <table:table-cell office:value-type="float" office:value="88.4886" calcext:value-type="float">
            <text:p>88.4886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72.332" calcext:value-type="float">
            <text:p>172.332</text:p>
          </table:table-cell>
          <table:table-cell office:value-type="float" office:value="86.1661" calcext:value-type="float">
            <text:p>86.1661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4.248" calcext:value-type="float">
            <text:p>144.248</text:p>
          </table:table-cell>
          <table:table-cell office:value-type="float" office:value="72.1241" calcext:value-type="float">
            <text:p>72.1241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2.485" calcext:value-type="float">
            <text:p>162.485</text:p>
          </table:table-cell>
          <table:table-cell office:value-type="float" office:value="81.2426" calcext:value-type="float">
            <text:p>81.2426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78.056" calcext:value-type="float">
            <text:p>178.056</text:p>
          </table:table-cell>
          <table:table-cell office:value-type="float" office:value="89.0278" calcext:value-type="float">
            <text:p>89.0278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99.202" calcext:value-type="float">
            <text:p>199.202</text:p>
          </table:table-cell>
          <table:table-cell office:value-type="float" office:value="99.6012" calcext:value-type="float">
            <text:p>99.6012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1.203" calcext:value-type="float">
            <text:p>161.203</text:p>
          </table:table-cell>
          <table:table-cell office:value-type="float" office:value="80.6014" calcext:value-type="float">
            <text:p>80.6014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50.872" calcext:value-type="float">
            <text:p>250.872</text:p>
          </table:table-cell>
          <table:table-cell office:value-type="float" office:value="125.436" calcext:value-type="float">
            <text:p>125.436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8.639" calcext:value-type="float">
            <text:p>158.639</text:p>
          </table:table-cell>
          <table:table-cell office:value-type="float" office:value="79.3193" calcext:value-type="float">
            <text:p>79.3193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27.904" calcext:value-type="float">
            <text:p>227.904</text:p>
          </table:table-cell>
          <table:table-cell office:value-type="float" office:value="113.952" calcext:value-type="float">
            <text:p>113.952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23.97" calcext:value-type="float">
            <text:p>223.97</text:p>
          </table:table-cell>
          <table:table-cell office:value-type="float" office:value="111.985" calcext:value-type="float">
            <text:p>111.985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7.385" calcext:value-type="float">
            <text:p>127.385</text:p>
          </table:table-cell>
          <table:table-cell office:value-type="float" office:value="63.6924" calcext:value-type="float">
            <text:p>63.6924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8.632" calcext:value-type="float">
            <text:p>208.632</text:p>
          </table:table-cell>
          <table:table-cell office:value-type="float" office:value="104.316" calcext:value-type="float">
            <text:p>104.316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63.704" calcext:value-type="float">
            <text:p>263.704</text:p>
          </table:table-cell>
          <table:table-cell office:value-type="float" office:value="131.852" calcext:value-type="float">
            <text:p>131.852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19.758" calcext:value-type="float">
            <text:p>219.758</text:p>
          </table:table-cell>
          <table:table-cell office:value-type="float" office:value="109.879" calcext:value-type="float">
            <text:p>109.879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78.54" calcext:value-type="float">
            <text:p>178.54</text:p>
          </table:table-cell>
          <table:table-cell office:value-type="float" office:value="89.2699" calcext:value-type="float">
            <text:p>89.2699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77.687" calcext:value-type="float">
            <text:p>177.687</text:p>
          </table:table-cell>
          <table:table-cell office:value-type="float" office:value="88.8434" calcext:value-type="float">
            <text:p>88.8434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54.239" calcext:value-type="float">
            <text:p>254.239</text:p>
          </table:table-cell>
          <table:table-cell office:value-type="float" office:value="127.12" calcext:value-type="float">
            <text:p>127.12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23.518" calcext:value-type="float">
            <text:p>223.518</text:p>
          </table:table-cell>
          <table:table-cell office:value-type="float" office:value="111.759" calcext:value-type="float">
            <text:p>111.759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1.401" calcext:value-type="float">
            <text:p>181.401</text:p>
          </table:table-cell>
          <table:table-cell office:value-type="float" office:value="90.7007" calcext:value-type="float">
            <text:p>90.7007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6.592" calcext:value-type="float">
            <text:p>126.592</text:p>
          </table:table-cell>
          <table:table-cell office:value-type="float" office:value="63.2961" calcext:value-type="float">
            <text:p>63.2961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0.911" calcext:value-type="float">
            <text:p>200.911</text:p>
          </table:table-cell>
          <table:table-cell office:value-type="float" office:value="100.456" calcext:value-type="float">
            <text:p>100.456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5.804" calcext:value-type="float">
            <text:p>195.804</text:p>
          </table:table-cell>
          <table:table-cell office:value-type="float" office:value="97.902" calcext:value-type="float">
            <text:p>97.902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1.244" calcext:value-type="float">
            <text:p>161.244</text:p>
          </table:table-cell>
          <table:table-cell office:value-type="float" office:value="80.6222" calcext:value-type="float">
            <text:p>80.6222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8.745" calcext:value-type="float">
            <text:p>208.745</text:p>
          </table:table-cell>
          <table:table-cell office:value-type="float" office:value="104.372" calcext:value-type="float">
            <text:p>104.372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49.709" calcext:value-type="float">
            <text:p>149.709</text:p>
          </table:table-cell>
          <table:table-cell office:value-type="float" office:value="74.8544" calcext:value-type="float">
            <text:p>74.8544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8.245" calcext:value-type="float">
            <text:p>148.245</text:p>
          </table:table-cell>
          <table:table-cell office:value-type="float" office:value="74.1226" calcext:value-type="float">
            <text:p>74.1226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10.337" calcext:value-type="float">
            <text:p>210.337</text:p>
          </table:table-cell>
          <table:table-cell office:value-type="float" office:value="105.168" calcext:value-type="float">
            <text:p>105.168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70.885" calcext:value-type="float">
            <text:p>170.885</text:p>
          </table:table-cell>
          <table:table-cell office:value-type="float" office:value="85.4426" calcext:value-type="float">
            <text:p>85.4426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92.141" calcext:value-type="float">
            <text:p>192.141</text:p>
          </table:table-cell>
          <table:table-cell office:value-type="float" office:value="96.0704" calcext:value-type="float">
            <text:p>96.0704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3.487" calcext:value-type="float">
            <text:p>133.487</text:p>
          </table:table-cell>
          <table:table-cell office:value-type="float" office:value="66.7433" calcext:value-type="float">
            <text:p>66.7433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1.121" calcext:value-type="float">
            <text:p>181.121</text:p>
          </table:table-cell>
          <table:table-cell office:value-type="float" office:value="90.5604" calcext:value-type="float">
            <text:p>90.5604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0.623" calcext:value-type="float">
            <text:p>150.623</text:p>
          </table:table-cell>
          <table:table-cell office:value-type="float" office:value="75.3116" calcext:value-type="float">
            <text:p>75.3116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15.852" calcext:value-type="float">
            <text:p>215.852</text:p>
          </table:table-cell>
          <table:table-cell office:value-type="float" office:value="107.926" calcext:value-type="float">
            <text:p>107.926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3.922" calcext:value-type="float">
            <text:p>113.922</text:p>
          </table:table-cell>
          <table:table-cell office:value-type="float" office:value="56.9611" calcext:value-type="float">
            <text:p>56.9611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41.349" calcext:value-type="float">
            <text:p>241.349</text:p>
          </table:table-cell>
          <table:table-cell office:value-type="float" office:value="120.675" calcext:value-type="float">
            <text:p>120.675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1.734" calcext:value-type="float">
            <text:p>161.734</text:p>
          </table:table-cell>
          <table:table-cell office:value-type="float" office:value="80.8669" calcext:value-type="float">
            <text:p>80.8669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0.902" calcext:value-type="float">
            <text:p>180.902</text:p>
          </table:table-cell>
          <table:table-cell office:value-type="float" office:value="90.4511" calcext:value-type="float">
            <text:p>90.4511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58.537" calcext:value-type="float">
            <text:p>258.537</text:p>
          </table:table-cell>
          <table:table-cell office:value-type="float" office:value="129.268" calcext:value-type="float">
            <text:p>129.268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8.289" calcext:value-type="float">
            <text:p>188.289</text:p>
          </table:table-cell>
          <table:table-cell office:value-type="float" office:value="94.1443" calcext:value-type="float">
            <text:p>94.1443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6.668" calcext:value-type="float">
            <text:p>156.668</text:p>
          </table:table-cell>
          <table:table-cell office:value-type="float" office:value="78.3339" calcext:value-type="float">
            <text:p>78.3339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1.196" calcext:value-type="float">
            <text:p>151.196</text:p>
          </table:table-cell>
          <table:table-cell office:value-type="float" office:value="75.5981" calcext:value-type="float">
            <text:p>75.5981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15.088" calcext:value-type="float">
            <text:p>215.088</text:p>
          </table:table-cell>
          <table:table-cell office:value-type="float" office:value="107.544" calcext:value-type="float">
            <text:p>107.544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3.864" calcext:value-type="float">
            <text:p>203.864</text:p>
          </table:table-cell>
          <table:table-cell office:value-type="float" office:value="101.932" calcext:value-type="float">
            <text:p>101.932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66.608" calcext:value-type="float">
            <text:p>266.608</text:p>
          </table:table-cell>
          <table:table-cell office:value-type="float" office:value="133.304" calcext:value-type="float">
            <text:p>133.304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2.43" calcext:value-type="float">
            <text:p>132.43</text:p>
          </table:table-cell>
          <table:table-cell office:value-type="float" office:value="66.2148" calcext:value-type="float">
            <text:p>66.2148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37.186" calcext:value-type="float">
            <text:p>237.186</text:p>
          </table:table-cell>
          <table:table-cell office:value-type="float" office:value="118.593" calcext:value-type="float">
            <text:p>118.593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74.434" calcext:value-type="float">
            <text:p>174.434</text:p>
          </table:table-cell>
          <table:table-cell office:value-type="float" office:value="87.2171" calcext:value-type="float">
            <text:p>87.2171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8.511" calcext:value-type="float">
            <text:p>138.511</text:p>
          </table:table-cell>
          <table:table-cell office:value-type="float" office:value="69.2556" calcext:value-type="float">
            <text:p>69.2556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78.482" calcext:value-type="float">
            <text:p>178.482</text:p>
          </table:table-cell>
          <table:table-cell office:value-type="float" office:value="89.2409" calcext:value-type="float">
            <text:p>89.2409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6.078" calcext:value-type="float">
            <text:p>206.078</text:p>
          </table:table-cell>
          <table:table-cell office:value-type="float" office:value="103.039" calcext:value-type="float">
            <text:p>103.039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75.034" calcext:value-type="float">
            <text:p>175.034</text:p>
          </table:table-cell>
          <table:table-cell office:value-type="float" office:value="87.5172" calcext:value-type="float">
            <text:p>87.5172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39.568" calcext:value-type="float">
            <text:p>239.568</text:p>
          </table:table-cell>
          <table:table-cell office:value-type="float" office:value="119.784" calcext:value-type="float">
            <text:p>119.784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9.565" calcext:value-type="float">
            <text:p>159.565</text:p>
          </table:table-cell>
          <table:table-cell office:value-type="float" office:value="79.7825" calcext:value-type="float">
            <text:p>79.7825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7.64" calcext:value-type="float">
            <text:p>147.64</text:p>
          </table:table-cell>
          <table:table-cell office:value-type="float" office:value="73.8198" calcext:value-type="float">
            <text:p>73.8198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0.374" calcext:value-type="float">
            <text:p>150.374</text:p>
          </table:table-cell>
          <table:table-cell office:value-type="float" office:value="75.187" calcext:value-type="float">
            <text:p>75.187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7.505" calcext:value-type="float">
            <text:p>197.505</text:p>
          </table:table-cell>
          <table:table-cell office:value-type="float" office:value="98.7526" calcext:value-type="float">
            <text:p>98.7526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4.725" calcext:value-type="float">
            <text:p>144.725</text:p>
          </table:table-cell>
          <table:table-cell office:value-type="float" office:value="72.3627" calcext:value-type="float">
            <text:p>72.3627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3.745" calcext:value-type="float">
            <text:p>143.745</text:p>
          </table:table-cell>
          <table:table-cell office:value-type="float" office:value="71.8725" calcext:value-type="float">
            <text:p>71.8725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12.585" calcext:value-type="float">
            <text:p>212.585</text:p>
          </table:table-cell>
          <table:table-cell office:value-type="float" office:value="106.292" calcext:value-type="float">
            <text:p>106.292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58.21" calcext:value-type="float">
            <text:p>258.21</text:p>
          </table:table-cell>
          <table:table-cell office:value-type="float" office:value="129.105" calcext:value-type="float">
            <text:p>129.105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96.689" calcext:value-type="float">
            <text:p>196.689</text:p>
          </table:table-cell>
          <table:table-cell office:value-type="float" office:value="98.3446" calcext:value-type="float">
            <text:p>98.3446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12.22" calcext:value-type="float">
            <text:p>212.22</text:p>
          </table:table-cell>
          <table:table-cell office:value-type="float" office:value="106.11" calcext:value-type="float">
            <text:p>106.11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7.073" calcext:value-type="float">
            <text:p>137.073</text:p>
          </table:table-cell>
          <table:table-cell office:value-type="float" office:value="68.5365" calcext:value-type="float">
            <text:p>68.5365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50.38" calcext:value-type="float">
            <text:p>250.38</text:p>
          </table:table-cell>
          <table:table-cell office:value-type="float" office:value="125.19" calcext:value-type="float">
            <text:p>125.19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99.325" calcext:value-type="float">
            <text:p>199.325</text:p>
          </table:table-cell>
          <table:table-cell office:value-type="float" office:value="99.6625" calcext:value-type="float">
            <text:p>99.6625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4.223" calcext:value-type="float">
            <text:p>204.223</text:p>
          </table:table-cell>
          <table:table-cell office:value-type="float" office:value="102.112" calcext:value-type="float">
            <text:p>102.112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8.262" calcext:value-type="float">
            <text:p>148.262</text:p>
          </table:table-cell>
          <table:table-cell office:value-type="float" office:value="74.1308" calcext:value-type="float">
            <text:p>74.1308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98.448" calcext:value-type="float">
            <text:p>198.448</text:p>
          </table:table-cell>
          <table:table-cell office:value-type="float" office:value="99.2242" calcext:value-type="float">
            <text:p>99.2242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74.124" calcext:value-type="float">
            <text:p>174.124</text:p>
          </table:table-cell>
          <table:table-cell office:value-type="float" office:value="87.0619" calcext:value-type="float">
            <text:p>87.0619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96.555" calcext:value-type="float">
            <text:p>196.555</text:p>
          </table:table-cell>
          <table:table-cell office:value-type="float" office:value="98.2777" calcext:value-type="float">
            <text:p>98.2777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5.339" calcext:value-type="float">
            <text:p>165.339</text:p>
          </table:table-cell>
          <table:table-cell office:value-type="float" office:value="82.6695" calcext:value-type="float">
            <text:p>82.6695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7.471" calcext:value-type="float">
            <text:p>127.471</text:p>
          </table:table-cell>
          <table:table-cell office:value-type="float" office:value="63.7356" calcext:value-type="float">
            <text:p>63.7356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0.845" calcext:value-type="float">
            <text:p>180.845</text:p>
          </table:table-cell>
          <table:table-cell office:value-type="float" office:value="90.4226" calcext:value-type="float">
            <text:p>90.4226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31.442" calcext:value-type="float">
            <text:p>231.442</text:p>
          </table:table-cell>
          <table:table-cell office:value-type="float" office:value="115.721" calcext:value-type="float">
            <text:p>115.721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91.243" calcext:value-type="float">
            <text:p>291.243</text:p>
          </table:table-cell>
          <table:table-cell office:value-type="float" office:value="145.622" calcext:value-type="float">
            <text:p>145.622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3.382" calcext:value-type="float">
            <text:p>203.382</text:p>
          </table:table-cell>
          <table:table-cell office:value-type="float" office:value="101.691" calcext:value-type="float">
            <text:p>101.691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3.5863" calcext:value-type="float">
            <text:p>93.5863</text:p>
          </table:table-cell>
          <table:table-cell office:value-type="float" office:value="46.7931" calcext:value-type="float">
            <text:p>46.7931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7.0883" calcext:value-type="float">
            <text:p>97.0883</text:p>
          </table:table-cell>
          <table:table-cell office:value-type="float" office:value="48.5442" calcext:value-type="float">
            <text:p>48.5442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7.363" calcext:value-type="float">
            <text:p>137.363</text:p>
          </table:table-cell>
          <table:table-cell office:value-type="float" office:value="68.6813" calcext:value-type="float">
            <text:p>68.6813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6.143" calcext:value-type="float">
            <text:p>116.143</text:p>
          </table:table-cell>
          <table:table-cell office:value-type="float" office:value="58.0715" calcext:value-type="float">
            <text:p>58.0715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2.039" calcext:value-type="float">
            <text:p>152.039</text:p>
          </table:table-cell>
          <table:table-cell office:value-type="float" office:value="76.0193" calcext:value-type="float">
            <text:p>76.0193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33.185" calcext:value-type="float">
            <text:p>233.185</text:p>
          </table:table-cell>
          <table:table-cell office:value-type="float" office:value="116.592" calcext:value-type="float">
            <text:p>116.592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90.2" calcext:value-type="float">
            <text:p>190.2</text:p>
          </table:table-cell>
          <table:table-cell office:value-type="float" office:value="95.0999" calcext:value-type="float">
            <text:p>95.0999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5.534" calcext:value-type="float">
            <text:p>185.534</text:p>
          </table:table-cell>
          <table:table-cell office:value-type="float" office:value="92.767" calcext:value-type="float">
            <text:p>92.767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45.721" calcext:value-type="float">
            <text:p>245.721</text:p>
          </table:table-cell>
          <table:table-cell office:value-type="float" office:value="122.86" calcext:value-type="float">
            <text:p>122.86</text:p>
          </table:table-cell>
          <table:table-cell table:number-columns-repeated="1016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SUM([.C205:.C304])" office:value-type="float" office:value="108" calcext:value-type="float">
            <text:p>108</text:p>
          </table:table-cell>
          <table:table-cell table:style-name="ce1" table:formula="of:=SUM([.D205:.D304])" office:value-type="float" office:value="50" calcext:value-type="float">
            <text:p>50</text:p>
          </table:table-cell>
          <table:table-cell table:style-name="ce1" table:formula="of:=SUM([.E205:.E304])" office:value-type="float" office:value="42" calcext:value-type="float">
            <text:p>42</text:p>
          </table:table-cell>
          <table:table-cell table:style-name="ce1" table:formula="of:=SUM([.F205:.F304])" office:value-type="float" office:value="200" calcext:value-type="float">
            <text:p>200</text:p>
          </table:table-cell>
          <table:table-cell table:style-name="ce1" table:formula="of:=SUM([.G205:.G304])" office:value-type="float" office:value="18789.2206" calcext:value-type="float">
            <text:p>18789.2206</text:p>
          </table:table-cell>
          <table:table-cell table:style-name="ce1" table:formula="of:=SUM([.H205:.H304])/99" office:value-type="float" office:value="94.8950494949495" calcext:value-type="float">
            <text:p>94.8950494949495</text:p>
          </table:table-cell>
          <table:table-cell table:style-name="ce1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7.975" calcext:value-type="float">
            <text:p>167.975</text:p>
          </table:table-cell>
          <table:table-cell office:value-type="float" office:value="83.9877" calcext:value-type="float">
            <text:p>83.9877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8.858" calcext:value-type="float">
            <text:p>148.858</text:p>
          </table:table-cell>
          <table:table-cell office:value-type="float" office:value="74.4292" calcext:value-type="float">
            <text:p>74.4292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1.825" calcext:value-type="float">
            <text:p>181.825</text:p>
          </table:table-cell>
          <table:table-cell office:value-type="float" office:value="90.9127" calcext:value-type="float">
            <text:p>90.9127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20.428" calcext:value-type="float">
            <text:p>220.428</text:p>
          </table:table-cell>
          <table:table-cell office:value-type="float" office:value="110.214" calcext:value-type="float">
            <text:p>110.214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96.293" calcext:value-type="float">
            <text:p>196.293</text:p>
          </table:table-cell>
          <table:table-cell office:value-type="float" office:value="98.1465" calcext:value-type="float">
            <text:p>98.1465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5.725" calcext:value-type="float">
            <text:p>205.725</text:p>
          </table:table-cell>
          <table:table-cell office:value-type="float" office:value="102.862" calcext:value-type="float">
            <text:p>102.862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9.062" calcext:value-type="float">
            <text:p>189.062</text:p>
          </table:table-cell>
          <table:table-cell office:value-type="float" office:value="94.531" calcext:value-type="float">
            <text:p>94.531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2.652" calcext:value-type="float">
            <text:p>142.652</text:p>
          </table:table-cell>
          <table:table-cell office:value-type="float" office:value="71.3259" calcext:value-type="float">
            <text:p>71.3259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9.761" calcext:value-type="float">
            <text:p>189.761</text:p>
          </table:table-cell>
          <table:table-cell office:value-type="float" office:value="94.8805" calcext:value-type="float">
            <text:p>94.8805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8.587" calcext:value-type="float">
            <text:p>168.587</text:p>
          </table:table-cell>
          <table:table-cell office:value-type="float" office:value="84.2933" calcext:value-type="float">
            <text:p>84.2933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97.619" calcext:value-type="float">
            <text:p>197.619</text:p>
          </table:table-cell>
          <table:table-cell office:value-type="float" office:value="98.8094" calcext:value-type="float">
            <text:p>98.8094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90.762" calcext:value-type="float">
            <text:p>190.762</text:p>
          </table:table-cell>
          <table:table-cell office:value-type="float" office:value="95.3811" calcext:value-type="float">
            <text:p>95.3811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0.918" calcext:value-type="float">
            <text:p>200.918</text:p>
          </table:table-cell>
          <table:table-cell office:value-type="float" office:value="100.459" calcext:value-type="float">
            <text:p>100.459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46.789" calcext:value-type="float">
            <text:p>246.789</text:p>
          </table:table-cell>
          <table:table-cell office:value-type="float" office:value="123.394" calcext:value-type="float">
            <text:p>123.394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2.028" calcext:value-type="float">
            <text:p>182.028</text:p>
          </table:table-cell>
          <table:table-cell office:value-type="float" office:value="91.014" calcext:value-type="float">
            <text:p>91.014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4.083" calcext:value-type="float">
            <text:p>164.083</text:p>
          </table:table-cell>
          <table:table-cell office:value-type="float" office:value="82.0416" calcext:value-type="float">
            <text:p>82.0416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9.345" calcext:value-type="float">
            <text:p>149.345</text:p>
          </table:table-cell>
          <table:table-cell office:value-type="float" office:value="74.6723" calcext:value-type="float">
            <text:p>74.6723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4.23" calcext:value-type="float">
            <text:p>154.23</text:p>
          </table:table-cell>
          <table:table-cell office:value-type="float" office:value="77.115" calcext:value-type="float">
            <text:p>77.115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79.347" calcext:value-type="float">
            <text:p>179.347</text:p>
          </table:table-cell>
          <table:table-cell office:value-type="float" office:value="89.6737" calcext:value-type="float">
            <text:p>89.6737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5.486" calcext:value-type="float">
            <text:p>105.486</text:p>
          </table:table-cell>
          <table:table-cell office:value-type="float" office:value="52.7429" calcext:value-type="float">
            <text:p>52.7429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00.571" calcext:value-type="float">
            <text:p>200.571</text:p>
          </table:table-cell>
          <table:table-cell office:value-type="float" office:value="100.286" calcext:value-type="float">
            <text:p>100.286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7.862" calcext:value-type="float">
            <text:p>207.862</text:p>
          </table:table-cell>
          <table:table-cell office:value-type="float" office:value="103.931" calcext:value-type="float">
            <text:p>103.931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26.711" calcext:value-type="float">
            <text:p>226.711</text:p>
          </table:table-cell>
          <table:table-cell office:value-type="float" office:value="113.356" calcext:value-type="float">
            <text:p>113.356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9.894" calcext:value-type="float">
            <text:p>209.894</text:p>
          </table:table-cell>
          <table:table-cell office:value-type="float" office:value="104.947" calcext:value-type="float">
            <text:p>104.947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7.934" calcext:value-type="float">
            <text:p>167.934</text:p>
          </table:table-cell>
          <table:table-cell office:value-type="float" office:value="83.9669" calcext:value-type="float">
            <text:p>83.9669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78.567" calcext:value-type="float">
            <text:p>178.567</text:p>
          </table:table-cell>
          <table:table-cell office:value-type="float" office:value="89.2836" calcext:value-type="float">
            <text:p>89.2836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96.671" calcext:value-type="float">
            <text:p>196.671</text:p>
          </table:table-cell>
          <table:table-cell office:value-type="float" office:value="98.3355" calcext:value-type="float">
            <text:p>98.3355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7.331" calcext:value-type="float">
            <text:p>117.331</text:p>
          </table:table-cell>
          <table:table-cell office:value-type="float" office:value="58.6654" calcext:value-type="float">
            <text:p>58.6654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5.57" calcext:value-type="float">
            <text:p>155.57</text:p>
          </table:table-cell>
          <table:table-cell office:value-type="float" office:value="77.7849" calcext:value-type="float">
            <text:p>77.7849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6.631" calcext:value-type="float">
            <text:p>156.631</text:p>
          </table:table-cell>
          <table:table-cell office:value-type="float" office:value="78.3156" calcext:value-type="float">
            <text:p>78.3156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0.734" calcext:value-type="float">
            <text:p>120.734</text:p>
          </table:table-cell>
          <table:table-cell office:value-type="float" office:value="60.3669" calcext:value-type="float">
            <text:p>60.3669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90.418" calcext:value-type="float">
            <text:p>190.418</text:p>
          </table:table-cell>
          <table:table-cell office:value-type="float" office:value="95.2089" calcext:value-type="float">
            <text:p>95.2089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6.095" calcext:value-type="float">
            <text:p>136.095</text:p>
          </table:table-cell>
          <table:table-cell office:value-type="float" office:value="68.0477" calcext:value-type="float">
            <text:p>68.0477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47.218" calcext:value-type="float">
            <text:p>247.218</text:p>
          </table:table-cell>
          <table:table-cell office:value-type="float" office:value="123.609" calcext:value-type="float">
            <text:p>123.609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72.479" calcext:value-type="float">
            <text:p>172.479</text:p>
          </table:table-cell>
          <table:table-cell office:value-type="float" office:value="86.2393" calcext:value-type="float">
            <text:p>86.2393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5.559" calcext:value-type="float">
            <text:p>115.559</text:p>
          </table:table-cell>
          <table:table-cell office:value-type="float" office:value="57.7797" calcext:value-type="float">
            <text:p>57.7797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4.226" calcext:value-type="float">
            <text:p>204.226</text:p>
          </table:table-cell>
          <table:table-cell office:value-type="float" office:value="102.113" calcext:value-type="float">
            <text:p>102.113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2.968" calcext:value-type="float">
            <text:p>162.968</text:p>
          </table:table-cell>
          <table:table-cell office:value-type="float" office:value="81.4842" calcext:value-type="float">
            <text:p>81.4842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9.498" calcext:value-type="float">
            <text:p>189.498</text:p>
          </table:table-cell>
          <table:table-cell office:value-type="float" office:value="94.7491" calcext:value-type="float">
            <text:p>94.7491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0.833" calcext:value-type="float">
            <text:p>180.833</text:p>
          </table:table-cell>
          <table:table-cell office:value-type="float" office:value="90.4166" calcext:value-type="float">
            <text:p>90.4166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5.364" calcext:value-type="float">
            <text:p>155.364</text:p>
          </table:table-cell>
          <table:table-cell office:value-type="float" office:value="77.6822" calcext:value-type="float">
            <text:p>77.6822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3.777" calcext:value-type="float">
            <text:p>163.777</text:p>
          </table:table-cell>
          <table:table-cell office:value-type="float" office:value="81.8883" calcext:value-type="float">
            <text:p>81.8883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0.104" calcext:value-type="float">
            <text:p>200.104</text:p>
          </table:table-cell>
          <table:table-cell office:value-type="float" office:value="100.052" calcext:value-type="float">
            <text:p>100.052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6.62" calcext:value-type="float">
            <text:p>166.62</text:p>
          </table:table-cell>
          <table:table-cell office:value-type="float" office:value="83.3098" calcext:value-type="float">
            <text:p>83.3098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33.852" calcext:value-type="float">
            <text:p>233.852</text:p>
          </table:table-cell>
          <table:table-cell office:value-type="float" office:value="116.926" calcext:value-type="float">
            <text:p>116.926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17.268" calcext:value-type="float">
            <text:p>217.268</text:p>
          </table:table-cell>
          <table:table-cell office:value-type="float" office:value="108.634" calcext:value-type="float">
            <text:p>108.634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7.764" calcext:value-type="float">
            <text:p>187.764</text:p>
          </table:table-cell>
          <table:table-cell office:value-type="float" office:value="93.882" calcext:value-type="float">
            <text:p>93.882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2.716" calcext:value-type="float">
            <text:p>142.716</text:p>
          </table:table-cell>
          <table:table-cell office:value-type="float" office:value="71.3579" calcext:value-type="float">
            <text:p>71.3579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20.173" calcext:value-type="float">
            <text:p>220.173</text:p>
          </table:table-cell>
          <table:table-cell office:value-type="float" office:value="110.087" calcext:value-type="float">
            <text:p>110.087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79.289" calcext:value-type="float">
            <text:p>179.289</text:p>
          </table:table-cell>
          <table:table-cell office:value-type="float" office:value="89.6444" calcext:value-type="float">
            <text:p>89.6444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8.187" calcext:value-type="float">
            <text:p>188.187</text:p>
          </table:table-cell>
          <table:table-cell office:value-type="float" office:value="94.0935" calcext:value-type="float">
            <text:p>94.0935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14.487" calcext:value-type="float">
            <text:p>214.487</text:p>
          </table:table-cell>
          <table:table-cell office:value-type="float" office:value="107.243" calcext:value-type="float">
            <text:p>107.243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7.823" calcext:value-type="float">
            <text:p>127.823</text:p>
          </table:table-cell>
          <table:table-cell office:value-type="float" office:value="63.9117" calcext:value-type="float">
            <text:p>63.9117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4.239" calcext:value-type="float">
            <text:p>144.239</text:p>
          </table:table-cell>
          <table:table-cell office:value-type="float" office:value="72.1196" calcext:value-type="float">
            <text:p>72.1196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9.481" calcext:value-type="float">
            <text:p>159.481</text:p>
          </table:table-cell>
          <table:table-cell office:value-type="float" office:value="79.7406" calcext:value-type="float">
            <text:p>79.7406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8.639" calcext:value-type="float">
            <text:p>128.639</text:p>
          </table:table-cell>
          <table:table-cell office:value-type="float" office:value="64.3194" calcext:value-type="float">
            <text:p>64.3194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8.711" calcext:value-type="float">
            <text:p>168.711</text:p>
          </table:table-cell>
          <table:table-cell office:value-type="float" office:value="84.3553" calcext:value-type="float">
            <text:p>84.3553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7.92" calcext:value-type="float">
            <text:p>127.92</text:p>
          </table:table-cell>
          <table:table-cell office:value-type="float" office:value="63.9602" calcext:value-type="float">
            <text:p>63.9602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55.88" calcext:value-type="float">
            <text:p>255.88</text:p>
          </table:table-cell>
          <table:table-cell office:value-type="float" office:value="127.94" calcext:value-type="float">
            <text:p>127.94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1.232" calcext:value-type="float">
            <text:p>161.232</text:p>
          </table:table-cell>
          <table:table-cell office:value-type="float" office:value="80.6162" calcext:value-type="float">
            <text:p>80.6162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3.378" calcext:value-type="float">
            <text:p>153.378</text:p>
          </table:table-cell>
          <table:table-cell office:value-type="float" office:value="76.6892" calcext:value-type="float">
            <text:p>76.6892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7.229" calcext:value-type="float">
            <text:p>167.229</text:p>
          </table:table-cell>
          <table:table-cell office:value-type="float" office:value="83.6144" calcext:value-type="float">
            <text:p>83.6144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11.852" calcext:value-type="float">
            <text:p>211.852</text:p>
          </table:table-cell>
          <table:table-cell office:value-type="float" office:value="105.926" calcext:value-type="float">
            <text:p>105.926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8.402" calcext:value-type="float">
            <text:p>168.402</text:p>
          </table:table-cell>
          <table:table-cell office:value-type="float" office:value="84.2008" calcext:value-type="float">
            <text:p>84.2008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2.761" calcext:value-type="float">
            <text:p>162.761</text:p>
          </table:table-cell>
          <table:table-cell office:value-type="float" office:value="81.3805" calcext:value-type="float">
            <text:p>81.3805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96.589" calcext:value-type="float">
            <text:p>196.589</text:p>
          </table:table-cell>
          <table:table-cell office:value-type="float" office:value="98.2945" calcext:value-type="float">
            <text:p>98.2945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11.757" calcext:value-type="float">
            <text:p>211.757</text:p>
          </table:table-cell>
          <table:table-cell office:value-type="float" office:value="105.879" calcext:value-type="float">
            <text:p>105.879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6.461" calcext:value-type="float">
            <text:p>166.461</text:p>
          </table:table-cell>
          <table:table-cell office:value-type="float" office:value="83.2306" calcext:value-type="float">
            <text:p>83.2306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5.921" calcext:value-type="float">
            <text:p>145.921</text:p>
          </table:table-cell>
          <table:table-cell office:value-type="float" office:value="72.9606" calcext:value-type="float">
            <text:p>72.9606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1.122" calcext:value-type="float">
            <text:p>141.122</text:p>
          </table:table-cell>
          <table:table-cell office:value-type="float" office:value="70.5608" calcext:value-type="float">
            <text:p>70.5608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2.388" calcext:value-type="float">
            <text:p>112.388</text:p>
          </table:table-cell>
          <table:table-cell office:value-type="float" office:value="56.1938" calcext:value-type="float">
            <text:p>56.1938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3.517" calcext:value-type="float">
            <text:p>153.517</text:p>
          </table:table-cell>
          <table:table-cell office:value-type="float" office:value="76.7587" calcext:value-type="float">
            <text:p>76.7587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3.462" calcext:value-type="float">
            <text:p>163.462</text:p>
          </table:table-cell>
          <table:table-cell office:value-type="float" office:value="81.7312" calcext:value-type="float">
            <text:p>81.7312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1.541" calcext:value-type="float">
            <text:p>151.541</text:p>
          </table:table-cell>
          <table:table-cell office:value-type="float" office:value="75.7704" calcext:value-type="float">
            <text:p>75.7704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2.927" calcext:value-type="float">
            <text:p>182.927</text:p>
          </table:table-cell>
          <table:table-cell office:value-type="float" office:value="91.4633" calcext:value-type="float">
            <text:p>91.4633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7.376" calcext:value-type="float">
            <text:p>107.376</text:p>
          </table:table-cell>
          <table:table-cell office:value-type="float" office:value="53.6882" calcext:value-type="float">
            <text:p>53.6882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9.704" calcext:value-type="float">
            <text:p>189.704</text:p>
          </table:table-cell>
          <table:table-cell office:value-type="float" office:value="94.8519" calcext:value-type="float">
            <text:p>94.8519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1.475" calcext:value-type="float">
            <text:p>131.475</text:p>
          </table:table-cell>
          <table:table-cell office:value-type="float" office:value="65.7374" calcext:value-type="float">
            <text:p>65.7374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1.673" calcext:value-type="float">
            <text:p>161.673</text:p>
          </table:table-cell>
          <table:table-cell office:value-type="float" office:value="80.8364" calcext:value-type="float">
            <text:p>80.8364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74.075" calcext:value-type="float">
            <text:p>174.075</text:p>
          </table:table-cell>
          <table:table-cell office:value-type="float" office:value="87.0376" calcext:value-type="float">
            <text:p>87.0376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78.817" calcext:value-type="float">
            <text:p>178.817</text:p>
          </table:table-cell>
          <table:table-cell office:value-type="float" office:value="89.4085" calcext:value-type="float">
            <text:p>89.4085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9.411" calcext:value-type="float">
            <text:p>139.411</text:p>
          </table:table-cell>
          <table:table-cell office:value-type="float" office:value="69.7054" calcext:value-type="float">
            <text:p>69.7054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1.376" calcext:value-type="float">
            <text:p>161.376</text:p>
          </table:table-cell>
          <table:table-cell office:value-type="float" office:value="80.6881" calcext:value-type="float">
            <text:p>80.6881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6.893" calcext:value-type="float">
            <text:p>166.893</text:p>
          </table:table-cell>
          <table:table-cell office:value-type="float" office:value="83.4463" calcext:value-type="float">
            <text:p>83.4463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9.84" calcext:value-type="float">
            <text:p>119.84</text:p>
          </table:table-cell>
          <table:table-cell office:value-type="float" office:value="59.9199" calcext:value-type="float">
            <text:p>59.9199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70.34" calcext:value-type="float">
            <text:p>170.34</text:p>
          </table:table-cell>
          <table:table-cell office:value-type="float" office:value="85.1701" calcext:value-type="float">
            <text:p>85.1701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2.663" calcext:value-type="float">
            <text:p>122.663</text:p>
          </table:table-cell>
          <table:table-cell office:value-type="float" office:value="61.3317" calcext:value-type="float">
            <text:p>61.3317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7.184" calcext:value-type="float">
            <text:p>127.184</text:p>
          </table:table-cell>
          <table:table-cell office:value-type="float" office:value="63.5922" calcext:value-type="float">
            <text:p>63.5922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0.929" calcext:value-type="float">
            <text:p>180.929</text:p>
          </table:table-cell>
          <table:table-cell office:value-type="float" office:value="90.4644" calcext:value-type="float">
            <text:p>90.4644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8.31" calcext:value-type="float">
            <text:p>158.31</text:p>
          </table:table-cell>
          <table:table-cell office:value-type="float" office:value="79.1551" calcext:value-type="float">
            <text:p>79.1551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9.032" calcext:value-type="float">
            <text:p>209.032</text:p>
          </table:table-cell>
          <table:table-cell office:value-type="float" office:value="104.516" calcext:value-type="float">
            <text:p>104.516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2.177" calcext:value-type="float">
            <text:p>142.177</text:p>
          </table:table-cell>
          <table:table-cell office:value-type="float" office:value="71.0885" calcext:value-type="float">
            <text:p>71.0885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93.976" calcext:value-type="float">
            <text:p>293.976</text:p>
          </table:table-cell>
          <table:table-cell office:value-type="float" office:value="146.988" calcext:value-type="float">
            <text:p>146.988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77.646" calcext:value-type="float">
            <text:p>177.646</text:p>
          </table:table-cell>
          <table:table-cell office:value-type="float" office:value="88.8232" calcext:value-type="float">
            <text:p>88.8232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28.026" calcext:value-type="float">
            <text:p>228.026</text:p>
          </table:table-cell>
          <table:table-cell office:value-type="float" office:value="114.013" calcext:value-type="float">
            <text:p>114.013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7.34" calcext:value-type="float">
            <text:p>167.34</text:p>
          </table:table-cell>
          <table:table-cell office:value-type="float" office:value="83.6702" calcext:value-type="float">
            <text:p>83.6702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17.161" calcext:value-type="float">
            <text:p>217.161</text:p>
          </table:table-cell>
          <table:table-cell office:value-type="float" office:value="108.58" calcext:value-type="float">
            <text:p>108.58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8.653" calcext:value-type="float">
            <text:p>128.653</text:p>
          </table:table-cell>
          <table:table-cell office:value-type="float" office:value="64.3266" calcext:value-type="float">
            <text:p>64.3266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6.802" calcext:value-type="float">
            <text:p>186.802</text:p>
          </table:table-cell>
          <table:table-cell office:value-type="float" office:value="93.4009" calcext:value-type="float">
            <text:p>93.4009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9.987" calcext:value-type="float">
            <text:p>149.987</text:p>
          </table:table-cell>
          <table:table-cell office:value-type="float" office:value="74.9933" calcext:value-type="float">
            <text:p>74.9933</text:p>
          </table:table-cell>
          <table:table-cell table:number-columns-repeated="1016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formula="of:=SUM([.C307:.C406])" office:value-type="float" office:value="111" calcext:value-type="float">
            <text:p>111</text:p>
          </table:table-cell>
          <table:table-cell table:style-name="ce1" table:formula="of:=SUM([.D307:.D406])" office:value-type="float" office:value="49" calcext:value-type="float">
            <text:p>49</text:p>
          </table:table-cell>
          <table:table-cell table:style-name="ce1" table:formula="of:=SUM([.E307:.E406])" office:value-type="float" office:value="40" calcext:value-type="float">
            <text:p>40</text:p>
          </table:table-cell>
          <table:table-cell table:style-name="ce1" table:formula="of:=SUM([.F307:.F406])" office:value-type="float" office:value="200" calcext:value-type="float">
            <text:p>200</text:p>
          </table:table-cell>
          <table:table-cell table:style-name="ce1" table:formula="of:=SUM([.G307:.G406])" office:value-type="float" office:value="17343.242" calcext:value-type="float">
            <text:p>17343.242</text:p>
          </table:table-cell>
          <table:table-cell table:style-name="ce1" table:formula="of:=SUM([.H307:.H406])/99" office:value-type="float" office:value="87.5921404040404" calcext:value-type="float">
            <text:p>87.5921404040404</text:p>
          </table:table-cell>
          <table:table-cell table:style-name="ce1" table:number-columns-repeated="1016"/>
        </table:table-row>
      </table:table>
      <table:table table:name="rollout" table:style-name="ta1">
        <table:table-column table:style-name="co7" table:number-columns-repeated="1024" table:default-cell-style-name="Default"/>
        <table:table-row table:style-name="ro1">
          <table:table-cell table:number-columns-repeated="2" office:value-type="string" calcext:value-type="string">
            <text:p>AI ID</text:p>
          </table:table-cell>
          <table:table-cell office:value-type="string" calcext:value-type="string">
            <text:p>Player 1 Wins</text:p>
          </table:table-cell>
          <table:table-cell office:value-type="string" calcext:value-type="string">
            <text:p>Player 2 Wins</text:p>
          </table:table-cell>
          <table:table-cell office:value-type="string" calcext:value-type="string">
            <text:p>Draws</text:p>
          </table:table-cell>
          <table:table-cell office:value-type="string" calcext:value-type="string">
            <text:p>Max Runs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Average Time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21.565" calcext:value-type="float">
            <text:p>221.565</text:p>
          </table:table-cell>
          <table:table-cell office:value-type="float" office:value="110.783" calcext:value-type="float">
            <text:p>110.783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6.67" calcext:value-type="float">
            <text:p>166.67</text:p>
          </table:table-cell>
          <table:table-cell office:value-type="float" office:value="83.3351" calcext:value-type="float">
            <text:p>83.3351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2.216" calcext:value-type="float">
            <text:p>162.216</text:p>
          </table:table-cell>
          <table:table-cell office:value-type="float" office:value="81.1079" calcext:value-type="float">
            <text:p>81.1079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77.409" calcext:value-type="float">
            <text:p>277.409</text:p>
          </table:table-cell>
          <table:table-cell office:value-type="float" office:value="138.705" calcext:value-type="float">
            <text:p>138.705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7.668" calcext:value-type="float">
            <text:p>207.668</text:p>
          </table:table-cell>
          <table:table-cell office:value-type="float" office:value="103.834" calcext:value-type="float">
            <text:p>103.834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4.117" calcext:value-type="float">
            <text:p>184.117</text:p>
          </table:table-cell>
          <table:table-cell office:value-type="float" office:value="92.0584" calcext:value-type="float">
            <text:p>92.0584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55.68" calcext:value-type="float">
            <text:p>255.68</text:p>
          </table:table-cell>
          <table:table-cell office:value-type="float" office:value="127.84" calcext:value-type="float">
            <text:p>127.84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78.137" calcext:value-type="float">
            <text:p>178.137</text:p>
          </table:table-cell>
          <table:table-cell office:value-type="float" office:value="89.0686" calcext:value-type="float">
            <text:p>89.0686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72.019" calcext:value-type="float">
            <text:p>172.019</text:p>
          </table:table-cell>
          <table:table-cell office:value-type="float" office:value="86.0097" calcext:value-type="float">
            <text:p>86.0097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25.506" calcext:value-type="float">
            <text:p>225.506</text:p>
          </table:table-cell>
          <table:table-cell office:value-type="float" office:value="112.753" calcext:value-type="float">
            <text:p>112.753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7.619" calcext:value-type="float">
            <text:p>137.619</text:p>
          </table:table-cell>
          <table:table-cell office:value-type="float" office:value="68.8096" calcext:value-type="float">
            <text:p>68.8096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9.682" calcext:value-type="float">
            <text:p>199.682</text:p>
          </table:table-cell>
          <table:table-cell office:value-type="float" office:value="99.8409" calcext:value-type="float">
            <text:p>99.8409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82.842" calcext:value-type="float">
            <text:p>282.842</text:p>
          </table:table-cell>
          <table:table-cell office:value-type="float" office:value="141.421" calcext:value-type="float">
            <text:p>141.421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8.659" calcext:value-type="float">
            <text:p>188.659</text:p>
          </table:table-cell>
          <table:table-cell office:value-type="float" office:value="94.3294" calcext:value-type="float">
            <text:p>94.3294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5.132" calcext:value-type="float">
            <text:p>145.132</text:p>
          </table:table-cell>
          <table:table-cell office:value-type="float" office:value="72.566" calcext:value-type="float">
            <text:p>72.566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16.02" calcext:value-type="float">
            <text:p>216.02</text:p>
          </table:table-cell>
          <table:table-cell office:value-type="float" office:value="108.01" calcext:value-type="float">
            <text:p>108.01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87.03" calcext:value-type="float">
            <text:p>287.03</text:p>
          </table:table-cell>
          <table:table-cell office:value-type="float" office:value="143.515" calcext:value-type="float">
            <text:p>143.515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31.123" calcext:value-type="float">
            <text:p>231.123</text:p>
          </table:table-cell>
          <table:table-cell office:value-type="float" office:value="115.561" calcext:value-type="float">
            <text:p>115.561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80.95" calcext:value-type="float">
            <text:p>280.95</text:p>
          </table:table-cell>
          <table:table-cell office:value-type="float" office:value="140.475" calcext:value-type="float">
            <text:p>140.475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18.122" calcext:value-type="float">
            <text:p>218.122</text:p>
          </table:table-cell>
          <table:table-cell office:value-type="float" office:value="109.061" calcext:value-type="float">
            <text:p>109.061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9.281" calcext:value-type="float">
            <text:p>169.281</text:p>
          </table:table-cell>
          <table:table-cell office:value-type="float" office:value="84.6404" calcext:value-type="float">
            <text:p>84.6404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10.957" calcext:value-type="float">
            <text:p>210.957</text:p>
          </table:table-cell>
          <table:table-cell office:value-type="float" office:value="105.478" calcext:value-type="float">
            <text:p>105.478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42.924" calcext:value-type="float">
            <text:p>242.924</text:p>
          </table:table-cell>
          <table:table-cell office:value-type="float" office:value="121.462" calcext:value-type="float">
            <text:p>121.462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53.259" calcext:value-type="float">
            <text:p>253.259</text:p>
          </table:table-cell>
          <table:table-cell office:value-type="float" office:value="126.63" calcext:value-type="float">
            <text:p>126.63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35.764" calcext:value-type="float">
            <text:p>235.764</text:p>
          </table:table-cell>
          <table:table-cell office:value-type="float" office:value="117.882" calcext:value-type="float">
            <text:p>117.882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43.059" calcext:value-type="float">
            <text:p>243.059</text:p>
          </table:table-cell>
          <table:table-cell office:value-type="float" office:value="121.529" calcext:value-type="float">
            <text:p>121.529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5.259" calcext:value-type="float">
            <text:p>165.259</text:p>
          </table:table-cell>
          <table:table-cell office:value-type="float" office:value="82.6294" calcext:value-type="float">
            <text:p>82.6294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38.984" calcext:value-type="float">
            <text:p>238.984</text:p>
          </table:table-cell>
          <table:table-cell office:value-type="float" office:value="119.492" calcext:value-type="float">
            <text:p>119.492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77.514" calcext:value-type="float">
            <text:p>277.514</text:p>
          </table:table-cell>
          <table:table-cell office:value-type="float" office:value="138.757" calcext:value-type="float">
            <text:p>138.757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5.949" calcext:value-type="float">
            <text:p>205.949</text:p>
          </table:table-cell>
          <table:table-cell office:value-type="float" office:value="102.975" calcext:value-type="float">
            <text:p>102.975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7.851" calcext:value-type="float">
            <text:p>107.851</text:p>
          </table:table-cell>
          <table:table-cell office:value-type="float" office:value="53.9253" calcext:value-type="float">
            <text:p>53.9253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68.33" calcext:value-type="float">
            <text:p>268.33</text:p>
          </table:table-cell>
          <table:table-cell office:value-type="float" office:value="134.165" calcext:value-type="float">
            <text:p>134.165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25.388" calcext:value-type="float">
            <text:p>225.388</text:p>
          </table:table-cell>
          <table:table-cell office:value-type="float" office:value="112.694" calcext:value-type="float">
            <text:p>112.694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2.781" calcext:value-type="float">
            <text:p>162.781</text:p>
          </table:table-cell>
          <table:table-cell office:value-type="float" office:value="81.3907" calcext:value-type="float">
            <text:p>81.3907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14.668" calcext:value-type="float">
            <text:p>314.668</text:p>
          </table:table-cell>
          <table:table-cell office:value-type="float" office:value="157.334" calcext:value-type="float">
            <text:p>157.334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15.068" calcext:value-type="float">
            <text:p>215.068</text:p>
          </table:table-cell>
          <table:table-cell office:value-type="float" office:value="107.534" calcext:value-type="float">
            <text:p>107.534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4.565" calcext:value-type="float">
            <text:p>124.565</text:p>
          </table:table-cell>
          <table:table-cell office:value-type="float" office:value="62.2823" calcext:value-type="float">
            <text:p>62.2823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77.563" calcext:value-type="float">
            <text:p>277.563</text:p>
          </table:table-cell>
          <table:table-cell office:value-type="float" office:value="138.782" calcext:value-type="float">
            <text:p>138.782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9.237" calcext:value-type="float">
            <text:p>209.237</text:p>
          </table:table-cell>
          <table:table-cell office:value-type="float" office:value="104.618" calcext:value-type="float">
            <text:p>104.618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7.418" calcext:value-type="float">
            <text:p>137.418</text:p>
          </table:table-cell>
          <table:table-cell office:value-type="float" office:value="68.7092" calcext:value-type="float">
            <text:p>68.7092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8.533" calcext:value-type="float">
            <text:p>208.533</text:p>
          </table:table-cell>
          <table:table-cell office:value-type="float" office:value="104.267" calcext:value-type="float">
            <text:p>104.267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6.706" calcext:value-type="float">
            <text:p>206.706</text:p>
          </table:table-cell>
          <table:table-cell office:value-type="float" office:value="103.353" calcext:value-type="float">
            <text:p>103.353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46.7" calcext:value-type="float">
            <text:p>246.7</text:p>
          </table:table-cell>
          <table:table-cell office:value-type="float" office:value="123.35" calcext:value-type="float">
            <text:p>123.35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6.476" calcext:value-type="float">
            <text:p>186.476</text:p>
          </table:table-cell>
          <table:table-cell office:value-type="float" office:value="93.2378" calcext:value-type="float">
            <text:p>93.2378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68.124" calcext:value-type="float">
            <text:p>268.124</text:p>
          </table:table-cell>
          <table:table-cell office:value-type="float" office:value="134.062" calcext:value-type="float">
            <text:p>134.062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17.228" calcext:value-type="float">
            <text:p>217.228</text:p>
          </table:table-cell>
          <table:table-cell office:value-type="float" office:value="108.614" calcext:value-type="float">
            <text:p>108.614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19.334" calcext:value-type="float">
            <text:p>219.334</text:p>
          </table:table-cell>
          <table:table-cell office:value-type="float" office:value="109.667" calcext:value-type="float">
            <text:p>109.667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57.962" calcext:value-type="float">
            <text:p>257.962</text:p>
          </table:table-cell>
          <table:table-cell office:value-type="float" office:value="128.981" calcext:value-type="float">
            <text:p>128.981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3.91" calcext:value-type="float">
            <text:p>163.91</text:p>
          </table:table-cell>
          <table:table-cell office:value-type="float" office:value="81.9551" calcext:value-type="float">
            <text:p>81.9551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21.149" calcext:value-type="float">
            <text:p>221.149</text:p>
          </table:table-cell>
          <table:table-cell office:value-type="float" office:value="110.574" calcext:value-type="float">
            <text:p>110.574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7.169" calcext:value-type="float">
            <text:p>167.169</text:p>
          </table:table-cell>
          <table:table-cell office:value-type="float" office:value="83.5847" calcext:value-type="float">
            <text:p>83.5847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3.292" calcext:value-type="float">
            <text:p>163.292</text:p>
          </table:table-cell>
          <table:table-cell office:value-type="float" office:value="81.6459" calcext:value-type="float">
            <text:p>81.6459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9.202" calcext:value-type="float">
            <text:p>159.202</text:p>
          </table:table-cell>
          <table:table-cell office:value-type="float" office:value="79.6012" calcext:value-type="float">
            <text:p>79.6012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24.603" calcext:value-type="float">
            <text:p>224.603</text:p>
          </table:table-cell>
          <table:table-cell office:value-type="float" office:value="112.302" calcext:value-type="float">
            <text:p>112.302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74.411" calcext:value-type="float">
            <text:p>174.411</text:p>
          </table:table-cell>
          <table:table-cell office:value-type="float" office:value="87.2054" calcext:value-type="float">
            <text:p>87.2054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19.701" calcext:value-type="float">
            <text:p>219.701</text:p>
          </table:table-cell>
          <table:table-cell office:value-type="float" office:value="109.851" calcext:value-type="float">
            <text:p>109.851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9.431" calcext:value-type="float">
            <text:p>189.431</text:p>
          </table:table-cell>
          <table:table-cell office:value-type="float" office:value="94.7156" calcext:value-type="float">
            <text:p>94.7156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4.812" calcext:value-type="float">
            <text:p>144.812</text:p>
          </table:table-cell>
          <table:table-cell office:value-type="float" office:value="72.4061" calcext:value-type="float">
            <text:p>72.4061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0.495" calcext:value-type="float">
            <text:p>180.495</text:p>
          </table:table-cell>
          <table:table-cell office:value-type="float" office:value="90.2477" calcext:value-type="float">
            <text:p>90.2477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17.01" calcext:value-type="float">
            <text:p>217.01</text:p>
          </table:table-cell>
          <table:table-cell office:value-type="float" office:value="108.505" calcext:value-type="float">
            <text:p>108.505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90.217" calcext:value-type="float">
            <text:p>190.217</text:p>
          </table:table-cell>
          <table:table-cell office:value-type="float" office:value="95.1084" calcext:value-type="float">
            <text:p>95.1084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56.053" calcext:value-type="float">
            <text:p>256.053</text:p>
          </table:table-cell>
          <table:table-cell office:value-type="float" office:value="128.026" calcext:value-type="float">
            <text:p>128.026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30.86" calcext:value-type="float">
            <text:p>230.86</text:p>
          </table:table-cell>
          <table:table-cell office:value-type="float" office:value="115.43" calcext:value-type="float">
            <text:p>115.43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7.186" calcext:value-type="float">
            <text:p>157.186</text:p>
          </table:table-cell>
          <table:table-cell office:value-type="float" office:value="78.5931" calcext:value-type="float">
            <text:p>78.5931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70.45" calcext:value-type="float">
            <text:p>270.45</text:p>
          </table:table-cell>
          <table:table-cell office:value-type="float" office:value="135.225" calcext:value-type="float">
            <text:p>135.225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12.664" calcext:value-type="float">
            <text:p>212.664</text:p>
          </table:table-cell>
          <table:table-cell office:value-type="float" office:value="106.332" calcext:value-type="float">
            <text:p>106.332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94.719" calcext:value-type="float">
            <text:p>294.719</text:p>
          </table:table-cell>
          <table:table-cell office:value-type="float" office:value="147.36" calcext:value-type="float">
            <text:p>147.36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7.959" calcext:value-type="float">
            <text:p>207.959</text:p>
          </table:table-cell>
          <table:table-cell office:value-type="float" office:value="103.98" calcext:value-type="float">
            <text:p>103.98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44.357" calcext:value-type="float">
            <text:p>244.357</text:p>
          </table:table-cell>
          <table:table-cell office:value-type="float" office:value="122.178" calcext:value-type="float">
            <text:p>122.178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65.321" calcext:value-type="float">
            <text:p>265.321</text:p>
          </table:table-cell>
          <table:table-cell office:value-type="float" office:value="132.66" calcext:value-type="float">
            <text:p>132.66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30.07" calcext:value-type="float">
            <text:p>230.07</text:p>
          </table:table-cell>
          <table:table-cell office:value-type="float" office:value="115.035" calcext:value-type="float">
            <text:p>115.035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58.426" calcext:value-type="float">
            <text:p>258.426</text:p>
          </table:table-cell>
          <table:table-cell office:value-type="float" office:value="129.213" calcext:value-type="float">
            <text:p>129.213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63.454" calcext:value-type="float">
            <text:p>263.454</text:p>
          </table:table-cell>
          <table:table-cell office:value-type="float" office:value="131.727" calcext:value-type="float">
            <text:p>131.727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1.722" calcext:value-type="float">
            <text:p>181.722</text:p>
          </table:table-cell>
          <table:table-cell office:value-type="float" office:value="90.861" calcext:value-type="float">
            <text:p>90.861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16.632" calcext:value-type="float">
            <text:p>216.632</text:p>
          </table:table-cell>
          <table:table-cell office:value-type="float" office:value="108.316" calcext:value-type="float">
            <text:p>108.316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58.787" calcext:value-type="float">
            <text:p>258.787</text:p>
          </table:table-cell>
          <table:table-cell office:value-type="float" office:value="129.393" calcext:value-type="float">
            <text:p>129.393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7.045" calcext:value-type="float">
            <text:p>157.045</text:p>
          </table:table-cell>
          <table:table-cell office:value-type="float" office:value="78.5223" calcext:value-type="float">
            <text:p>78.5223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31.319" calcext:value-type="float">
            <text:p>231.319</text:p>
          </table:table-cell>
          <table:table-cell office:value-type="float" office:value="115.66" calcext:value-type="float">
            <text:p>115.66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5.741" calcext:value-type="float">
            <text:p>185.741</text:p>
          </table:table-cell>
          <table:table-cell office:value-type="float" office:value="92.8707" calcext:value-type="float">
            <text:p>92.8707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99.539" calcext:value-type="float">
            <text:p>199.539</text:p>
          </table:table-cell>
          <table:table-cell office:value-type="float" office:value="99.7694" calcext:value-type="float">
            <text:p>99.7694</text:p>
          </table:table-cell>
          <table:table-cell table:number-columns-repeated="1016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SUM([.C2:.C81])" office:value-type="float" office:value="83" calcext:value-type="float">
            <text:p>83</text:p>
          </table:table-cell>
          <table:table-cell table:style-name="ce1" table:formula="of:=SUM([.D2:.D81])" office:value-type="float" office:value="45" calcext:value-type="float">
            <text:p>45</text:p>
          </table:table-cell>
          <table:table-cell table:style-name="ce1" table:formula="of:=SUM([.E2:.E81])" office:value-type="float" office:value="32" calcext:value-type="float">
            <text:p>32</text:p>
          </table:table-cell>
          <table:table-cell table:style-name="ce1" table:formula="of:=SUM([.F2:.F81])" office:value-type="float" office:value="160" calcext:value-type="float">
            <text:p>160</text:p>
          </table:table-cell>
          <table:table-cell table:style-name="ce1" table:formula="of:=SUM([.G2:.G81])" office:value-type="float" office:value="17072.754" calcext:value-type="float">
            <text:p>17072.754</text:p>
          </table:table-cell>
          <table:table-cell table:style-name="ce1" table:formula="of:=SUM([.H2:.H81])/79" office:value-type="float" office:value="108.055421518987" calcext:value-type="float">
            <text:p>108.055421518987</text:p>
          </table:table-cell>
          <table:table-cell table:style-name="ce1"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24.562" calcext:value-type="float">
            <text:p>224.562</text:p>
          </table:table-cell>
          <table:table-cell office:value-type="float" office:value="112.281" calcext:value-type="float">
            <text:p>112.281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98.464" calcext:value-type="float">
            <text:p>198.464</text:p>
          </table:table-cell>
          <table:table-cell office:value-type="float" office:value="99.2319" calcext:value-type="float">
            <text:p>99.2319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0.431" calcext:value-type="float">
            <text:p>150.431</text:p>
          </table:table-cell>
          <table:table-cell office:value-type="float" office:value="75.2153" calcext:value-type="float">
            <text:p>75.2153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3.198" calcext:value-type="float">
            <text:p>133.198</text:p>
          </table:table-cell>
          <table:table-cell office:value-type="float" office:value="66.5992" calcext:value-type="float">
            <text:p>66.5992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56.015" calcext:value-type="float">
            <text:p>256.015</text:p>
          </table:table-cell>
          <table:table-cell office:value-type="float" office:value="128.007" calcext:value-type="float">
            <text:p>128.007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5.977" calcext:value-type="float">
            <text:p>135.977</text:p>
          </table:table-cell>
          <table:table-cell office:value-type="float" office:value="67.9883" calcext:value-type="float">
            <text:p>67.9883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5.741" calcext:value-type="float">
            <text:p>125.741</text:p>
          </table:table-cell>
          <table:table-cell office:value-type="float" office:value="62.8703" calcext:value-type="float">
            <text:p>62.8703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13.596" calcext:value-type="float">
            <text:p>213.596</text:p>
          </table:table-cell>
          <table:table-cell office:value-type="float" office:value="106.798" calcext:value-type="float">
            <text:p>106.798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37.499" calcext:value-type="float">
            <text:p>237.499</text:p>
          </table:table-cell>
          <table:table-cell office:value-type="float" office:value="118.749" calcext:value-type="float">
            <text:p>118.749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3.262" calcext:value-type="float">
            <text:p>203.262</text:p>
          </table:table-cell>
          <table:table-cell office:value-type="float" office:value="101.631" calcext:value-type="float">
            <text:p>101.631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54.571" calcext:value-type="float">
            <text:p>254.571</text:p>
          </table:table-cell>
          <table:table-cell office:value-type="float" office:value="127.286" calcext:value-type="float">
            <text:p>127.286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93.329" calcext:value-type="float">
            <text:p>193.329</text:p>
          </table:table-cell>
          <table:table-cell office:value-type="float" office:value="96.6643" calcext:value-type="float">
            <text:p>96.6643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2.366" calcext:value-type="float">
            <text:p>132.366</text:p>
          </table:table-cell>
          <table:table-cell office:value-type="float" office:value="66.1832" calcext:value-type="float">
            <text:p>66.1832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3.575" calcext:value-type="float">
            <text:p>183.575</text:p>
          </table:table-cell>
          <table:table-cell office:value-type="float" office:value="91.7873" calcext:value-type="float">
            <text:p>91.7873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9.681" calcext:value-type="float">
            <text:p>129.681</text:p>
          </table:table-cell>
          <table:table-cell office:value-type="float" office:value="64.8407" calcext:value-type="float">
            <text:p>64.8407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4.619" calcext:value-type="float">
            <text:p>114.619</text:p>
          </table:table-cell>
          <table:table-cell office:value-type="float" office:value="57.3096" calcext:value-type="float">
            <text:p>57.3096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39.498" calcext:value-type="float">
            <text:p>339.498</text:p>
          </table:table-cell>
          <table:table-cell office:value-type="float" office:value="169.749" calcext:value-type="float">
            <text:p>169.749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6.502" calcext:value-type="float">
            <text:p>206.502</text:p>
          </table:table-cell>
          <table:table-cell office:value-type="float" office:value="103.251" calcext:value-type="float">
            <text:p>103.251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20.222" calcext:value-type="float">
            <text:p>220.222</text:p>
          </table:table-cell>
          <table:table-cell office:value-type="float" office:value="110.111" calcext:value-type="float">
            <text:p>110.111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4.904" calcext:value-type="float">
            <text:p>124.904</text:p>
          </table:table-cell>
          <table:table-cell office:value-type="float" office:value="62.4518" calcext:value-type="float">
            <text:p>62.4518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3.879" calcext:value-type="float">
            <text:p>163.879</text:p>
          </table:table-cell>
          <table:table-cell office:value-type="float" office:value="81.9397" calcext:value-type="float">
            <text:p>81.9397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4.967" calcext:value-type="float">
            <text:p>154.967</text:p>
          </table:table-cell>
          <table:table-cell office:value-type="float" office:value="77.4837" calcext:value-type="float">
            <text:p>77.4837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4.303" calcext:value-type="float">
            <text:p>134.303</text:p>
          </table:table-cell>
          <table:table-cell office:value-type="float" office:value="67.1517" calcext:value-type="float">
            <text:p>67.1517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73.305" calcext:value-type="float">
            <text:p>173.305</text:p>
          </table:table-cell>
          <table:table-cell office:value-type="float" office:value="86.6525" calcext:value-type="float">
            <text:p>86.6525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9.605" calcext:value-type="float">
            <text:p>139.605</text:p>
          </table:table-cell>
          <table:table-cell office:value-type="float" office:value="69.8024" calcext:value-type="float">
            <text:p>69.8024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44.41" calcext:value-type="float">
            <text:p>244.41</text:p>
          </table:table-cell>
          <table:table-cell office:value-type="float" office:value="122.205" calcext:value-type="float">
            <text:p>122.205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1.281" calcext:value-type="float">
            <text:p>151.281</text:p>
          </table:table-cell>
          <table:table-cell office:value-type="float" office:value="75.6406" calcext:value-type="float">
            <text:p>75.6406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8.19" calcext:value-type="float">
            <text:p>138.19</text:p>
          </table:table-cell>
          <table:table-cell office:value-type="float" office:value="69.0948" calcext:value-type="float">
            <text:p>69.0948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74.566" calcext:value-type="float">
            <text:p>274.566</text:p>
          </table:table-cell>
          <table:table-cell office:value-type="float" office:value="137.283" calcext:value-type="float">
            <text:p>137.283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37.993" calcext:value-type="float">
            <text:p>237.993</text:p>
          </table:table-cell>
          <table:table-cell office:value-type="float" office:value="118.997" calcext:value-type="float">
            <text:p>118.997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8.507" calcext:value-type="float">
            <text:p>118.507</text:p>
          </table:table-cell>
          <table:table-cell office:value-type="float" office:value="59.2533" calcext:value-type="float">
            <text:p>59.2533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12.598" calcext:value-type="float">
            <text:p>212.598</text:p>
          </table:table-cell>
          <table:table-cell office:value-type="float" office:value="106.299" calcext:value-type="float">
            <text:p>106.299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5.516" calcext:value-type="float">
            <text:p>145.516</text:p>
          </table:table-cell>
          <table:table-cell office:value-type="float" office:value="72.7581" calcext:value-type="float">
            <text:p>72.7581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9.851" calcext:value-type="float">
            <text:p>119.851</text:p>
          </table:table-cell>
          <table:table-cell office:value-type="float" office:value="59.9255" calcext:value-type="float">
            <text:p>59.9255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4.251" calcext:value-type="float">
            <text:p>114.251</text:p>
          </table:table-cell>
          <table:table-cell office:value-type="float" office:value="57.1255" calcext:value-type="float">
            <text:p>57.1255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91.025" calcext:value-type="float">
            <text:p>191.025</text:p>
          </table:table-cell>
          <table:table-cell office:value-type="float" office:value="95.5127" calcext:value-type="float">
            <text:p>95.5127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0.229" calcext:value-type="float">
            <text:p>160.229</text:p>
          </table:table-cell>
          <table:table-cell office:value-type="float" office:value="80.1147" calcext:value-type="float">
            <text:p>80.1147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6.919" calcext:value-type="float">
            <text:p>146.919</text:p>
          </table:table-cell>
          <table:table-cell office:value-type="float" office:value="73.4593" calcext:value-type="float">
            <text:p>73.4593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9.2345" calcext:value-type="float">
            <text:p>99.2345</text:p>
          </table:table-cell>
          <table:table-cell office:value-type="float" office:value="49.6172" calcext:value-type="float">
            <text:p>49.6172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6.349" calcext:value-type="float">
            <text:p>156.349</text:p>
          </table:table-cell>
          <table:table-cell office:value-type="float" office:value="78.1743" calcext:value-type="float">
            <text:p>78.1743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9.697" calcext:value-type="float">
            <text:p>139.697</text:p>
          </table:table-cell>
          <table:table-cell office:value-type="float" office:value="69.8483" calcext:value-type="float">
            <text:p>69.8483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6.654" calcext:value-type="float">
            <text:p>116.654</text:p>
          </table:table-cell>
          <table:table-cell office:value-type="float" office:value="58.3272" calcext:value-type="float">
            <text:p>58.3272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2.266" calcext:value-type="float">
            <text:p>122.266</text:p>
          </table:table-cell>
          <table:table-cell office:value-type="float" office:value="61.1329" calcext:value-type="float">
            <text:p>61.1329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6.856" calcext:value-type="float">
            <text:p>136.856</text:p>
          </table:table-cell>
          <table:table-cell office:value-type="float" office:value="68.428" calcext:value-type="float">
            <text:p>68.428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8.116" calcext:value-type="float">
            <text:p>158.116</text:p>
          </table:table-cell>
          <table:table-cell office:value-type="float" office:value="79.0582" calcext:value-type="float">
            <text:p>79.0582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9.774" calcext:value-type="float">
            <text:p>149.774</text:p>
          </table:table-cell>
          <table:table-cell office:value-type="float" office:value="74.8872" calcext:value-type="float">
            <text:p>74.8872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34.552" calcext:value-type="float">
            <text:p>234.552</text:p>
          </table:table-cell>
          <table:table-cell office:value-type="float" office:value="117.276" calcext:value-type="float">
            <text:p>117.276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9.484" calcext:value-type="float">
            <text:p>169.484</text:p>
          </table:table-cell>
          <table:table-cell office:value-type="float" office:value="84.7419" calcext:value-type="float">
            <text:p>84.7419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74.847" calcext:value-type="float">
            <text:p>174.847</text:p>
          </table:table-cell>
          <table:table-cell office:value-type="float" office:value="87.4235" calcext:value-type="float">
            <text:p>87.4235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5.498" calcext:value-type="float">
            <text:p>125.498</text:p>
          </table:table-cell>
          <table:table-cell office:value-type="float" office:value="62.7492" calcext:value-type="float">
            <text:p>62.7492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7.897" calcext:value-type="float">
            <text:p>127.897</text:p>
          </table:table-cell>
          <table:table-cell office:value-type="float" office:value="63.9485" calcext:value-type="float">
            <text:p>63.9485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9.893" calcext:value-type="float">
            <text:p>129.893</text:p>
          </table:table-cell>
          <table:table-cell office:value-type="float" office:value="64.9465" calcext:value-type="float">
            <text:p>64.9465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73.385" calcext:value-type="float">
            <text:p>173.385</text:p>
          </table:table-cell>
          <table:table-cell office:value-type="float" office:value="86.6927" calcext:value-type="float">
            <text:p>86.6927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71.407" calcext:value-type="float">
            <text:p>171.407</text:p>
          </table:table-cell>
          <table:table-cell office:value-type="float" office:value="85.7037" calcext:value-type="float">
            <text:p>85.7037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6.757" calcext:value-type="float">
            <text:p>156.757</text:p>
          </table:table-cell>
          <table:table-cell office:value-type="float" office:value="78.3784" calcext:value-type="float">
            <text:p>78.3784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21.844" calcext:value-type="float">
            <text:p>221.844</text:p>
          </table:table-cell>
          <table:table-cell office:value-type="float" office:value="110.922" calcext:value-type="float">
            <text:p>110.922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9.4" calcext:value-type="float">
            <text:p>109.4</text:p>
          </table:table-cell>
          <table:table-cell office:value-type="float" office:value="54.6998" calcext:value-type="float">
            <text:p>54.6998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6.202" calcext:value-type="float">
            <text:p>166.202</text:p>
          </table:table-cell>
          <table:table-cell office:value-type="float" office:value="83.1009" calcext:value-type="float">
            <text:p>83.1009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4.062" calcext:value-type="float">
            <text:p>164.062</text:p>
          </table:table-cell>
          <table:table-cell office:value-type="float" office:value="82.0309" calcext:value-type="float">
            <text:p>82.0309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5.365" calcext:value-type="float">
            <text:p>105.365</text:p>
          </table:table-cell>
          <table:table-cell office:value-type="float" office:value="52.6825" calcext:value-type="float">
            <text:p>52.6825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9.768" calcext:value-type="float">
            <text:p>149.768</text:p>
          </table:table-cell>
          <table:table-cell office:value-type="float" office:value="74.8838" calcext:value-type="float">
            <text:p>74.8838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7.939" calcext:value-type="float">
            <text:p>167.939</text:p>
          </table:table-cell>
          <table:table-cell office:value-type="float" office:value="83.9695" calcext:value-type="float">
            <text:p>83.9695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70.127" calcext:value-type="float">
            <text:p>170.127</text:p>
          </table:table-cell>
          <table:table-cell office:value-type="float" office:value="85.0633" calcext:value-type="float">
            <text:p>85.0633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3.414" calcext:value-type="float">
            <text:p>133.414</text:p>
          </table:table-cell>
          <table:table-cell office:value-type="float" office:value="66.707" calcext:value-type="float">
            <text:p>66.707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3.095" calcext:value-type="float">
            <text:p>203.095</text:p>
          </table:table-cell>
          <table:table-cell office:value-type="float" office:value="101.547" calcext:value-type="float">
            <text:p>101.547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73.923" calcext:value-type="float">
            <text:p>173.923</text:p>
          </table:table-cell>
          <table:table-cell office:value-type="float" office:value="86.9617" calcext:value-type="float">
            <text:p>86.9617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7.518" calcext:value-type="float">
            <text:p>187.518</text:p>
          </table:table-cell>
          <table:table-cell office:value-type="float" office:value="93.7592" calcext:value-type="float">
            <text:p>93.7592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1.8817" calcext:value-type="float">
            <text:p>81.8817</text:p>
          </table:table-cell>
          <table:table-cell office:value-type="float" office:value="40.9408" calcext:value-type="float">
            <text:p>40.9408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1.361" calcext:value-type="float">
            <text:p>181.361</text:p>
          </table:table-cell>
          <table:table-cell office:value-type="float" office:value="90.6803" calcext:value-type="float">
            <text:p>90.6803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6.009" calcext:value-type="float">
            <text:p>166.009</text:p>
          </table:table-cell>
          <table:table-cell office:value-type="float" office:value="83.0047" calcext:value-type="float">
            <text:p>83.0047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2.509" calcext:value-type="float">
            <text:p>102.509</text:p>
          </table:table-cell>
          <table:table-cell office:value-type="float" office:value="51.2546" calcext:value-type="float">
            <text:p>51.2546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0.81" calcext:value-type="float">
            <text:p>180.81</text:p>
          </table:table-cell>
          <table:table-cell office:value-type="float" office:value="90.4049" calcext:value-type="float">
            <text:p>90.4049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58.212" calcext:value-type="float">
            <text:p>258.212</text:p>
          </table:table-cell>
          <table:table-cell office:value-type="float" office:value="129.106" calcext:value-type="float">
            <text:p>129.106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46.495" calcext:value-type="float">
            <text:p>246.495</text:p>
          </table:table-cell>
          <table:table-cell office:value-type="float" office:value="123.247" calcext:value-type="float">
            <text:p>123.247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6.26" calcext:value-type="float">
            <text:p>166.26</text:p>
          </table:table-cell>
          <table:table-cell office:value-type="float" office:value="83.1299" calcext:value-type="float">
            <text:p>83.1299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91.767" calcext:value-type="float">
            <text:p>191.767</text:p>
          </table:table-cell>
          <table:table-cell office:value-type="float" office:value="95.8836" calcext:value-type="float">
            <text:p>95.8836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9.795" calcext:value-type="float">
            <text:p>169.795</text:p>
          </table:table-cell>
          <table:table-cell office:value-type="float" office:value="84.8974" calcext:value-type="float">
            <text:p>84.8974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3.083" calcext:value-type="float">
            <text:p>203.083</text:p>
          </table:table-cell>
          <table:table-cell office:value-type="float" office:value="101.541" calcext:value-type="float">
            <text:p>101.541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73.339" calcext:value-type="float">
            <text:p>173.339</text:p>
          </table:table-cell>
          <table:table-cell office:value-type="float" office:value="86.6697" calcext:value-type="float">
            <text:p>86.6697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97.478" calcext:value-type="float">
            <text:p>197.478</text:p>
          </table:table-cell>
          <table:table-cell office:value-type="float" office:value="98.7392" calcext:value-type="float">
            <text:p>98.7392</text:p>
          </table:table-cell>
          <table:table-cell table:number-columns-repeated="1016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SUM([.C83:.C162])" office:value-type="float" office:value="156" calcext:value-type="float">
            <text:p>156</text:p>
          </table:table-cell>
          <table:table-cell table:style-name="ce1" table:formula="of:=SUM([.D83:.D162])" office:value-type="float" office:value="0" calcext:value-type="float">
            <text:p>0</text:p>
          </table:table-cell>
          <table:table-cell table:style-name="ce1" table:formula="of:=SUM([.E83:.E162])" office:value-type="float" office:value="4" calcext:value-type="float">
            <text:p>4</text:p>
          </table:table-cell>
          <table:table-cell table:style-name="ce1" table:formula="of:=SUM([.F83:.F162])" office:value-type="float" office:value="160" calcext:value-type="float">
            <text:p>160</text:p>
          </table:table-cell>
          <table:table-cell table:style-name="ce1" table:formula="of:=SUM([.G83:.G162])" office:value-type="float" office:value="13613.7302" calcext:value-type="float">
            <text:p>13613.7302</text:p>
          </table:table-cell>
          <table:table-cell table:style-name="ce1" table:formula="of:=SUM([.H83:.H162])/79" office:value-type="float" office:value="86.1628329113924" calcext:value-type="float">
            <text:p>86.1628329113924</text:p>
          </table:table-cell>
          <table:table-cell table:style-name="ce1"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71.913" calcext:value-type="float">
            <text:p>271.913</text:p>
          </table:table-cell>
          <table:table-cell office:value-type="float" office:value="135.957" calcext:value-type="float">
            <text:p>135.957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8.737" calcext:value-type="float">
            <text:p>208.737</text:p>
          </table:table-cell>
          <table:table-cell office:value-type="float" office:value="104.369" calcext:value-type="float">
            <text:p>104.369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75.784" calcext:value-type="float">
            <text:p>175.784</text:p>
          </table:table-cell>
          <table:table-cell office:value-type="float" office:value="87.8922" calcext:value-type="float">
            <text:p>87.8922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5.71" calcext:value-type="float">
            <text:p>165.71</text:p>
          </table:table-cell>
          <table:table-cell office:value-type="float" office:value="82.8551" calcext:value-type="float">
            <text:p>82.8551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68.63" calcext:value-type="float">
            <text:p>268.63</text:p>
          </table:table-cell>
          <table:table-cell office:value-type="float" office:value="134.315" calcext:value-type="float">
            <text:p>134.315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52.152" calcext:value-type="float">
            <text:p>152.152</text:p>
          </table:table-cell>
          <table:table-cell office:value-type="float" office:value="76.0761" calcext:value-type="float">
            <text:p>76.0761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1.016" calcext:value-type="float">
            <text:p>201.016</text:p>
          </table:table-cell>
          <table:table-cell office:value-type="float" office:value="100.508" calcext:value-type="float">
            <text:p>100.508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82.1" calcext:value-type="float">
            <text:p>282.1</text:p>
          </table:table-cell>
          <table:table-cell office:value-type="float" office:value="141.05" calcext:value-type="float">
            <text:p>141.05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0.391" calcext:value-type="float">
            <text:p>190.391</text:p>
          </table:table-cell>
          <table:table-cell office:value-type="float" office:value="95.1956" calcext:value-type="float">
            <text:p>95.1956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79.186" calcext:value-type="float">
            <text:p>179.186</text:p>
          </table:table-cell>
          <table:table-cell office:value-type="float" office:value="89.5932" calcext:value-type="float">
            <text:p>89.5932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90.928" calcext:value-type="float">
            <text:p>190.928</text:p>
          </table:table-cell>
          <table:table-cell office:value-type="float" office:value="95.4641" calcext:value-type="float">
            <text:p>95.4641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44.871" calcext:value-type="float">
            <text:p>244.871</text:p>
          </table:table-cell>
          <table:table-cell office:value-type="float" office:value="122.435" calcext:value-type="float">
            <text:p>122.435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57.821" calcext:value-type="float">
            <text:p>257.821</text:p>
          </table:table-cell>
          <table:table-cell office:value-type="float" office:value="128.91" calcext:value-type="float">
            <text:p>128.91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47.057" calcext:value-type="float">
            <text:p>247.057</text:p>
          </table:table-cell>
          <table:table-cell office:value-type="float" office:value="123.529" calcext:value-type="float">
            <text:p>123.529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18.593" calcext:value-type="float">
            <text:p>318.593</text:p>
          </table:table-cell>
          <table:table-cell office:value-type="float" office:value="159.297" calcext:value-type="float">
            <text:p>159.297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8.875" calcext:value-type="float">
            <text:p>208.875</text:p>
          </table:table-cell>
          <table:table-cell office:value-type="float" office:value="104.437" calcext:value-type="float">
            <text:p>104.437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65.481" calcext:value-type="float">
            <text:p>265.481</text:p>
          </table:table-cell>
          <table:table-cell office:value-type="float" office:value="132.741" calcext:value-type="float">
            <text:p>132.741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74.63" calcext:value-type="float">
            <text:p>174.63</text:p>
          </table:table-cell>
          <table:table-cell office:value-type="float" office:value="87.315" calcext:value-type="float">
            <text:p>87.315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8.723" calcext:value-type="float">
            <text:p>208.723</text:p>
          </table:table-cell>
          <table:table-cell office:value-type="float" office:value="104.362" calcext:value-type="float">
            <text:p>104.362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38.385" calcext:value-type="float">
            <text:p>238.385</text:p>
          </table:table-cell>
          <table:table-cell office:value-type="float" office:value="119.192" calcext:value-type="float">
            <text:p>119.192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72.135" calcext:value-type="float">
            <text:p>172.135</text:p>
          </table:table-cell>
          <table:table-cell office:value-type="float" office:value="86.0675" calcext:value-type="float">
            <text:p>86.0675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2.152" calcext:value-type="float">
            <text:p>182.152</text:p>
          </table:table-cell>
          <table:table-cell office:value-type="float" office:value="91.0762" calcext:value-type="float">
            <text:p>91.0762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95.351" calcext:value-type="float">
            <text:p>195.351</text:p>
          </table:table-cell>
          <table:table-cell office:value-type="float" office:value="97.6755" calcext:value-type="float">
            <text:p>97.6755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93.554" calcext:value-type="float">
            <text:p>193.554</text:p>
          </table:table-cell>
          <table:table-cell office:value-type="float" office:value="96.777" calcext:value-type="float">
            <text:p>96.777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5.805" calcext:value-type="float">
            <text:p>125.805</text:p>
          </table:table-cell>
          <table:table-cell office:value-type="float" office:value="62.9027" calcext:value-type="float">
            <text:p>62.9027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5.563" calcext:value-type="float">
            <text:p>165.563</text:p>
          </table:table-cell>
          <table:table-cell office:value-type="float" office:value="82.7816" calcext:value-type="float">
            <text:p>82.7816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3.069" calcext:value-type="float">
            <text:p>153.069</text:p>
          </table:table-cell>
          <table:table-cell office:value-type="float" office:value="76.5344" calcext:value-type="float">
            <text:p>76.5344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8.059" calcext:value-type="float">
            <text:p>148.059</text:p>
          </table:table-cell>
          <table:table-cell office:value-type="float" office:value="74.0297" calcext:value-type="float">
            <text:p>74.0297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43.519" calcext:value-type="float">
            <text:p>243.519</text:p>
          </table:table-cell>
          <table:table-cell office:value-type="float" office:value="121.76" calcext:value-type="float">
            <text:p>121.76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10.391" calcext:value-type="float">
            <text:p>210.391</text:p>
          </table:table-cell>
          <table:table-cell office:value-type="float" office:value="105.195" calcext:value-type="float">
            <text:p>105.195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75.288" calcext:value-type="float">
            <text:p>275.288</text:p>
          </table:table-cell>
          <table:table-cell office:value-type="float" office:value="137.644" calcext:value-type="float">
            <text:p>137.644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66.402" calcext:value-type="float">
            <text:p>266.402</text:p>
          </table:table-cell>
          <table:table-cell office:value-type="float" office:value="133.201" calcext:value-type="float">
            <text:p>133.201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25.09" calcext:value-type="float">
            <text:p>225.09</text:p>
          </table:table-cell>
          <table:table-cell office:value-type="float" office:value="112.545" calcext:value-type="float">
            <text:p>112.545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5.654" calcext:value-type="float">
            <text:p>155.654</text:p>
          </table:table-cell>
          <table:table-cell office:value-type="float" office:value="77.827" calcext:value-type="float">
            <text:p>77.827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31.259" calcext:value-type="float">
            <text:p>231.259</text:p>
          </table:table-cell>
          <table:table-cell office:value-type="float" office:value="115.63" calcext:value-type="float">
            <text:p>115.63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19.627" calcext:value-type="float">
            <text:p>219.627</text:p>
          </table:table-cell>
          <table:table-cell office:value-type="float" office:value="109.814" calcext:value-type="float">
            <text:p>109.814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1.938" calcext:value-type="float">
            <text:p>151.938</text:p>
          </table:table-cell>
          <table:table-cell office:value-type="float" office:value="75.9688" calcext:value-type="float">
            <text:p>75.9688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32.868" calcext:value-type="float">
            <text:p>232.868</text:p>
          </table:table-cell>
          <table:table-cell office:value-type="float" office:value="116.434" calcext:value-type="float">
            <text:p>116.434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12.564" calcext:value-type="float">
            <text:p>212.564</text:p>
          </table:table-cell>
          <table:table-cell office:value-type="float" office:value="106.282" calcext:value-type="float">
            <text:p>106.282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29.424" calcext:value-type="float">
            <text:p>229.424</text:p>
          </table:table-cell>
          <table:table-cell office:value-type="float" office:value="114.712" calcext:value-type="float">
            <text:p>114.712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03.447" calcext:value-type="float">
            <text:p>303.447</text:p>
          </table:table-cell>
          <table:table-cell office:value-type="float" office:value="151.723" calcext:value-type="float">
            <text:p>151.723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39.14" calcext:value-type="float">
            <text:p>239.14</text:p>
          </table:table-cell>
          <table:table-cell office:value-type="float" office:value="119.57" calcext:value-type="float">
            <text:p>119.57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4.643" calcext:value-type="float">
            <text:p>104.643</text:p>
          </table:table-cell>
          <table:table-cell office:value-type="float" office:value="52.3215" calcext:value-type="float">
            <text:p>52.3215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5.985" calcext:value-type="float">
            <text:p>185.985</text:p>
          </table:table-cell>
          <table:table-cell office:value-type="float" office:value="92.9923" calcext:value-type="float">
            <text:p>92.9923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61.724" calcext:value-type="float">
            <text:p>261.724</text:p>
          </table:table-cell>
          <table:table-cell office:value-type="float" office:value="130.862" calcext:value-type="float">
            <text:p>130.862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45.505" calcext:value-type="float">
            <text:p>245.505</text:p>
          </table:table-cell>
          <table:table-cell office:value-type="float" office:value="122.753" calcext:value-type="float">
            <text:p>122.753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82.537" calcext:value-type="float">
            <text:p>282.537</text:p>
          </table:table-cell>
          <table:table-cell office:value-type="float" office:value="141.268" calcext:value-type="float">
            <text:p>141.268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48.473" calcext:value-type="float">
            <text:p>248.473</text:p>
          </table:table-cell>
          <table:table-cell office:value-type="float" office:value="124.236" calcext:value-type="float">
            <text:p>124.236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78.243" calcext:value-type="float">
            <text:p>278.243</text:p>
          </table:table-cell>
          <table:table-cell office:value-type="float" office:value="139.122" calcext:value-type="float">
            <text:p>139.122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0.334" calcext:value-type="float">
            <text:p>190.334</text:p>
          </table:table-cell>
          <table:table-cell office:value-type="float" office:value="95.1671" calcext:value-type="float">
            <text:p>95.1671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7.204" calcext:value-type="float">
            <text:p>157.204</text:p>
          </table:table-cell>
          <table:table-cell office:value-type="float" office:value="78.6021" calcext:value-type="float">
            <text:p>78.6021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55.129" calcext:value-type="float">
            <text:p>255.129</text:p>
          </table:table-cell>
          <table:table-cell office:value-type="float" office:value="127.565" calcext:value-type="float">
            <text:p>127.565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34.857" calcext:value-type="float">
            <text:p>234.857</text:p>
          </table:table-cell>
          <table:table-cell office:value-type="float" office:value="117.428" calcext:value-type="float">
            <text:p>117.428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0.616" calcext:value-type="float">
            <text:p>140.616</text:p>
          </table:table-cell>
          <table:table-cell office:value-type="float" office:value="70.308" calcext:value-type="float">
            <text:p>70.308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2.967" calcext:value-type="float">
            <text:p>162.967</text:p>
          </table:table-cell>
          <table:table-cell office:value-type="float" office:value="81.4837" calcext:value-type="float">
            <text:p>81.4837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5.257" calcext:value-type="float">
            <text:p>165.257</text:p>
          </table:table-cell>
          <table:table-cell office:value-type="float" office:value="82.6287" calcext:value-type="float">
            <text:p>82.6287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21.244" calcext:value-type="float">
            <text:p>221.244</text:p>
          </table:table-cell>
          <table:table-cell office:value-type="float" office:value="110.622" calcext:value-type="float">
            <text:p>110.622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46.087" calcext:value-type="float">
            <text:p>246.087</text:p>
          </table:table-cell>
          <table:table-cell office:value-type="float" office:value="123.044" calcext:value-type="float">
            <text:p>123.044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7.496" calcext:value-type="float">
            <text:p>187.496</text:p>
          </table:table-cell>
          <table:table-cell office:value-type="float" office:value="93.7482" calcext:value-type="float">
            <text:p>93.7482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23.743" calcext:value-type="float">
            <text:p>223.743</text:p>
          </table:table-cell>
          <table:table-cell office:value-type="float" office:value="111.872" calcext:value-type="float">
            <text:p>111.872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83.292" calcext:value-type="float">
            <text:p>383.292</text:p>
          </table:table-cell>
          <table:table-cell office:value-type="float" office:value="191.646" calcext:value-type="float">
            <text:p>191.646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1.328" calcext:value-type="float">
            <text:p>201.328</text:p>
          </table:table-cell>
          <table:table-cell office:value-type="float" office:value="100.664" calcext:value-type="float">
            <text:p>100.664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20.214" calcext:value-type="float">
            <text:p>220.214</text:p>
          </table:table-cell>
          <table:table-cell office:value-type="float" office:value="110.107" calcext:value-type="float">
            <text:p>110.107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29.672" calcext:value-type="float">
            <text:p>229.672</text:p>
          </table:table-cell>
          <table:table-cell office:value-type="float" office:value="114.836" calcext:value-type="float">
            <text:p>114.836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94.726" calcext:value-type="float">
            <text:p>194.726</text:p>
          </table:table-cell>
          <table:table-cell office:value-type="float" office:value="97.3629" calcext:value-type="float">
            <text:p>97.3629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18.977" calcext:value-type="float">
            <text:p>218.977</text:p>
          </table:table-cell>
          <table:table-cell office:value-type="float" office:value="109.488" calcext:value-type="float">
            <text:p>109.488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19.142" calcext:value-type="float">
            <text:p>219.142</text:p>
          </table:table-cell>
          <table:table-cell office:value-type="float" office:value="109.571" calcext:value-type="float">
            <text:p>109.571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17.496" calcext:value-type="float">
            <text:p>217.496</text:p>
          </table:table-cell>
          <table:table-cell office:value-type="float" office:value="108.748" calcext:value-type="float">
            <text:p>108.748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37.475" calcext:value-type="float">
            <text:p>237.475</text:p>
          </table:table-cell>
          <table:table-cell office:value-type="float" office:value="118.737" calcext:value-type="float">
            <text:p>118.737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2.438" calcext:value-type="float">
            <text:p>152.438</text:p>
          </table:table-cell>
          <table:table-cell office:value-type="float" office:value="76.2191" calcext:value-type="float">
            <text:p>76.2191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6.398" calcext:value-type="float">
            <text:p>156.398</text:p>
          </table:table-cell>
          <table:table-cell office:value-type="float" office:value="78.199" calcext:value-type="float">
            <text:p>78.199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79.306" calcext:value-type="float">
            <text:p>279.306</text:p>
          </table:table-cell>
          <table:table-cell office:value-type="float" office:value="139.653" calcext:value-type="float">
            <text:p>139.653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14.851" calcext:value-type="float">
            <text:p>314.851</text:p>
          </table:table-cell>
          <table:table-cell office:value-type="float" office:value="157.426" calcext:value-type="float">
            <text:p>157.426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3.789" calcext:value-type="float">
            <text:p>203.789</text:p>
          </table:table-cell>
          <table:table-cell office:value-type="float" office:value="101.895" calcext:value-type="float">
            <text:p>101.895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93.315" calcext:value-type="float">
            <text:p>293.315</text:p>
          </table:table-cell>
          <table:table-cell office:value-type="float" office:value="146.657" calcext:value-type="float">
            <text:p>146.657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19.686" calcext:value-type="float">
            <text:p>219.686</text:p>
          </table:table-cell>
          <table:table-cell office:value-type="float" office:value="109.843" calcext:value-type="float">
            <text:p>109.843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84.418" calcext:value-type="float">
            <text:p>284.418</text:p>
          </table:table-cell>
          <table:table-cell office:value-type="float" office:value="142.209" calcext:value-type="float">
            <text:p>142.209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24.23" calcext:value-type="float">
            <text:p>224.23</text:p>
          </table:table-cell>
          <table:table-cell office:value-type="float" office:value="112.115" calcext:value-type="float">
            <text:p>112.115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39.881" calcext:value-type="float">
            <text:p>239.881</text:p>
          </table:table-cell>
          <table:table-cell office:value-type="float" office:value="119.941" calcext:value-type="float">
            <text:p>119.941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46.672" calcext:value-type="float">
            <text:p>346.672</text:p>
          </table:table-cell>
          <table:table-cell office:value-type="float" office:value="173.336" calcext:value-type="float">
            <text:p>173.336</text:p>
          </table:table-cell>
          <table:table-cell table:number-columns-repeated="1016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SUM([.C164:.C243])" office:value-type="float" office:value="88" calcext:value-type="float">
            <text:p>88</text:p>
          </table:table-cell>
          <table:table-cell table:style-name="ce1" table:formula="of:=SUM([.D164:.D243])" office:value-type="float" office:value="45" calcext:value-type="float">
            <text:p>45</text:p>
          </table:table-cell>
          <table:table-cell table:style-name="ce1" table:formula="of:=SUM([.E164:.E243])" office:value-type="float" office:value="27" calcext:value-type="float">
            <text:p>27</text:p>
          </table:table-cell>
          <table:table-cell table:style-name="ce1" table:formula="of:=SUM([.F164:.F243])" office:value-type="float" office:value="160" calcext:value-type="float">
            <text:p>160</text:p>
          </table:table-cell>
          <table:table-cell table:style-name="ce1" table:formula="of:=SUM([.G164:.G243])" office:value-type="float" office:value="17612.632" calcext:value-type="float">
            <text:p>17612.632</text:p>
          </table:table-cell>
          <table:table-cell table:style-name="ce1" table:formula="of:=SUM([.H164:.H243])/79" office:value-type="float" office:value="111.472408860759" calcext:value-type="float">
            <text:p>111.472408860759</text:p>
          </table:table-cell>
          <table:table-cell table:style-name="ce1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3.459" calcext:value-type="float">
            <text:p>183.459</text:p>
          </table:table-cell>
          <table:table-cell office:value-type="float" office:value="91.7297" calcext:value-type="float">
            <text:p>91.7297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14.62" calcext:value-type="float">
            <text:p>214.62</text:p>
          </table:table-cell>
          <table:table-cell office:value-type="float" office:value="107.31" calcext:value-type="float">
            <text:p>107.31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2.495" calcext:value-type="float">
            <text:p>182.495</text:p>
          </table:table-cell>
          <table:table-cell office:value-type="float" office:value="91.2473" calcext:value-type="float">
            <text:p>91.2473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74.214" calcext:value-type="float">
            <text:p>174.214</text:p>
          </table:table-cell>
          <table:table-cell office:value-type="float" office:value="87.1068" calcext:value-type="float">
            <text:p>87.1068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9.394" calcext:value-type="float">
            <text:p>139.394</text:p>
          </table:table-cell>
          <table:table-cell office:value-type="float" office:value="69.6971" calcext:value-type="float">
            <text:p>69.6971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44.805" calcext:value-type="float">
            <text:p>244.805</text:p>
          </table:table-cell>
          <table:table-cell office:value-type="float" office:value="122.403" calcext:value-type="float">
            <text:p>122.403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65.184" calcext:value-type="float">
            <text:p>265.184</text:p>
          </table:table-cell>
          <table:table-cell office:value-type="float" office:value="132.592" calcext:value-type="float">
            <text:p>132.592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7.836" calcext:value-type="float">
            <text:p>207.836</text:p>
          </table:table-cell>
          <table:table-cell office:value-type="float" office:value="103.918" calcext:value-type="float">
            <text:p>103.918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12.689" calcext:value-type="float">
            <text:p>212.689</text:p>
          </table:table-cell>
          <table:table-cell office:value-type="float" office:value="106.344" calcext:value-type="float">
            <text:p>106.344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3.632" calcext:value-type="float">
            <text:p>203.632</text:p>
          </table:table-cell>
          <table:table-cell office:value-type="float" office:value="101.816" calcext:value-type="float">
            <text:p>101.816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69.286" calcext:value-type="float">
            <text:p>269.286</text:p>
          </table:table-cell>
          <table:table-cell office:value-type="float" office:value="134.643" calcext:value-type="float">
            <text:p>134.643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41.73" calcext:value-type="float">
            <text:p>241.73</text:p>
          </table:table-cell>
          <table:table-cell office:value-type="float" office:value="120.865" calcext:value-type="float">
            <text:p>120.865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8.349" calcext:value-type="float">
            <text:p>168.349</text:p>
          </table:table-cell>
          <table:table-cell office:value-type="float" office:value="84.1743" calcext:value-type="float">
            <text:p>84.1743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57.742" calcext:value-type="float">
            <text:p>257.742</text:p>
          </table:table-cell>
          <table:table-cell office:value-type="float" office:value="128.871" calcext:value-type="float">
            <text:p>128.871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34.134" calcext:value-type="float">
            <text:p>234.134</text:p>
          </table:table-cell>
          <table:table-cell office:value-type="float" office:value="117.067" calcext:value-type="float">
            <text:p>117.067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8.956" calcext:value-type="float">
            <text:p>158.956</text:p>
          </table:table-cell>
          <table:table-cell office:value-type="float" office:value="79.4779" calcext:value-type="float">
            <text:p>79.4779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67.028" calcext:value-type="float">
            <text:p>367.028</text:p>
          </table:table-cell>
          <table:table-cell office:value-type="float" office:value="183.514" calcext:value-type="float">
            <text:p>183.514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33.544" calcext:value-type="float">
            <text:p>233.544</text:p>
          </table:table-cell>
          <table:table-cell office:value-type="float" office:value="116.772" calcext:value-type="float">
            <text:p>116.772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48.793" calcext:value-type="float">
            <text:p>248.793</text:p>
          </table:table-cell>
          <table:table-cell office:value-type="float" office:value="124.396" calcext:value-type="float">
            <text:p>124.396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5.294" calcext:value-type="float">
            <text:p>185.294</text:p>
          </table:table-cell>
          <table:table-cell office:value-type="float" office:value="92.6471" calcext:value-type="float">
            <text:p>92.6471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96.397" calcext:value-type="float">
            <text:p>296.397</text:p>
          </table:table-cell>
          <table:table-cell office:value-type="float" office:value="148.199" calcext:value-type="float">
            <text:p>148.199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55.954" calcext:value-type="float">
            <text:p>255.954</text:p>
          </table:table-cell>
          <table:table-cell office:value-type="float" office:value="127.977" calcext:value-type="float">
            <text:p>127.977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2.772" calcext:value-type="float">
            <text:p>192.772</text:p>
          </table:table-cell>
          <table:table-cell office:value-type="float" office:value="96.3858" calcext:value-type="float">
            <text:p>96.3858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99.683" calcext:value-type="float">
            <text:p>199.683</text:p>
          </table:table-cell>
          <table:table-cell office:value-type="float" office:value="99.8413" calcext:value-type="float">
            <text:p>99.8413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9.886" calcext:value-type="float">
            <text:p>189.886</text:p>
          </table:table-cell>
          <table:table-cell office:value-type="float" office:value="94.9432" calcext:value-type="float">
            <text:p>94.9432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27.821" calcext:value-type="float">
            <text:p>227.821</text:p>
          </table:table-cell>
          <table:table-cell office:value-type="float" office:value="113.911" calcext:value-type="float">
            <text:p>113.911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73.1" calcext:value-type="float">
            <text:p>173.1</text:p>
          </table:table-cell>
          <table:table-cell office:value-type="float" office:value="86.5502" calcext:value-type="float">
            <text:p>86.5502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0.342" calcext:value-type="float">
            <text:p>200.342</text:p>
          </table:table-cell>
          <table:table-cell office:value-type="float" office:value="100.171" calcext:value-type="float">
            <text:p>100.171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19.073" calcext:value-type="float">
            <text:p>219.073</text:p>
          </table:table-cell>
          <table:table-cell office:value-type="float" office:value="109.536" calcext:value-type="float">
            <text:p>109.536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31.946" calcext:value-type="float">
            <text:p>231.946</text:p>
          </table:table-cell>
          <table:table-cell office:value-type="float" office:value="115.973" calcext:value-type="float">
            <text:p>115.973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3.715" calcext:value-type="float">
            <text:p>203.715</text:p>
          </table:table-cell>
          <table:table-cell office:value-type="float" office:value="101.857" calcext:value-type="float">
            <text:p>101.857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19.755" calcext:value-type="float">
            <text:p>219.755</text:p>
          </table:table-cell>
          <table:table-cell office:value-type="float" office:value="109.877" calcext:value-type="float">
            <text:p>109.877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13.858" calcext:value-type="float">
            <text:p>213.858</text:p>
          </table:table-cell>
          <table:table-cell office:value-type="float" office:value="106.929" calcext:value-type="float">
            <text:p>106.929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0.529" calcext:value-type="float">
            <text:p>150.529</text:p>
          </table:table-cell>
          <table:table-cell office:value-type="float" office:value="75.2645" calcext:value-type="float">
            <text:p>75.2645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1.178" calcext:value-type="float">
            <text:p>201.178</text:p>
          </table:table-cell>
          <table:table-cell office:value-type="float" office:value="100.589" calcext:value-type="float">
            <text:p>100.589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31.217" calcext:value-type="float">
            <text:p>231.217</text:p>
          </table:table-cell>
          <table:table-cell office:value-type="float" office:value="115.608" calcext:value-type="float">
            <text:p>115.608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9.284" calcext:value-type="float">
            <text:p>209.284</text:p>
          </table:table-cell>
          <table:table-cell office:value-type="float" office:value="104.642" calcext:value-type="float">
            <text:p>104.642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45.458" calcext:value-type="float">
            <text:p>245.458</text:p>
          </table:table-cell>
          <table:table-cell office:value-type="float" office:value="122.729" calcext:value-type="float">
            <text:p>122.729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2.438" calcext:value-type="float">
            <text:p>162.438</text:p>
          </table:table-cell>
          <table:table-cell office:value-type="float" office:value="81.2189" calcext:value-type="float">
            <text:p>81.2189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5.628" calcext:value-type="float">
            <text:p>165.628</text:p>
          </table:table-cell>
          <table:table-cell office:value-type="float" office:value="82.8142" calcext:value-type="float">
            <text:p>82.8142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77.21" calcext:value-type="float">
            <text:p>277.21</text:p>
          </table:table-cell>
          <table:table-cell office:value-type="float" office:value="138.605" calcext:value-type="float">
            <text:p>138.605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9.319" calcext:value-type="float">
            <text:p>189.319</text:p>
          </table:table-cell>
          <table:table-cell office:value-type="float" office:value="94.6593" calcext:value-type="float">
            <text:p>94.6593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2.438" calcext:value-type="float">
            <text:p>182.438</text:p>
          </table:table-cell>
          <table:table-cell office:value-type="float" office:value="91.2192" calcext:value-type="float">
            <text:p>91.2192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31.661" calcext:value-type="float">
            <text:p>231.661</text:p>
          </table:table-cell>
          <table:table-cell office:value-type="float" office:value="115.83" calcext:value-type="float">
            <text:p>115.83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54.502" calcext:value-type="float">
            <text:p>254.502</text:p>
          </table:table-cell>
          <table:table-cell office:value-type="float" office:value="127.251" calcext:value-type="float">
            <text:p>127.251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5.317" calcext:value-type="float">
            <text:p>155.317</text:p>
          </table:table-cell>
          <table:table-cell office:value-type="float" office:value="77.6585" calcext:value-type="float">
            <text:p>77.6585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83.175" calcext:value-type="float">
            <text:p>383.175</text:p>
          </table:table-cell>
          <table:table-cell office:value-type="float" office:value="191.587" calcext:value-type="float">
            <text:p>191.587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56.512" calcext:value-type="float">
            <text:p>256.512</text:p>
          </table:table-cell>
          <table:table-cell office:value-type="float" office:value="128.256" calcext:value-type="float">
            <text:p>128.256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40.813" calcext:value-type="float">
            <text:p>240.813</text:p>
          </table:table-cell>
          <table:table-cell office:value-type="float" office:value="120.407" calcext:value-type="float">
            <text:p>120.407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0.97" calcext:value-type="float">
            <text:p>160.97</text:p>
          </table:table-cell>
          <table:table-cell office:value-type="float" office:value="80.4851" calcext:value-type="float">
            <text:p>80.4851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6.247" calcext:value-type="float">
            <text:p>156.247</text:p>
          </table:table-cell>
          <table:table-cell office:value-type="float" office:value="78.1233" calcext:value-type="float">
            <text:p>78.1233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61.053" calcext:value-type="float">
            <text:p>261.053</text:p>
          </table:table-cell>
          <table:table-cell office:value-type="float" office:value="130.527" calcext:value-type="float">
            <text:p>130.527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19.002" calcext:value-type="float">
            <text:p>219.002</text:p>
          </table:table-cell>
          <table:table-cell office:value-type="float" office:value="109.501" calcext:value-type="float">
            <text:p>109.501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22.579" calcext:value-type="float">
            <text:p>222.579</text:p>
          </table:table-cell>
          <table:table-cell office:value-type="float" office:value="111.289" calcext:value-type="float">
            <text:p>111.289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5.813" calcext:value-type="float">
            <text:p>155.813</text:p>
          </table:table-cell>
          <table:table-cell office:value-type="float" office:value="77.9067" calcext:value-type="float">
            <text:p>77.9067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19.157" calcext:value-type="float">
            <text:p>219.157</text:p>
          </table:table-cell>
          <table:table-cell office:value-type="float" office:value="109.578" calcext:value-type="float">
            <text:p>109.578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97.541" calcext:value-type="float">
            <text:p>197.541</text:p>
          </table:table-cell>
          <table:table-cell office:value-type="float" office:value="98.7703" calcext:value-type="float">
            <text:p>98.7703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2.126" calcext:value-type="float">
            <text:p>152.126</text:p>
          </table:table-cell>
          <table:table-cell office:value-type="float" office:value="76.0632" calcext:value-type="float">
            <text:p>76.0632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3.36" calcext:value-type="float">
            <text:p>153.36</text:p>
          </table:table-cell>
          <table:table-cell office:value-type="float" office:value="76.6799" calcext:value-type="float">
            <text:p>76.6799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6.747" calcext:value-type="float">
            <text:p>156.747</text:p>
          </table:table-cell>
          <table:table-cell office:value-type="float" office:value="78.3737" calcext:value-type="float">
            <text:p>78.3737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9.509" calcext:value-type="float">
            <text:p>169.509</text:p>
          </table:table-cell>
          <table:table-cell office:value-type="float" office:value="84.7544" calcext:value-type="float">
            <text:p>84.7544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9.828" calcext:value-type="float">
            <text:p>189.828</text:p>
          </table:table-cell>
          <table:table-cell office:value-type="float" office:value="94.9142" calcext:value-type="float">
            <text:p>94.9142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52.023" calcext:value-type="float">
            <text:p>252.023</text:p>
          </table:table-cell>
          <table:table-cell office:value-type="float" office:value="126.011" calcext:value-type="float">
            <text:p>126.011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39.872" calcext:value-type="float">
            <text:p>239.872</text:p>
          </table:table-cell>
          <table:table-cell office:value-type="float" office:value="119.936" calcext:value-type="float">
            <text:p>119.936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32.237" calcext:value-type="float">
            <text:p>232.237</text:p>
          </table:table-cell>
          <table:table-cell office:value-type="float" office:value="116.119" calcext:value-type="float">
            <text:p>116.119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79.611" calcext:value-type="float">
            <text:p>179.611</text:p>
          </table:table-cell>
          <table:table-cell office:value-type="float" office:value="89.8055" calcext:value-type="float">
            <text:p>89.8055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92.975" calcext:value-type="float">
            <text:p>192.975</text:p>
          </table:table-cell>
          <table:table-cell office:value-type="float" office:value="96.4876" calcext:value-type="float">
            <text:p>96.4876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7.978" calcext:value-type="float">
            <text:p>167.978</text:p>
          </table:table-cell>
          <table:table-cell office:value-type="float" office:value="83.9888" calcext:value-type="float">
            <text:p>83.9888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64.217" calcext:value-type="float">
            <text:p>264.217</text:p>
          </table:table-cell>
          <table:table-cell office:value-type="float" office:value="132.108" calcext:value-type="float">
            <text:p>132.108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49.919" calcext:value-type="float">
            <text:p>249.919</text:p>
          </table:table-cell>
          <table:table-cell office:value-type="float" office:value="124.959" calcext:value-type="float">
            <text:p>124.959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42.388" calcext:value-type="float">
            <text:p>342.388</text:p>
          </table:table-cell>
          <table:table-cell office:value-type="float" office:value="171.194" calcext:value-type="float">
            <text:p>171.194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61.091" calcext:value-type="float">
            <text:p>261.091</text:p>
          </table:table-cell>
          <table:table-cell office:value-type="float" office:value="130.545" calcext:value-type="float">
            <text:p>130.545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83.743" calcext:value-type="float">
            <text:p>283.743</text:p>
          </table:table-cell>
          <table:table-cell office:value-type="float" office:value="141.871" calcext:value-type="float">
            <text:p>141.871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62.953" calcext:value-type="float">
            <text:p>262.953</text:p>
          </table:table-cell>
          <table:table-cell office:value-type="float" office:value="131.477" calcext:value-type="float">
            <text:p>131.477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42.666" calcext:value-type="float">
            <text:p>242.666</text:p>
          </table:table-cell>
          <table:table-cell office:value-type="float" office:value="121.333" calcext:value-type="float">
            <text:p>121.333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9.929" calcext:value-type="float">
            <text:p>209.929</text:p>
          </table:table-cell>
          <table:table-cell office:value-type="float" office:value="104.964" calcext:value-type="float">
            <text:p>104.964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51.672" calcext:value-type="float">
            <text:p>251.672</text:p>
          </table:table-cell>
          <table:table-cell office:value-type="float" office:value="125.836" calcext:value-type="float">
            <text:p>125.836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20.52" calcext:value-type="float">
            <text:p>220.52</text:p>
          </table:table-cell>
          <table:table-cell office:value-type="float" office:value="110.26" calcext:value-type="float">
            <text:p>110.26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1.177" calcext:value-type="float">
            <text:p>151.177</text:p>
          </table:table-cell>
          <table:table-cell office:value-type="float" office:value="75.5885" calcext:value-type="float">
            <text:p>75.5885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58.429" calcext:value-type="float">
            <text:p>258.429</text:p>
          </table:table-cell>
          <table:table-cell office:value-type="float" office:value="129.215" calcext:value-type="float">
            <text:p>129.215</text:p>
          </table:table-cell>
          <table:table-cell table:number-columns-repeated="1016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formula="of:=SUM([.C246:.C325])" office:value-type="float" office:value="104" calcext:value-type="float">
            <text:p>104</text:p>
          </table:table-cell>
          <table:table-cell table:style-name="ce1" table:formula="of:=SUM([.D246:.D325])" office:value-type="float" office:value="28" calcext:value-type="float">
            <text:p>28</text:p>
          </table:table-cell>
          <table:table-cell table:style-name="ce1" table:formula="of:=SUM([.E246:.E325])" office:value-type="float" office:value="28" calcext:value-type="float">
            <text:p>28</text:p>
          </table:table-cell>
          <table:table-cell table:style-name="ce1" table:formula="of:=SUM([.F246:.F325])" office:value-type="float" office:value="160" calcext:value-type="float">
            <text:p>160</text:p>
          </table:table-cell>
          <table:table-cell table:style-name="ce1" table:formula="of:=SUM([.G246:.G325])" office:value-type="float" office:value="17431.497" calcext:value-type="float">
            <text:p>17431.497</text:p>
          </table:table-cell>
          <table:table-cell table:style-name="ce1" table:formula="of:=SUM([.H246:.H325])/79" office:value-type="float" office:value="110.325879746835" calcext:value-type="float">
            <text:p>110.325879746835</text:p>
          </table:table-cell>
          <table:table-cell table:style-name="ce1" table:number-columns-repeated="1016"/>
        </table:table-row>
      </table:table>
      <table:table table:name="Sheet4" table:style-name="ta1">
        <table:shapes>
          <draw:frame draw:z-index="0" draw:style-name="gr1" draw:text-style-name="P1" svg:width="159.99mm" svg:height="89.99mm" svg:x="181.31mm" svg:y="58.9mm">
            <loext:p draw:notify-on-update-of-ranges="Sheet4.A2:Sheet4.A5 Sheet4.H1:Sheet4.H1 Sheet4.H2:Sheet4.H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6.78mm" svg:y="26.77mm">
            <loext:p draw:notify-on-update-of-ranges="Sheet4.A6:Sheet4.A8 Sheet4.H1:Sheet4.H1 Sheet4.H6:Sheet4.H8 Sheet4.K1:Sheet4.K1 Sheet4.K6:Sheet4.K8 Sheet4.N1:Sheet4.N1 Sheet4.N6:Sheet4.N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7" table:number-columns-repeated="2" table:default-cell-style-name="Default"/>
        <table:table-column table:style-name="co8" table:default-cell-style-name="Default"/>
        <table:table-column table:style-name="co7" table:number-columns-repeated="11" table:default-cell-style-name="Default"/>
        <table:table-row table:style-name="ro1">
          <table:table-cell office:value-type="string" calcext:value-type="string">
            <text:p>Agent</text:p>
          </table:table-cell>
          <table:table-cell office:value-type="string" calcext:value-type="string">
            <text:p>AI ID</text:p>
          </table:table-cell>
          <table:table-cell office:value-type="string" calcext:value-type="string">
            <text:p>Player 1 Wins</text:p>
          </table:table-cell>
          <table:table-cell office:value-type="string" calcext:value-type="string">
            <text:p>Player 2 Wins</text:p>
          </table:table-cell>
          <table:table-cell office:value-type="string" calcext:value-type="string">
            <text:p>Draws</text:p>
          </table:table-cell>
          <table:table-cell office:value-type="string" calcext:value-type="string">
            <text:p>Max Runs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Average Time n=1000 (Secs)</text:p>
          </table:table-cell>
          <table:table-cell table:number-columns-repeated="2"/>
          <table:table-cell office:value-type="string" calcext:value-type="string">
            <text:p>Average Time n=100 (Secs)</text:p>
          </table:table-cell>
          <table:table-cell table:number-columns-repeated="2"/>
          <table:table-cell office:value-type="string" calcext:value-type="string">
            <text:p>Average Time n=10 (Secs)</text:p>
          </table:table-cell>
        </table:table-row>
        <table:table-row table:style-name="ro1">
          <table:table-cell office:value-type="string" calcext:value-type="string">
            <text:p>MT</text:p>
          </table:table-cell>
          <table:table-cell office:value-type="float" office:value="0" calcext:value-type="float">
            <text:p>0</text:p>
          </table:table-cell>
          <table:table-cell office:value-type="float" office:value="3489" calcext:value-type="float">
            <text:p>3489</text:p>
          </table:table-cell>
          <table:table-cell office:value-type="float" office:value="3640" calcext:value-type="float">
            <text:p>3640</text:p>
          </table:table-cell>
          <table:table-cell office:value-type="float" office:value="2871" calcext:value-type="float">
            <text:p>2871</text:p>
          </table:table-cell>
          <table:table-cell office:value-type="float" office:value="10000" calcext:value-type="float">
            <text:p>10000</text:p>
          </table:table-cell>
          <table:table-cell office:value-type="float" office:value="6.46468" calcext:value-type="float">
            <text:p>6.46468</text:p>
          </table:table-cell>
          <table:table-cell office:value-type="float" office:value="0.000646468" calcext:value-type="float">
            <text:p>0.0006464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AS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2.38346" calcext:value-type="float">
            <text:p>2.38346</text:p>
          </table:table-cell>
          <table:table-cell office:value-type="float" office:value="0.000238346" calcext:value-type="float">
            <text:p>0.0002383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orshf</text:p>
          </table:table-cell>
          <table:table-cell office:value-type="float" office:value="2" calcext:value-type="float">
            <text:p>2</text:p>
          </table:table-cell>
          <table:table-cell office:value-type="float" office:value="3499" calcext:value-type="float">
            <text:p>3499</text:p>
          </table:table-cell>
          <table:table-cell office:value-type="float" office:value="3592" calcext:value-type="float">
            <text:p>3592</text:p>
          </table:table-cell>
          <table:table-cell office:value-type="float" office:value="2909" calcext:value-type="float">
            <text:p>2909</text:p>
          </table:table-cell>
          <table:table-cell office:value-type="float" office:value="10000" calcext:value-type="float">
            <text:p>10000</text:p>
          </table:table-cell>
          <table:table-cell office:value-type="float" office:value="5.57472" calcext:value-type="float">
            <text:p>5.57472</text:p>
          </table:table-cell>
          <table:table-cell office:value-type="float" office:value="0.000557472" calcext:value-type="float">
            <text:p>0.00055747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euristic</text:p>
          </table:table-cell>
          <table:table-cell office:value-type="float" office:value="3" calcext:value-type="float">
            <text:p>3</text:p>
          </table:table-cell>
          <table:table-cell office:value-type="float" office:value="3410" calcext:value-type="float">
            <text:p>3410</text:p>
          </table:table-cell>
          <table:table-cell office:value-type="float" office:value="3475" calcext:value-type="float">
            <text:p>3475</text:p>
          </table:table-cell>
          <table:table-cell office:value-type="float" office:value="3115" calcext:value-type="float">
            <text:p>3115</text:p>
          </table:table-cell>
          <table:table-cell office:value-type="float" office:value="10000" calcext:value-type="float">
            <text:p>10000</text:p>
          </table:table-cell>
          <table:table-cell office:value-type="float" office:value="33.047" calcext:value-type="float">
            <text:p>33.047</text:p>
          </table:table-cell>
          <table:table-cell office:value-type="float" office:value="0.0033047" calcext:value-type="float">
            <text:p>0.00330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ollout</text:p>
          </table:table-cell>
          <table:table-cell table:number-columns-repeated="6"/>
          <table:table-cell office:value-type="float" office:value="108.055421519" calcext:value-type="float">
            <text:p>108.055421519</text:p>
          </table:table-cell>
          <table:table-cell table:number-columns-repeated="2"/>
          <table:table-cell office:value-type="float" office:value="1.47849" calcext:value-type="float">
            <text:p>1.47849</text:p>
          </table:table-cell>
          <table:table-cell table:number-columns-repeated="2"/>
          <table:table-cell office:value-type="float" office:value="0.111459" calcext:value-type="float">
            <text:p>0.111459</text:p>
          </table:table-cell>
        </table:table-row>
        <table:table-row table:style-name="ro1">
          <table:table-cell office:value-type="string" calcext:value-type="string">
            <text:p>MCTS</text:p>
          </table:table-cell>
          <table:table-cell table:number-columns-repeated="6"/>
          <table:table-cell office:value-type="float" office:value="103.5874541284" calcext:value-type="float">
            <text:p>103.5874541284</text:p>
          </table:table-cell>
          <table:table-cell table:number-columns-repeated="2"/>
          <table:table-cell office:value-type="float" office:value="1.52643" calcext:value-type="float">
            <text:p>1.52643</text:p>
          </table:table-cell>
          <table:table-cell table:number-columns-repeated="2"/>
          <table:table-cell office:value-type="float" office:value="0.0920657" calcext:value-type="float">
            <text:p>0.0920657</text:p>
          </table:table-cell>
        </table:table-row>
        <table:table-row table:style-name="ro1">
          <table:table-cell office:value-type="string" calcext:value-type="string">
            <text:p>MCTS2</text:p>
          </table:table-cell>
          <table:table-cell table:number-columns-repeated="6"/>
          <table:table-cell office:value-type="float" office:value="92.4551747475" calcext:value-type="float">
            <text:p>92.4551747475</text:p>
          </table:table-cell>
          <table:table-cell table:number-columns-repeated="2"/>
          <table:table-cell office:value-type="float" office:value="1.50069" calcext:value-type="float">
            <text:p>1.50069</text:p>
          </table:table-cell>
          <table:table-cell table:number-columns-repeated="2"/>
          <table:table-cell office:value-type="float" office:value="0.0894733" calcext:value-type="float">
            <text:p>0.0894733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 calcext:value-type="string">
            <text:p>Agent</text:p>
          </table:table-cell>
          <table:table-cell office:value-type="string" calcext:value-type="string">
            <text:p>Average Tim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T</text:p>
          </table:table-cell>
          <table:table-cell office:value-type="float" office:value="0.000646468" calcext:value-type="float">
            <text:p>0.00064646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AST</text:p>
          </table:table-cell>
          <table:table-cell office:value-type="float" office:value="0.000238346" calcext:value-type="float">
            <text:p>0.00023834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orshf</text:p>
          </table:table-cell>
          <table:table-cell office:value-type="float" office:value="0.000557472" calcext:value-type="float">
            <text:p>0.00055747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euristic</text:p>
          </table:table-cell>
          <table:table-cell office:value-type="float" office:value="0.0033047" calcext:value-type="float">
            <text:p>0.0033047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gent</text:p>
          </table:table-cell>
          <table:table-cell office:value-type="string" calcext:value-type="string">
            <text:p>Average Time for <text:s/>n=10 (secs)</text:p>
          </table:table-cell>
          <table:table-cell office:value-type="string" calcext:value-type="string">
            <text:p>Average Time for <text:s/>n=100 (Secs)</text:p>
          </table:table-cell>
          <table:table-cell office:value-type="string" calcext:value-type="string">
            <text:p>Average Time for <text:s/>n=1000 (Secs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llout</text:p>
          </table:table-cell>
          <table:table-cell office:value-type="float" office:value="0.111459" calcext:value-type="float">
            <text:p>0.111459</text:p>
          </table:table-cell>
          <table:table-cell office:value-type="float" office:value="1.47849" calcext:value-type="float">
            <text:p>1.47849</text:p>
          </table:table-cell>
          <table:table-cell office:value-type="float" office:value="108.055421519" calcext:value-type="float">
            <text:p>108.05542151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CTS</text:p>
          </table:table-cell>
          <table:table-cell office:value-type="float" office:value="0.0920657" calcext:value-type="float">
            <text:p>0.0920657</text:p>
          </table:table-cell>
          <table:table-cell office:value-type="float" office:value="1.52643" calcext:value-type="float">
            <text:p>1.52643</text:p>
          </table:table-cell>
          <table:table-cell office:value-type="float" office:value="103.5874541284" calcext:value-type="float">
            <text:p>103.587454128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CTS2</text:p>
          </table:table-cell>
          <table:table-cell office:value-type="float" office:value="0.0894733" calcext:value-type="float">
            <text:p>0.0894733</text:p>
          </table:table-cell>
          <table:table-cell office:value-type="float" office:value="1.50069" calcext:value-type="float">
            <text:p>1.50069</text:p>
          </table:table-cell>
          <table:table-cell office:value-type="float" office:value="92.4551747475" calcext:value-type="float">
            <text:p>92.4551747475</text:p>
          </table:table-cell>
          <table:table-cell table:number-columns-repeated="10"/>
        </table:table-row>
      </table:table>
      <table:table table:name="Sheet5" table:style-name="ta1"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Agent</text:p>
          </table:table-cell>
          <table:table-cell office:value-type="string" calcext:value-type="string">
            <text:p>Cumulative Wins</text:p>
          </table:table-cell>
          <table:table-cell office:value-type="string" calcext:value-type="string">
            <text:p>Cumulative Draws</text:p>
          </table:table-cell>
          <table:table-cell office:value-type="string" calcext:value-type="string">
            <text:p>Total Games</text:p>
          </table:table-cell>
        </table:table-row>
        <table:table-row table:style-name="ro1">
          <table:table-cell office:value-type="string" calcext:value-type="string">
            <text:p>M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orsh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uri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llou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c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cts2</text:p>
          </table:table-cell>
          <table:table-cell table:number-columns-repeated="3"/>
        </table:table-row>
      </table:table>
      <table:table table:name="Sheet6" table:style-name="ta1">
        <table:table-column table:style-name="co7" table:number-columns-repeated="11" table:default-cell-style-name="Default"/>
        <table:table-row table:style-name="ro1">
          <table:table-cell table:number-columns-repeated="2" office:value-type="string" calcext:value-type="string">
            <text:p>AI ID</text:p>
          </table:table-cell>
          <table:table-cell office:value-type="string" calcext:value-type="string">
            <text:p>Player 1 Wins</text:p>
          </table:table-cell>
          <table:table-cell office:value-type="string" calcext:value-type="string">
            <text:p>Player 2 Wins</text:p>
          </table:table-cell>
          <table:table-cell office:value-type="string" calcext:value-type="string">
            <text:p>Draws</text:p>
          </table:table-cell>
          <table:table-cell office:value-type="string" calcext:value-type="string">
            <text:p>Max Runs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Average Time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489" calcext:value-type="float">
            <text:p>3489</text:p>
          </table:table-cell>
          <table:table-cell office:value-type="float" office:value="3640" calcext:value-type="float">
            <text:p>3640</text:p>
          </table:table-cell>
          <table:table-cell office:value-type="float" office:value="2871" calcext:value-type="float">
            <text:p>2871</text:p>
          </table:table-cell>
          <table:table-cell office:value-type="float" office:value="10000" calcext:value-type="float">
            <text:p>10000</text:p>
          </table:table-cell>
          <table:table-cell office:value-type="float" office:value="6.46468" calcext:value-type="float">
            <text:p>6.46468</text:p>
          </table:table-cell>
          <table:table-cell office:value-type="float" office:value="0.000646468" calcext:value-type="float">
            <text:p>0.000646468</text:p>
          </table:table-cell>
          <table:table-cell table:formula="of:=([.C2]/[.F2])*100" office:value-type="float" office:value="34.89" calcext:value-type="float">
            <text:p>34.89</text:p>
          </table:table-cell>
          <table:table-cell table:formula="of:=([.D2]/[.F2])*100" office:value-type="float" office:value="36.4" calcext:value-type="float">
            <text:p>36.4</text:p>
          </table:table-cell>
          <table:table-cell table:formula="of:=([.E2]/[.F2])*100" office:value-type="float" office:value="28.71" calcext:value-type="float">
            <text:p>28.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823" calcext:value-type="float">
            <text:p>9823</text:p>
          </table:table-cell>
          <table:table-cell office:value-type="float" office:value="11" calcext:value-type="float">
            <text:p>11</text:p>
          </table:table-cell>
          <table:table-cell office:value-type="float" office:value="166" calcext:value-type="float">
            <text:p>166</text:p>
          </table:table-cell>
          <table:table-cell office:value-type="float" office:value="10000" calcext:value-type="float">
            <text:p>10000</text:p>
          </table:table-cell>
          <table:table-cell office:value-type="float" office:value="4.18212" calcext:value-type="float">
            <text:p>4.18212</text:p>
          </table:table-cell>
          <table:table-cell office:value-type="float" office:value="0.000418212" calcext:value-type="float">
            <text:p>0.000418212</text:p>
          </table:table-cell>
          <table:table-cell table:formula="of:=([.C3]/[.F3])*100" office:value-type="float" office:value="98.23" calcext:value-type="float">
            <text:p>98.23</text:p>
          </table:table-cell>
          <table:table-cell table:formula="of:=([.D3]/[.F3])*100" office:value-type="float" office:value="0.11" calcext:value-type="float">
            <text:p>0.11</text:p>
          </table:table-cell>
          <table:table-cell table:formula="of:=([.E3]/[.F3])*100" office:value-type="float" office:value="1.66" calcext:value-type="float">
            <text:p>1.6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560" calcext:value-type="float">
            <text:p>3560</text:p>
          </table:table-cell>
          <table:table-cell office:value-type="float" office:value="3552" calcext:value-type="float">
            <text:p>3552</text:p>
          </table:table-cell>
          <table:table-cell office:value-type="float" office:value="2888" calcext:value-type="float">
            <text:p>2888</text:p>
          </table:table-cell>
          <table:table-cell office:value-type="float" office:value="10000" calcext:value-type="float">
            <text:p>10000</text:p>
          </table:table-cell>
          <table:table-cell office:value-type="float" office:value="6.01443" calcext:value-type="float">
            <text:p>6.01443</text:p>
          </table:table-cell>
          <table:table-cell office:value-type="float" office:value="0.000601443" calcext:value-type="float">
            <text:p>0.000601443</text:p>
          </table:table-cell>
          <table:table-cell table:formula="of:=([.C4]/[.F4])*100" office:value-type="float" office:value="35.6" calcext:value-type="float">
            <text:p>35.6</text:p>
          </table:table-cell>
          <table:table-cell table:formula="of:=([.D4]/[.F4])*100" office:value-type="float" office:value="35.52" calcext:value-type="float">
            <text:p>35.52</text:p>
          </table:table-cell>
          <table:table-cell table:formula="of:=([.E4]/[.F4])*100" office:value-type="float" office:value="28.88" calcext:value-type="float">
            <text:p>28.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374" calcext:value-type="float">
            <text:p>3374</text:p>
          </table:table-cell>
          <table:table-cell office:value-type="float" office:value="3149" calcext:value-type="float">
            <text:p>3149</text:p>
          </table:table-cell>
          <table:table-cell office:value-type="float" office:value="3477" calcext:value-type="float">
            <text:p>3477</text:p>
          </table:table-cell>
          <table:table-cell office:value-type="float" office:value="10000" calcext:value-type="float">
            <text:p>10000</text:p>
          </table:table-cell>
          <table:table-cell office:value-type="float" office:value="21.1506" calcext:value-type="float">
            <text:p>21.1506</text:p>
          </table:table-cell>
          <table:table-cell office:value-type="float" office:value="0.00211506" calcext:value-type="float">
            <text:p>0.00211506</text:p>
          </table:table-cell>
          <table:table-cell table:formula="of:=([.C5]/[.F5])*100" office:value-type="float" office:value="33.74" calcext:value-type="float">
            <text:p>33.74</text:p>
          </table:table-cell>
          <table:table-cell table:formula="of:=([.D5]/[.F5])*100" office:value-type="float" office:value="31.49" calcext:value-type="float">
            <text:p>31.49</text:p>
          </table:table-cell>
          <table:table-cell table:formula="of:=([.E5]/[.F5])*100" office:value-type="float" office:value="34.77" calcext:value-type="float">
            <text:p>34.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833" calcext:value-type="float">
            <text:p>9833</text:p>
          </table:table-cell>
          <table:table-cell office:value-type="float" office:value="163" calcext:value-type="float">
            <text:p>163</text:p>
          </table:table-cell>
          <table:table-cell office:value-type="float" office:value="10000" calcext:value-type="float">
            <text:p>10000</text:p>
          </table:table-cell>
          <table:table-cell office:value-type="float" office:value="4.13232" calcext:value-type="float">
            <text:p>4.13232</text:p>
          </table:table-cell>
          <table:table-cell office:value-type="float" office:value="0.000413232" calcext:value-type="float">
            <text:p>0.000413232</text:p>
          </table:table-cell>
          <table:table-cell table:formula="of:=([.C6]/[.F6])*100" office:value-type="float" office:value="0.04" calcext:value-type="float">
            <text:p>0.04</text:p>
          </table:table-cell>
          <table:table-cell table:formula="of:=([.D6]/[.F6])*100" office:value-type="float" office:value="98.33" calcext:value-type="float">
            <text:p>98.33</text:p>
          </table:table-cell>
          <table:table-cell table:formula="of:=([.E6]/[.F6])*100" office:value-type="float" office:value="1.63" calcext:value-type="float">
            <text:p>1.6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2.38346" calcext:value-type="float">
            <text:p>2.38346</text:p>
          </table:table-cell>
          <table:table-cell office:value-type="float" office:value="0.000238346" calcext:value-type="float">
            <text:p>0.000238346</text:p>
          </table:table-cell>
          <table:table-cell table:formula="of:=([.C7]/[.F7])*100" office:value-type="float" office:value="0" calcext:value-type="float">
            <text:p>0</text:p>
          </table:table-cell>
          <table:table-cell table:formula="of:=([.D7]/[.F7])*100" office:value-type="float" office:value="0" calcext:value-type="float">
            <text:p>0</text:p>
          </table:table-cell>
          <table:table-cell table:formula="of:=([.E7]/[.F7])*100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9811" calcext:value-type="float">
            <text:p>9811</text:p>
          </table:table-cell>
          <table:table-cell office:value-type="float" office:value="173" calcext:value-type="float">
            <text:p>173</text:p>
          </table:table-cell>
          <table:table-cell office:value-type="float" office:value="10000" calcext:value-type="float">
            <text:p>10000</text:p>
          </table:table-cell>
          <table:table-cell office:value-type="float" office:value="4.50017" calcext:value-type="float">
            <text:p>4.50017</text:p>
          </table:table-cell>
          <table:table-cell office:value-type="float" office:value="0.000450017" calcext:value-type="float">
            <text:p>0.000450017</text:p>
          </table:table-cell>
          <table:table-cell table:formula="of:=([.C8]/[.F8])*100" office:value-type="float" office:value="0.16" calcext:value-type="float">
            <text:p>0.16</text:p>
          </table:table-cell>
          <table:table-cell table:formula="of:=([.D8]/[.F8])*100" office:value-type="float" office:value="98.11" calcext:value-type="float">
            <text:p>98.11</text:p>
          </table:table-cell>
          <table:table-cell table:formula="of:=([.E8]/[.F8])*100" office:value-type="float" office:value="1.73" calcext:value-type="float">
            <text:p>1.7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9933" calcext:value-type="float">
            <text:p>9933</text:p>
          </table:table-cell>
          <table:table-cell office:value-type="float" office:value="29" calcext:value-type="float">
            <text:p>29</text:p>
          </table:table-cell>
          <table:table-cell office:value-type="float" office:value="10000" calcext:value-type="float">
            <text:p>10000</text:p>
          </table:table-cell>
          <table:table-cell office:value-type="float" office:value="18.1769" calcext:value-type="float">
            <text:p>18.1769</text:p>
          </table:table-cell>
          <table:table-cell office:value-type="float" office:value="0.00181769" calcext:value-type="float">
            <text:p>0.00181769</text:p>
          </table:table-cell>
          <table:table-cell table:formula="of:=([.C9]/[.F9])*100" office:value-type="float" office:value="0.38" calcext:value-type="float">
            <text:p>0.38</text:p>
          </table:table-cell>
          <table:table-cell table:formula="of:=([.D9]/[.F9])*100" office:value-type="float" office:value="99.33" calcext:value-type="float">
            <text:p>99.33</text:p>
          </table:table-cell>
          <table:table-cell table:formula="of:=([.E9]/[.F9])*100" office:value-type="float" office:value="0.29" calcext:value-type="float">
            <text:p>0.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493" calcext:value-type="float">
            <text:p>3493</text:p>
          </table:table-cell>
          <table:table-cell office:value-type="float" office:value="3497" calcext:value-type="float">
            <text:p>3497</text:p>
          </table:table-cell>
          <table:table-cell office:value-type="float" office:value="3010" calcext:value-type="float">
            <text:p>3010</text:p>
          </table:table-cell>
          <table:table-cell office:value-type="float" office:value="10000" calcext:value-type="float">
            <text:p>10000</text:p>
          </table:table-cell>
          <table:table-cell office:value-type="float" office:value="5.88143" calcext:value-type="float">
            <text:p>5.88143</text:p>
          </table:table-cell>
          <table:table-cell office:value-type="float" office:value="0.000588143" calcext:value-type="float">
            <text:p>0.000588143</text:p>
          </table:table-cell>
          <table:table-cell table:formula="of:=([.C10]/[.F10])*100" office:value-type="float" office:value="34.93" calcext:value-type="float">
            <text:p>34.93</text:p>
          </table:table-cell>
          <table:table-cell table:formula="of:=([.D10]/[.F10])*100" office:value-type="float" office:value="34.97" calcext:value-type="float">
            <text:p>34.97</text:p>
          </table:table-cell>
          <table:table-cell table:formula="of:=([.E10]/[.F10])*100" office:value-type="float" office:value="30.1" calcext:value-type="float">
            <text:p>30.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810" calcext:value-type="float">
            <text:p>9810</text:p>
          </table:table-cell>
          <table:table-cell office:value-type="float" office:value="6" calcext:value-type="float">
            <text:p>6</text:p>
          </table:table-cell>
          <table:table-cell office:value-type="float" office:value="184" calcext:value-type="float">
            <text:p>184</text:p>
          </table:table-cell>
          <table:table-cell office:value-type="float" office:value="10000" calcext:value-type="float">
            <text:p>10000</text:p>
          </table:table-cell>
          <table:table-cell office:value-type="float" office:value="4.1986" calcext:value-type="float">
            <text:p>4.1986</text:p>
          </table:table-cell>
          <table:table-cell office:value-type="float" office:value="0.00041986" calcext:value-type="float">
            <text:p>0.00041986</text:p>
          </table:table-cell>
          <table:table-cell table:formula="of:=([.C11]/[.F11])*100" office:value-type="float" office:value="98.1" calcext:value-type="float">
            <text:p>98.1</text:p>
          </table:table-cell>
          <table:table-cell table:formula="of:=([.D11]/[.F11])*100" office:value-type="float" office:value="0.06" calcext:value-type="float">
            <text:p>0.06</text:p>
          </table:table-cell>
          <table:table-cell table:formula="of:=([.E11]/[.F11])*100" office:value-type="float" office:value="1.84" calcext:value-type="float">
            <text:p>1.84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3499" calcext:value-type="float">
            <text:p>3499</text:p>
          </table:table-cell>
          <table:table-cell office:value-type="float" office:value="3592" calcext:value-type="float">
            <text:p>3592</text:p>
          </table:table-cell>
          <table:table-cell office:value-type="float" office:value="2909" calcext:value-type="float">
            <text:p>2909</text:p>
          </table:table-cell>
          <table:table-cell office:value-type="float" office:value="10000" calcext:value-type="float">
            <text:p>10000</text:p>
          </table:table-cell>
          <table:table-cell office:value-type="float" office:value="5.57472" calcext:value-type="float">
            <text:p>5.57472</text:p>
          </table:table-cell>
          <table:table-cell office:value-type="float" office:value="0.000557472" calcext:value-type="float">
            <text:p>0.000557472</text:p>
          </table:table-cell>
          <table:table-cell table:formula="of:=([.C12]/[.F12])*100" office:value-type="float" office:value="34.99" calcext:value-type="float">
            <text:p>34.99</text:p>
          </table:table-cell>
          <table:table-cell table:formula="of:=([.D12]/[.F12])*100" office:value-type="float" office:value="35.92" calcext:value-type="float">
            <text:p>35.92</text:p>
          </table:table-cell>
          <table:table-cell table:formula="of:=([.E12]/[.F12])*100" office:value-type="float" office:value="29.09" calcext:value-type="float">
            <text:p>29.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438" calcext:value-type="float">
            <text:p>3438</text:p>
          </table:table-cell>
          <table:table-cell office:value-type="float" office:value="3147" calcext:value-type="float">
            <text:p>3147</text:p>
          </table:table-cell>
          <table:table-cell office:value-type="float" office:value="3415" calcext:value-type="float">
            <text:p>3415</text:p>
          </table:table-cell>
          <table:table-cell office:value-type="float" office:value="10000" calcext:value-type="float">
            <text:p>10000</text:p>
          </table:table-cell>
          <table:table-cell office:value-type="float" office:value="19.8942" calcext:value-type="float">
            <text:p>19.8942</text:p>
          </table:table-cell>
          <table:table-cell office:value-type="float" office:value="0.00198942" calcext:value-type="float">
            <text:p>0.00198942</text:p>
          </table:table-cell>
          <table:table-cell table:formula="of:=([.C13]/[.F13])*100" office:value-type="float" office:value="34.38" calcext:value-type="float">
            <text:p>34.38</text:p>
          </table:table-cell>
          <table:table-cell table:formula="of:=([.D13]/[.F13])*100" office:value-type="float" office:value="31.47" calcext:value-type="float">
            <text:p>31.47</text:p>
          </table:table-cell>
          <table:table-cell table:formula="of:=([.E13]/[.F13])*100" office:value-type="float" office:value="34.15" calcext:value-type="float">
            <text:p>34.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182" calcext:value-type="float">
            <text:p>3182</text:p>
          </table:table-cell>
          <table:table-cell office:value-type="float" office:value="3422" calcext:value-type="float">
            <text:p>3422</text:p>
          </table:table-cell>
          <table:table-cell office:value-type="float" office:value="3396" calcext:value-type="float">
            <text:p>3396</text:p>
          </table:table-cell>
          <table:table-cell office:value-type="float" office:value="10000" calcext:value-type="float">
            <text:p>10000</text:p>
          </table:table-cell>
          <table:table-cell office:value-type="float" office:value="20.065" calcext:value-type="float">
            <text:p>20.065</text:p>
          </table:table-cell>
          <table:table-cell office:value-type="float" office:value="0.0020065" calcext:value-type="float">
            <text:p>0.0020065</text:p>
          </table:table-cell>
          <table:table-cell table:formula="of:=([.C14]/[.F14])*100" office:value-type="float" office:value="31.82" calcext:value-type="float">
            <text:p>31.82</text:p>
          </table:table-cell>
          <table:table-cell table:formula="of:=([.D14]/[.F14])*100" office:value-type="float" office:value="34.22" calcext:value-type="float">
            <text:p>34.22</text:p>
          </table:table-cell>
          <table:table-cell table:formula="of:=([.E14]/[.F14])*100" office:value-type="float" office:value="33.96" calcext:value-type="float">
            <text:p>33.9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934" calcext:value-type="float">
            <text:p>9934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0000" calcext:value-type="float">
            <text:p>10000</text:p>
          </table:table-cell>
          <table:table-cell office:value-type="float" office:value="17.6358" calcext:value-type="float">
            <text:p>17.6358</text:p>
          </table:table-cell>
          <table:table-cell office:value-type="float" office:value="0.00176358" calcext:value-type="float">
            <text:p>0.00176358</text:p>
          </table:table-cell>
          <table:table-cell table:formula="of:=([.C15]/[.F15])*100" office:value-type="float" office:value="99.34" calcext:value-type="float">
            <text:p>99.34</text:p>
          </table:table-cell>
          <table:table-cell table:formula="of:=([.D15]/[.F15])*100" office:value-type="float" office:value="0.48" calcext:value-type="float">
            <text:p>0.48</text:p>
          </table:table-cell>
          <table:table-cell table:formula="of:=([.E15]/[.F15])*100" office:value-type="float" office:value="0.18" calcext:value-type="float">
            <text:p>0.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197" calcext:value-type="float">
            <text:p>3197</text:p>
          </table:table-cell>
          <table:table-cell office:value-type="float" office:value="3467" calcext:value-type="float">
            <text:p>3467</text:p>
          </table:table-cell>
          <table:table-cell office:value-type="float" office:value="3336" calcext:value-type="float">
            <text:p>3336</text:p>
          </table:table-cell>
          <table:table-cell office:value-type="float" office:value="10000" calcext:value-type="float">
            <text:p>10000</text:p>
          </table:table-cell>
          <table:table-cell office:value-type="float" office:value="19.1827" calcext:value-type="float">
            <text:p>19.1827</text:p>
          </table:table-cell>
          <table:table-cell office:value-type="float" office:value="0.00191827" calcext:value-type="float">
            <text:p>0.00191827</text:p>
          </table:table-cell>
          <table:table-cell table:formula="of:=([.C16]/[.F16])*100" office:value-type="float" office:value="31.97" calcext:value-type="float">
            <text:p>31.97</text:p>
          </table:table-cell>
          <table:table-cell table:formula="of:=([.D16]/[.F16])*100" office:value-type="float" office:value="34.67" calcext:value-type="float">
            <text:p>34.67</text:p>
          </table:table-cell>
          <table:table-cell table:formula="of:=([.E16]/[.F16])*100" office:value-type="float" office:value="33.36" calcext:value-type="float">
            <text:p>33.36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3410" calcext:value-type="float">
            <text:p>3410</text:p>
          </table:table-cell>
          <table:table-cell office:value-type="float" office:value="3475" calcext:value-type="float">
            <text:p>3475</text:p>
          </table:table-cell>
          <table:table-cell office:value-type="float" office:value="3115" calcext:value-type="float">
            <text:p>3115</text:p>
          </table:table-cell>
          <table:table-cell office:value-type="float" office:value="10000" calcext:value-type="float">
            <text:p>10000</text:p>
          </table:table-cell>
          <table:table-cell office:value-type="float" office:value="33.047" calcext:value-type="float">
            <text:p>33.047</text:p>
          </table:table-cell>
          <table:table-cell office:value-type="float" office:value="0.0033047" calcext:value-type="float">
            <text:p>0.0033047</text:p>
          </table:table-cell>
          <table:table-cell table:formula="of:=([.C17]/[.F17])*100" office:value-type="float" office:value="34.1" calcext:value-type="float">
            <text:p>34.1</text:p>
          </table:table-cell>
          <table:table-cell table:formula="of:=([.D17]/[.F17])*100" office:value-type="float" office:value="34.75" calcext:value-type="float">
            <text:p>34.75</text:p>
          </table:table-cell>
          <table:table-cell table:formula="of:=([.E17]/[.F17])*100" office:value-type="float" office:value="31.15" calcext:value-type="float">
            <text:p>31.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45" calcext:value-type="float">
            <text:p>45</text:p>
          </table:table-cell>
          <table:table-cell office:value-type="float" office:value="32" calcext:value-type="float">
            <text:p>32</text:p>
          </table:table-cell>
          <table:table-cell office:value-type="float" office:value="160" calcext:value-type="float">
            <text:p>160</text:p>
          </table:table-cell>
          <table:table-cell office:value-type="float" office:value="17072.754" calcext:value-type="float">
            <text:p>17072.754</text:p>
          </table:table-cell>
          <table:table-cell office:value-type="float" office:value="108.055421519" calcext:value-type="float">
            <text:p>108.055421519</text:p>
          </table:table-cell>
          <table:table-cell table:formula="of:=([.C18]/[.F18])*100" office:value-type="float" office:value="51.875" calcext:value-type="float">
            <text:p>51.875</text:p>
          </table:table-cell>
          <table:table-cell table:formula="of:=([.D18]/[.F18])*100" office:value-type="float" office:value="28.125" calcext:value-type="float">
            <text:p>28.125</text:p>
          </table:table-cell>
          <table:table-cell table:formula="of:=([.E18]/[.F18])*100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60" calcext:value-type="float">
            <text:p>160</text:p>
          </table:table-cell>
          <table:table-cell office:value-type="float" office:value="13613.7302" calcext:value-type="float">
            <text:p>13613.7302</text:p>
          </table:table-cell>
          <table:table-cell office:value-type="float" office:value="86.1628329114" calcext:value-type="float">
            <text:p>86.1628329114</text:p>
          </table:table-cell>
          <table:table-cell table:formula="of:=([.C19]/[.F19])*100" office:value-type="float" office:value="97.5" calcext:value-type="float">
            <text:p>97.5</text:p>
          </table:table-cell>
          <table:table-cell table:formula="of:=([.D19]/[.F19])*100" office:value-type="float" office:value="0" calcext:value-type="float">
            <text:p>0</text:p>
          </table:table-cell>
          <table:table-cell table:formula="of:=([.E19]/[.F19])*100"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office:value-type="float" office:value="45" calcext:value-type="float">
            <text:p>45</text:p>
          </table:table-cell>
          <table:table-cell office:value-type="float" office:value="27" calcext:value-type="float">
            <text:p>27</text:p>
          </table:table-cell>
          <table:table-cell office:value-type="float" office:value="160" calcext:value-type="float">
            <text:p>160</text:p>
          </table:table-cell>
          <table:table-cell office:value-type="float" office:value="17612.632" calcext:value-type="float">
            <text:p>17612.632</text:p>
          </table:table-cell>
          <table:table-cell office:value-type="float" office:value="111.4724088608" calcext:value-type="float">
            <text:p>111.4724088608</text:p>
          </table:table-cell>
          <table:table-cell table:formula="of:=([.C20]/[.F20])*100" office:value-type="float" office:value="55" calcext:value-type="float">
            <text:p>55</text:p>
          </table:table-cell>
          <table:table-cell table:formula="of:=([.D20]/[.F20])*100" office:value-type="float" office:value="28.125" calcext:value-type="float">
            <text:p>28.125</text:p>
          </table:table-cell>
          <table:table-cell table:formula="of:=([.E20]/[.F20])*100" office:value-type="float" office:value="16.875" calcext:value-type="float">
            <text:p>16.8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160" calcext:value-type="float">
            <text:p>160</text:p>
          </table:table-cell>
          <table:table-cell office:value-type="float" office:value="17431.497" calcext:value-type="float">
            <text:p>17431.497</text:p>
          </table:table-cell>
          <table:table-cell office:value-type="float" office:value="110.3258797468" calcext:value-type="float">
            <text:p>110.3258797468</text:p>
          </table:table-cell>
          <table:table-cell table:formula="of:=([.C21]/[.F21])*100" office:value-type="float" office:value="65" calcext:value-type="float">
            <text:p>65</text:p>
          </table:table-cell>
          <table:table-cell table:formula="of:=([.D21]/[.F21])*100" office:value-type="float" office:value="17.5" calcext:value-type="float">
            <text:p>17.5</text:p>
          </table:table-cell>
          <table:table-cell table:formula="of:=([.E21]/[.F21])*100" office:value-type="float" office:value="17.5" calcext:value-type="float">
            <text:p>17.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float" office:value="220" calcext:value-type="float">
            <text:p>220</text:p>
          </table:table-cell>
          <table:table-cell office:value-type="float" office:value="22582.063" calcext:value-type="float">
            <text:p>22582.063</text:p>
          </table:table-cell>
          <table:table-cell office:value-type="float" office:value="103.5874541284" calcext:value-type="float">
            <text:p>103.5874541284</text:p>
          </table:table-cell>
          <table:table-cell table:formula="of:=([.C22]/[.F22])*100" office:value-type="float" office:value="61.8181818181818" calcext:value-type="float">
            <text:p>61.8181818181818</text:p>
          </table:table-cell>
          <table:table-cell table:formula="of:=([.D22]/[.F22])*100" office:value-type="float" office:value="25.4545454545455" calcext:value-type="float">
            <text:p>25.4545454545455</text:p>
          </table:table-cell>
          <table:table-cell table:formula="of:=([.E22]/[.F22])*100" office:value-type="float" office:value="12.7272727272727" calcext:value-type="float">
            <text:p>12.727272727272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20" calcext:value-type="float">
            <text:p>220</text:p>
          </table:table-cell>
          <table:table-cell office:value-type="float" office:value="18960.6621" calcext:value-type="float">
            <text:p>18960.6621</text:p>
          </table:table-cell>
          <table:table-cell office:value-type="float" office:value="86.9755422018" calcext:value-type="float">
            <text:p>86.9755422018</text:p>
          </table:table-cell>
          <table:table-cell table:formula="of:=([.C23]/[.F23])*100" office:value-type="float" office:value="99.0909090909091" calcext:value-type="float">
            <text:p>99.0909090909091</text:p>
          </table:table-cell>
          <table:table-cell table:formula="of:=([.D23]/[.F23])*100" office:value-type="float" office:value="0" calcext:value-type="float">
            <text:p>0</text:p>
          </table:table-cell>
          <table:table-cell table:formula="of:=([.E23]/[.F23])*100" office:value-type="float" office:value="0.909090909090909" calcext:value-type="float">
            <text:p>0.90909090909090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33" calcext:value-type="float">
            <text:p>133</text:p>
          </table:table-cell>
          <table:table-cell office:value-type="float" office:value="55" calcext:value-type="float">
            <text:p>55</text:p>
          </table:table-cell>
          <table:table-cell office:value-type="float" office:value="32" calcext:value-type="float">
            <text:p>32</text:p>
          </table:table-cell>
          <table:table-cell office:value-type="float" office:value="220" calcext:value-type="float">
            <text:p>220</text:p>
          </table:table-cell>
          <table:table-cell office:value-type="float" office:value="23077.456" calcext:value-type="float">
            <text:p>23077.456</text:p>
          </table:table-cell>
          <table:table-cell office:value-type="float" office:value="105.8598486239" calcext:value-type="float">
            <text:p>105.8598486239</text:p>
          </table:table-cell>
          <table:table-cell table:formula="of:=([.C24]/[.F24])*100" office:value-type="float" office:value="60.4545454545455" calcext:value-type="float">
            <text:p>60.4545454545455</text:p>
          </table:table-cell>
          <table:table-cell table:formula="of:=([.D24]/[.F24])*100" office:value-type="float" office:value="25" calcext:value-type="float">
            <text:p>25</text:p>
          </table:table-cell>
          <table:table-cell table:formula="of:=([.E24]/[.F24])*100" office:value-type="float" office:value="14.5454545454545" calcext:value-type="float">
            <text:p>14.545454545454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32" calcext:value-type="float">
            <text:p>132</text:p>
          </table:table-cell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office:value-type="float" office:value="220" calcext:value-type="float">
            <text:p>220</text:p>
          </table:table-cell>
          <table:table-cell office:value-type="float" office:value="22571.6592" calcext:value-type="float">
            <text:p>22571.6592</text:p>
          </table:table-cell>
          <table:table-cell office:value-type="float" office:value="103.539753211" calcext:value-type="float">
            <text:p>103.539753211</text:p>
          </table:table-cell>
          <table:table-cell table:formula="of:=([.C25]/[.F25])*100" office:value-type="float" office:value="60" calcext:value-type="float">
            <text:p>60</text:p>
          </table:table-cell>
          <table:table-cell table:formula="of:=([.D25]/[.F25])*100" office:value-type="float" office:value="20.9090909090909" calcext:value-type="float">
            <text:p>20.9090909090909</text:p>
          </table:table-cell>
          <table:table-cell table:formula="of:=([.E25]/[.F25])*100" office:value-type="float" office:value="19.0909090909091" calcext:value-type="float">
            <text:p>19.090909090909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64" calcext:value-type="float">
            <text:p>64</text:p>
          </table:table-cell>
          <table:table-cell office:value-type="float" office:value="37" calcext:value-type="float">
            <text:p>37</text:p>
          </table:table-cell>
          <table:table-cell office:value-type="float" office:value="200" calcext:value-type="float">
            <text:p>200</text:p>
          </table:table-cell>
          <table:table-cell office:value-type="float" office:value="18306.1249" calcext:value-type="float">
            <text:p>18306.1249</text:p>
          </table:table-cell>
          <table:table-cell office:value-type="float" office:value="92.4551747475" calcext:value-type="float">
            <text:p>92.4551747475</text:p>
          </table:table-cell>
          <table:table-cell table:formula="of:=([.C26]/[.F26])*100" office:value-type="float" office:value="49.5" calcext:value-type="float">
            <text:p>49.5</text:p>
          </table:table-cell>
          <table:table-cell table:formula="of:=([.D26]/[.F26])*100" office:value-type="float" office:value="32" calcext:value-type="float">
            <text:p>32</text:p>
          </table:table-cell>
          <table:table-cell table:formula="of:=([.E26]/[.F26])*100" office:value-type="float" office:value="18.5" calcext:value-type="float">
            <text:p>18.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4969.1361" calcext:value-type="float">
            <text:p>14969.1361</text:p>
          </table:table-cell>
          <table:table-cell office:value-type="float" office:value="75.6016868687" calcext:value-type="float">
            <text:p>75.6016868687</text:p>
          </table:table-cell>
          <table:table-cell table:formula="of:=([.C27]/[.F27])*100" office:value-type="float" office:value="99" calcext:value-type="float">
            <text:p>99</text:p>
          </table:table-cell>
          <table:table-cell table:formula="of:=([.D27]/[.F27])*100" office:value-type="float" office:value="0" calcext:value-type="float">
            <text:p>0</text:p>
          </table:table-cell>
          <table:table-cell table:formula="of:=([.E27]/[.F27])*100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08" calcext:value-type="float">
            <text:p>108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float" office:value="200" calcext:value-type="float">
            <text:p>200</text:p>
          </table:table-cell>
          <table:table-cell office:value-type="float" office:value="18789.2206" calcext:value-type="float">
            <text:p>18789.2206</text:p>
          </table:table-cell>
          <table:table-cell office:value-type="float" office:value="94.8950494949" calcext:value-type="float">
            <text:p>94.8950494949</text:p>
          </table:table-cell>
          <table:table-cell table:formula="of:=([.C28]/[.F28])*100" office:value-type="float" office:value="54" calcext:value-type="float">
            <text:p>54</text:p>
          </table:table-cell>
          <table:table-cell table:formula="of:=([.D28]/[.F28])*100" office:value-type="float" office:value="25" calcext:value-type="float">
            <text:p>25</text:p>
          </table:table-cell>
          <table:table-cell table:formula="of:=([.E28]/[.F28])*100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11" calcext:value-type="float">
            <text:p>11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200" calcext:value-type="float">
            <text:p>200</text:p>
          </table:table-cell>
          <table:table-cell office:value-type="float" office:value="17343.242" calcext:value-type="float">
            <text:p>17343.242</text:p>
          </table:table-cell>
          <table:table-cell office:value-type="float" office:value="87.592140404" calcext:value-type="float">
            <text:p>87.592140404</text:p>
          </table:table-cell>
          <table:table-cell table:formula="of:=([.C29]/[.F29])*100" office:value-type="float" office:value="55.5" calcext:value-type="float">
            <text:p>55.5</text:p>
          </table:table-cell>
          <table:table-cell table:formula="of:=([.D29]/[.F29])*100" office:value-type="float" office:value="24.5" calcext:value-type="float">
            <text:p>24.5</text:p>
          </table:table-cell>
          <table:table-cell table:formula="of:=([.E29]/[.F29])*100" office:value-type="float" office:value="20" calcext:value-type="float">
            <text:p>20</text:p>
          </table:table-cell>
        </table:table-row>
      </table:table>
      <table:table table:name="Sheet7" table:style-name="ta1">
        <table:shapes>
          <draw:frame draw:z-index="0" draw:style-name="gr1" draw:text-style-name="P1" svg:width="165.68mm" svg:height="96.48mm" svg:x="210.85mm" svg:y="68.74mm">
            <loext:p draw:notify-on-update-of-ranges="Sheet7.G2:Sheet7.G4 Sheet7.H1:Sheet7.H1 Sheet7.H2:Sheet7.H4 Sheet7.I1:Sheet7.I1 Sheet7.I2:Sheet7.I4 Sheet7.J1:Sheet7.J1 Sheet7.J2:Sheet7.J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167.09mm" svg:height="92.97mm" svg:x="221.87mm" svg:y="25.23mm">
            <loext:p draw:notify-on-update-of-ranges="Sheet7.B15:Sheet7.B17 Sheet7.C14:Sheet7.C14 Sheet7.C15:Sheet7.C17 Sheet7.D14:Sheet7.D14 Sheet7.D15:Sheet7.D17 Sheet7.E14:Sheet7.E14 Sheet7.E15:Sheet7.E17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2" draw:style-name="gr1" draw:text-style-name="P1" svg:width="172.87mm" svg:height="101.99mm" svg:x="127.18mm" svg:y="53.92mm">
            <loext:p draw:notify-on-update-of-ranges="Sheet7.B23:Sheet7.B25 Sheet7.C22:Sheet7.C22 Sheet7.C23:Sheet7.C25 Sheet7.D22:Sheet7.D22 Sheet7.D23:Sheet7.D25 Sheet7.E22:Sheet7.E22 Sheet7.E23:Sheet7.E25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3" draw:style-name="gr1" draw:text-style-name="P1" svg:width="159.94mm" svg:height="90.04mm" svg:x="162.41mm" svg:y="28.16mm">
            <loext:p draw:notify-on-update-of-ranges="Sheet7.B14:Sheet7.B14 Sheet7.B15:Sheet7.B17 Sheet7.C14:Sheet7.C14 Sheet7.C15:Sheet7.C17 Sheet7.D14:Sheet7.D14 Sheet7.D15:Sheet7.D17 Sheet7.E14:Sheet7.E14 Sheet7.E15:Sheet7.E17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7" table:default-cell-style-name="Default"/>
        <table:table-column table:style-name="co9" table:default-cell-style-name="Default"/>
        <table:table-column table:style-name="co7" table:number-columns-repeated="4" table:default-cell-style-name="Default"/>
        <table:table-column table:style-name="co11" table:default-cell-style-name="Default"/>
        <table:table-column table:style-name="co7" table:number-columns-repeated="3" table:default-cell-style-name="Default"/>
        <table:table-row table:style-name="ro1">
          <table:table-cell office:value-type="string" calcext:value-type="string">
            <text:p>Agent</text:p>
          </table:table-cell>
          <table:table-cell office:value-type="string" calcext:value-type="string">
            <text:p>Parameter Value</text:p>
          </table:table-cell>
          <table:table-cell office:value-type="string" calcext:value-type="string">
            <text:p>Win(%)</text:p>
          </table:table-cell>
          <table:table-cell office:value-type="string" calcext:value-type="string">
            <text:p>Loss(%)</text:p>
          </table:table-cell>
          <table:table-cell office:value-type="string" calcext:value-type="string">
            <text:p>Draw(%)</text:p>
          </table:table-cell>
          <table:table-cell/>
          <table:table-cell office:value-type="string" calcext:value-type="string">
            <text:p>Parameter Value</text:p>
          </table:table-cell>
          <table:table-cell office:value-type="string" calcext:value-type="string">
            <text:p>Rollout</text:p>
          </table:table-cell>
          <table:table-cell office:value-type="string" calcext:value-type="string">
            <text:p>MCTS</text:p>
          </table:table-cell>
          <table:table-cell office:value-type="string" calcext:value-type="string">
            <text:p>MCTS2</text:p>
          </table:table-cell>
        </table:table-row>
        <table:table-row table:style-name="ro1">
          <table:table-cell office:value-type="string" calcext:value-type="string">
            <text:p>rollout</text:p>
          </table:table-cell>
          <table:table-cell office:value-type="float" office:value="10" calcext:value-type="float">
            <text:p>10</text:p>
          </table:table-cell>
          <table:table-cell office:value-type="float" office:value="58.8375" calcext:value-type="float">
            <text:p>58.8375</text:p>
          </table:table-cell>
          <table:table-cell office:value-type="float" office:value="22.8625" calcext:value-type="float">
            <text:p>22.8625</text:p>
          </table:table-cell>
          <table:table-cell office:value-type="float" office:value="18.3" calcext:value-type="float">
            <text:p>18.3</text:p>
          </table:table-cell>
          <table:table-cell/>
          <table:table-cell office:value-type="string" calcext:value-type="string">
            <text:p>N=10</text:p>
          </table:table-cell>
          <table:table-cell office:value-type="float" office:value="58.8375" calcext:value-type="float">
            <text:p>58.8375</text:p>
          </table:table-cell>
          <table:table-cell office:value-type="float" office:value="56.8" calcext:value-type="float">
            <text:p>56.8</text:p>
          </table:table-cell>
          <table:table-cell office:value-type="float" office:value="57.85" calcext:value-type="float">
            <text:p>57.85</text:p>
          </table:table-cell>
        </table:table-row>
        <table:table-row table:style-name="ro1">
          <table:table-cell office:value-type="string" calcext:value-type="string">
            <text:p>rollout</text:p>
          </table:table-cell>
          <table:table-cell office:value-type="float" office:value="100" calcext:value-type="float">
            <text:p>100</text:p>
          </table:table-cell>
          <table:table-cell office:value-type="float" office:value="61" calcext:value-type="float">
            <text:p>61</text:p>
          </table:table-cell>
          <table:table-cell office:value-type="float" office:value="21.75" calcext:value-type="float">
            <text:p>21.75</text:p>
          </table:table-cell>
          <table:table-cell office:value-type="float" office:value="17.25" calcext:value-type="float">
            <text:p>17.25</text:p>
          </table:table-cell>
          <table:table-cell/>
          <table:table-cell office:value-type="string" calcext:value-type="string">
            <text:p>N=100</text:p>
          </table:table-cell>
          <table:table-cell office:value-type="float" office:value="61" calcext:value-type="float">
            <text:p>61</text:p>
          </table:table-cell>
          <table:table-cell office:value-type="float" office:value="64.75" calcext:value-type="float">
            <text:p>64.75</text:p>
          </table:table-cell>
          <table:table-cell office:value-type="float" office:value="65.25" calcext:value-type="float">
            <text:p>65.25</text:p>
          </table:table-cell>
        </table:table-row>
        <table:table-row table:style-name="ro1">
          <table:table-cell office:value-type="string" calcext:value-type="string">
            <text:p>rollout</text:p>
          </table:table-cell>
          <table:table-cell office:value-type="float" office:value="1000" calcext:value-type="float">
            <text:p>1000</text:p>
          </table:table-cell>
          <table:table-cell office:value-type="float" office:value="67.34375" calcext:value-type="float">
            <text:p>67.34375</text:p>
          </table:table-cell>
          <table:table-cell office:value-type="float" office:value="18.4375" calcext:value-type="float">
            <text:p>18.4375</text:p>
          </table:table-cell>
          <table:table-cell office:value-type="float" office:value="14.21875" calcext:value-type="float">
            <text:p>14.21875</text:p>
          </table:table-cell>
          <table:table-cell/>
          <table:table-cell office:value-type="string" calcext:value-type="string">
            <text:p>N=1000</text:p>
          </table:table-cell>
          <table:table-cell office:value-type="float" office:value="67.34375" calcext:value-type="float">
            <text:p>67.34375</text:p>
          </table:table-cell>
          <table:table-cell office:value-type="float" office:value="70.3409090909" calcext:value-type="float">
            <text:p>70.3409090909</text:p>
          </table:table-cell>
          <table:table-cell office:value-type="float" office:value="64.5" calcext:value-type="float">
            <text:p>64.5</text:p>
          </table:table-cell>
        </table:table-row>
        <table:table-row table:style-name="ro1">
          <table:table-cell office:value-type="string" calcext:value-type="string">
            <text:p>mcts</text:p>
          </table:table-cell>
          <table:table-cell office:value-type="float" office:value="10" calcext:value-type="float">
            <text:p>10</text:p>
          </table:table-cell>
          <table:table-cell office:value-type="float" office:value="56.8" calcext:value-type="float">
            <text:p>56.8</text:p>
          </table:table-cell>
          <table:table-cell office:value-type="float" office:value="24.46" calcext:value-type="float">
            <text:p>24.46</text:p>
          </table:table-cell>
          <table:table-cell office:value-type="float" office:value="18.7375" calcext:value-type="float">
            <text:p>18.73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cts</text:p>
          </table:table-cell>
          <table:table-cell office:value-type="float" office:value="100" calcext:value-type="float">
            <text:p>100</text:p>
          </table:table-cell>
          <table:table-cell office:value-type="float" office:value="64.75" calcext:value-type="float">
            <text:p>64.75</text:p>
          </table:table-cell>
          <table:table-cell office:value-type="float" office:value="22.5" calcext:value-type="float">
            <text:p>22.5</text:p>
          </table:table-cell>
          <table:table-cell office:value-type="float" office:value="12.75" calcext:value-type="float">
            <text:p>12.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cts</text:p>
          </table:table-cell>
          <table:table-cell office:value-type="float" office:value="1000" calcext:value-type="float">
            <text:p>1000</text:p>
          </table:table-cell>
          <table:table-cell office:value-type="float" office:value="70.3409090909" calcext:value-type="float">
            <text:p>70.3409090909</text:p>
          </table:table-cell>
          <table:table-cell office:value-type="float" office:value="17.8409090909" calcext:value-type="float">
            <text:p>17.8409090909</text:p>
          </table:table-cell>
          <table:table-cell office:value-type="float" office:value="11.8181818182" calcext:value-type="float">
            <text:p>11.81818181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cts2</text:p>
          </table:table-cell>
          <table:table-cell office:value-type="float" office:value="10" calcext:value-type="float">
            <text:p>10</text:p>
          </table:table-cell>
          <table:table-cell office:value-type="float" office:value="57.85" calcext:value-type="float">
            <text:p>57.85</text:p>
          </table:table-cell>
          <table:table-cell office:value-type="float" office:value="23.6375" calcext:value-type="float">
            <text:p>23.6375</text:p>
          </table:table-cell>
          <table:table-cell office:value-type="float" office:value="18.5125" calcext:value-type="float">
            <text:p>18.51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cts2</text:p>
          </table:table-cell>
          <table:table-cell office:value-type="float" office:value="100" calcext:value-type="float">
            <text:p>100</text:p>
          </table:table-cell>
          <table:table-cell office:value-type="float" office:value="65.25" calcext:value-type="float">
            <text:p>65.25</text:p>
          </table:table-cell>
          <table:table-cell office:value-type="float" office:value="21.5" calcext:value-type="float">
            <text:p>21.5</text:p>
          </table:table-cell>
          <table:table-cell office:value-type="float" office:value="13.25" calcext:value-type="float">
            <text:p>13.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cts2</text:p>
          </table:table-cell>
          <table:table-cell office:value-type="float" office:value="1000" calcext:value-type="float">
            <text:p>1000</text:p>
          </table:table-cell>
          <table:table-cell office:value-type="float" office:value="64.5" calcext:value-type="float">
            <text:p>64.5</text:p>
          </table:table-cell>
          <table:table-cell office:value-type="float" office:value="20.375" calcext:value-type="float">
            <text:p>20.375</text:p>
          </table:table-cell>
          <table:table-cell office:value-type="float" office:value="15.125" calcext:value-type="float">
            <text:p>15.125</text:p>
          </table:table-cell>
          <table:table-cell table:number-columns-repeated="5"/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office:value-type="string" calcext:value-type="string">
            <text:p>Parameter Value</text:p>
          </table:table-cell>
          <table:table-cell office:value-type="string" calcext:value-type="string">
            <text:p>Rollout</text:p>
          </table:table-cell>
          <table:table-cell office:value-type="string" calcext:value-type="string">
            <text:p>MCTS</text:p>
          </table:table-cell>
          <table:table-cell office:value-type="string" calcext:value-type="string">
            <text:p>MCTS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=10</text:p>
          </table:table-cell>
          <table:table-cell office:value-type="float" office:value="22.8625" calcext:value-type="float">
            <text:p>22.8625</text:p>
          </table:table-cell>
          <table:table-cell office:value-type="float" office:value="24.46" calcext:value-type="float">
            <text:p>24.46</text:p>
          </table:table-cell>
          <table:table-cell office:value-type="float" office:value="23.6375" calcext:value-type="float">
            <text:p>23.637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=100</text:p>
          </table:table-cell>
          <table:table-cell office:value-type="float" office:value="21.75" calcext:value-type="float">
            <text:p>21.75</text:p>
          </table:table-cell>
          <table:table-cell office:value-type="float" office:value="22.5" calcext:value-type="float">
            <text:p>22.5</text:p>
          </table:table-cell>
          <table:table-cell office:value-type="float" office:value="21.5" calcext:value-type="float">
            <text:p>21.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=1000</text:p>
          </table:table-cell>
          <table:table-cell office:value-type="float" office:value="18.4375" calcext:value-type="float">
            <text:p>18.4375</text:p>
          </table:table-cell>
          <table:table-cell office:value-type="float" office:value="17.8409090909" calcext:value-type="float">
            <text:p>17.8409090909</text:p>
          </table:table-cell>
          <table:table-cell office:value-type="float" office:value="20.375" calcext:value-type="float">
            <text:p>20.375</text:p>
          </table:table-cell>
          <table:table-cell table:number-columns-repeated="5"/>
        </table:table-row>
        <table:table-row table:style-name="ro1" table:number-rows-repeated="4">
          <table:table-cell table:number-columns-repeated="10"/>
        </table:table-row>
        <table:table-row table:style-name="ro1">
          <table:table-cell/>
          <table:table-cell office:value-type="string" calcext:value-type="string">
            <text:p>Parameter Value</text:p>
          </table:table-cell>
          <table:table-cell office:value-type="string" calcext:value-type="string">
            <text:p>Rollout</text:p>
          </table:table-cell>
          <table:table-cell office:value-type="string" calcext:value-type="string">
            <text:p>MCTS</text:p>
          </table:table-cell>
          <table:table-cell office:value-type="string" calcext:value-type="string">
            <text:p>MCTS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=10</text:p>
          </table:table-cell>
          <table:table-cell office:value-type="float" office:value="18.3" calcext:value-type="float">
            <text:p>18.3</text:p>
          </table:table-cell>
          <table:table-cell office:value-type="float" office:value="18.7375" calcext:value-type="float">
            <text:p>18.7375</text:p>
          </table:table-cell>
          <table:table-cell office:value-type="float" office:value="18.5125" calcext:value-type="float">
            <text:p>18.512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=100</text:p>
          </table:table-cell>
          <table:table-cell office:value-type="float" office:value="17.25" calcext:value-type="float">
            <text:p>17.25</text:p>
          </table:table-cell>
          <table:table-cell office:value-type="float" office:value="12.75" calcext:value-type="float">
            <text:p>12.75</text:p>
          </table:table-cell>
          <table:table-cell office:value-type="float" office:value="13.25" calcext:value-type="float">
            <text:p>13.2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=1000</text:p>
          </table:table-cell>
          <table:table-cell office:value-type="float" office:value="14.21875" calcext:value-type="float">
            <text:p>14.21875</text:p>
          </table:table-cell>
          <table:table-cell office:value-type="float" office:value="11.8181818182" calcext:value-type="float">
            <text:p>11.8181818182</text:p>
          </table:table-cell>
          <table:table-cell office:value-type="float" office:value="15.125" calcext:value-type="float">
            <text:p>15.125</text:p>
          </table:table-cell>
          <table:table-cell table:number-columns-repeated="5"/>
        </table:table-row>
      </table:table>
      <table:table table:name="Sheet8" table:style-name="ta1">
        <table:table-column table:style-name="co7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Z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3">0000/00/00</text:date>, <text:time style:data-style-name="N2" text:time-value="09:31:15.0424745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13T10:40:34.615474897</dc:date>
    <meta:editing-duration>PT3H35S</meta:editing-duration>
    <meta:editing-cycles>24</meta:editing-cycles>
    <meta:generator>LibreOffice/5.3.1.2$Linux_X86_64 LibreOffice_project/30m0$Build-2</meta:generator>
    <meta:document-statistic meta:table-count="8" meta:cell-count="9905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287cm" svg:y="0.315cm" chart:style-name="ch2">
          <text:p>Graph Showing Decision Time Between Agents</text:p>
        </chart:title>
        <chart:legend chart:legend-position="end" svg:x="10.826cm" svg:y="4.227cm" style:legend-expansion="high" chart:style-name="ch3"/>
        <chart:plot-area chart:style-name="ch4" table:cell-range-address="Sheet4.A2:Sheet4.A5 Sheet4.H1:Sheet4.H5" chart:data-source-has-labels="both" svg:x="1.279cm" svg:y="1.248cm" svg:width="9.227cm" svg:height="6.643cm">
          <chartooo:coordinate-region svg:x="2.562cm" svg:y="1.422cm" svg:width="7.944cm" svg:height="5.875cm"/>
          <chart:axis chart:dimension="x" chart:name="primary-x" chart:style-name="ch5" chartooo:axis-type="auto">
            <chartooo:date-scale/>
            <chart:title svg:x="5.411cm" svg:y="8.071cm" chart:style-name="ch6">
              <text:p>Agent</text:p>
            </chart:title>
            <chart:categories table:cell-range-address="Sheet4.A2:Sheet4.A5"/>
          </chart:axis>
          <chart:axis chart:dimension="y" chart:name="primary-y" chart:style-name="ch7">
            <chart:title svg:x="0.451cm" svg:y="5.486cm" chart:style-name="ch8">
              <text:p>Time (Secs)</text:p>
            </chart:title>
            <chart:grid chart:style-name="ch9" chart:class="major"/>
          </chart:axis>
          <chart:series chart:style-name="ch10" chart:values-cell-range-address="Sheet4.H2:Sheet4.H5" chart:label-cell-address="Sheet4.H1:Sheet4.H1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Time n=1000 (Secs)</text:p>
                <draw:g>
                  <svg:desc>Sheet4.H1:Sheet4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T</text:p>
                <draw:g>
                  <svg:desc>Sheet4.A2:Sheet4.A5</svg:desc>
                </draw:g>
              </table:table-cell>
              <table:table-cell office:value-type="float" office:value="0.000646468">
                <text:p>0.000646468</text:p>
                <draw:g>
                  <svg:desc>Sheet4.H2:Sheet4.H5</svg:desc>
                </draw:g>
              </table:table-cell>
            </table:table-row>
            <table:table-row>
              <table:table-cell office:value-type="string">
                <text:p>FAST</text:p>
              </table:table-cell>
              <table:table-cell office:value-type="float" office:value="0.000238346">
                <text:p>0.000238346</text:p>
              </table:table-cell>
            </table:table-row>
            <table:table-row>
              <table:table-cell office:value-type="string">
                <text:p>Xorshf</text:p>
              </table:table-cell>
              <table:table-cell office:value-type="float" office:value="0.000557472">
                <text:p>0.000557472</text:p>
              </table:table-cell>
            </table:table-row>
            <table:table-row>
              <table:table-cell office:value-type="string">
                <text:p>Heuristic</text:p>
              </table:table-cell>
              <table:table-cell office:value-type="float" office:value="0.0033047">
                <text:p>0.003304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0.76cm" svg:y="0.315cm" chart:style-name="ch2">
          <text:p>Graph Showing The Scale of Time Taken By Each Agent Per N-Iterations</text:p>
        </chart:title>
        <chart:legend chart:legend-position="end" svg:x="10.826cm" svg:y="3.782cm" style:legend-expansion="high" chart:style-name="ch3"/>
        <chart:plot-area chart:style-name="ch4" table:cell-range-address="Sheet4.A6:Sheet4.A8 Sheet4.H1:Sheet4.H1 Sheet4.H6:Sheet4.H8 Sheet4.K1:Sheet4.K1 Sheet4.K6:Sheet4.K8 Sheet4.N1:Sheet4.N1 Sheet4.N6:Sheet4.N8" chart:data-source-has-labels="both" svg:x="1.279cm" svg:y="1.248cm" svg:width="9.227cm" svg:height="6.643cm">
          <chartooo:coordinate-region svg:x="2.015cm" svg:y="1.421cm" svg:width="8.42cm" svg:height="5.876cm"/>
          <chart:axis chart:dimension="x" chart:name="primary-x" chart:style-name="ch5" chartooo:axis-type="auto">
            <chartooo:date-scale/>
            <chart:title svg:x="5.411cm" svg:y="8.071cm" chart:style-name="ch6">
              <text:p>Agent</text:p>
            </chart:title>
            <chart:categories table:cell-range-address="Sheet4.A6:Sheet4.A8"/>
          </chart:axis>
          <chart:axis chart:dimension="y" chart:name="primary-y" chart:style-name="ch7">
            <chart:title svg:x="0.451cm" svg:y="5.486cm" chart:style-name="ch8">
              <text:p>Time (Secs)</text:p>
            </chart:title>
            <chart:grid chart:style-name="ch9" chart:class="major"/>
          </chart:axis>
          <chart:series chart:style-name="ch10" chart:values-cell-range-address="Sheet4.H6:Sheet4.H8" chart:label-cell-address="Sheet4.H1:Sheet4.H1" chart:class="chart:bar">
            <chart:data-point chart:repeated="3"/>
          </chart:series>
          <chart:series chart:style-name="ch11" chart:values-cell-range-address="Sheet4.K6:Sheet4.K8" chart:label-cell-address="Sheet4.K1:Sheet4.K1" chart:class="chart:bar">
            <chart:data-point chart:repeated="3"/>
          </chart:series>
          <chart:series chart:style-name="ch12" chart:values-cell-range-address="Sheet4.N6:Sheet4.N8" chart:label-cell-address="Sheet4.N1:Sheet4.N1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Time n=1000 (Secs)</text:p>
                <draw:g>
                  <svg:desc>Sheet4.H1:Sheet4.H1</svg:desc>
                </draw:g>
              </table:table-cell>
              <table:table-cell office:value-type="string">
                <text:p>Average Time n=100 (Secs)</text:p>
                <draw:g>
                  <svg:desc>Sheet4.K1:Sheet4.K1</svg:desc>
                </draw:g>
              </table:table-cell>
              <table:table-cell office:value-type="string">
                <text:p>Average Time n=10 (Secs)</text:p>
                <draw:g>
                  <svg:desc>Sheet4.N1:Sheet4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ollout</text:p>
                <draw:g>
                  <svg:desc>Sheet4.A6:Sheet4.A8</svg:desc>
                </draw:g>
              </table:table-cell>
              <table:table-cell office:value-type="float" office:value="108.055421519">
                <text:p>108.055421519</text:p>
                <draw:g>
                  <svg:desc>Sheet4.H6:Sheet4.H8</svg:desc>
                </draw:g>
              </table:table-cell>
              <table:table-cell office:value-type="float" office:value="1.47849">
                <text:p>1.47849</text:p>
                <draw:g>
                  <svg:desc>Sheet4.K6:Sheet4.K8</svg:desc>
                </draw:g>
              </table:table-cell>
              <table:table-cell office:value-type="float" office:value="0.111459">
                <text:p>0.111459</text:p>
                <draw:g>
                  <svg:desc>Sheet4.N6:Sheet4.N8</svg:desc>
                </draw:g>
              </table:table-cell>
            </table:table-row>
            <table:table-row>
              <table:table-cell office:value-type="string">
                <text:p>MCTS</text:p>
              </table:table-cell>
              <table:table-cell office:value-type="float" office:value="103.5874541284">
                <text:p>103.5874541284</text:p>
              </table:table-cell>
              <table:table-cell office:value-type="float" office:value="1.52643">
                <text:p>1.52643</text:p>
              </table:table-cell>
              <table:table-cell office:value-type="float" office:value="0.0920657">
                <text:p>0.0920657</text:p>
              </table:table-cell>
            </table:table-row>
            <table:table-row>
              <table:table-cell office:value-type="string">
                <text:p>MCTS2</text:p>
              </table:table-cell>
              <table:table-cell office:value-type="float" office:value="92.4551747475">
                <text:p>92.4551747475</text:p>
              </table:table-cell>
              <table:table-cell office:value-type="float" office:value="1.50069">
                <text:p>1.50069</text:p>
              </table:table-cell>
              <table:table-cell office:value-type="float" office:value="0.0894733">
                <text:p>0.08947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569cm" svg:height="9.649cm" xlink:href=".." xlink:type="simple" chart:class="chart:bar" chart:style-name="ch1">
        <chart:title svg:x="2.909cm" svg:y="0.327cm" chart:style-name="ch2">
          <text:p>Graph Showing The Win Percent For Each Agent At N</text:p>
        </chart:title>
        <chart:legend chart:legend-position="end" svg:x="14.65cm" svg:y="4.106cm" style:legend-expansion="high" chart:style-name="ch3"/>
        <chart:plot-area chart:style-name="ch4" table:cell-range-address="Sheet7.G1:Sheet7.J4" chart:data-source-has-labels="both" svg:x="1.29cm" svg:y="1.272cm" svg:width="13.029cm" svg:height="7.256cm">
          <chartooo:coordinate-region svg:x="1.911cm" svg:y="1.445cm" svg:width="12.408cm" svg:height="6.489cm"/>
          <chart:axis chart:dimension="x" chart:name="primary-x" chart:style-name="ch5" chartooo:axis-type="auto">
            <chartooo:date-scale/>
            <chart:title svg:x="4.863cm" svg:y="8.72cm" chart:style-name="ch6">
              <text:p>Parameter Values (Number of Iterations)</text:p>
            </chart:title>
            <chart:categories table:cell-range-address="Sheet7.G2:Sheet7.G4"/>
          </chart:axis>
          <chart:axis chart:dimension="y" chart:name="primary-y" chart:style-name="ch7">
            <chart:title svg:x="0.451cm" svg:y="5.526cm" chart:style-name="ch8">
              <text:p>Win (%)</text:p>
            </chart:title>
            <chart:grid chart:style-name="ch9" chart:class="major"/>
          </chart:axis>
          <chart:series chart:style-name="ch10" chart:values-cell-range-address="Sheet7.H2:Sheet7.H4" chart:label-cell-address="Sheet7.H1:Sheet7.H1" chart:class="chart:bar">
            <chart:data-point chart:repeated="3"/>
          </chart:series>
          <chart:series chart:style-name="ch11" chart:values-cell-range-address="Sheet7.I2:Sheet7.I4" chart:label-cell-address="Sheet7.I1:Sheet7.I1" chart:class="chart:bar">
            <chart:data-point chart:repeated="3"/>
          </chart:series>
          <chart:series chart:style-name="ch12" chart:values-cell-range-address="Sheet7.J2:Sheet7.J4" chart:label-cell-address="Sheet7.J1:Sheet7.J1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llout</text:p>
                <draw:g>
                  <svg:desc>Sheet7.H1:Sheet7.H1</svg:desc>
                </draw:g>
              </table:table-cell>
              <table:table-cell office:value-type="string">
                <text:p>MCTS</text:p>
                <draw:g>
                  <svg:desc>Sheet7.I1:Sheet7.I1</svg:desc>
                </draw:g>
              </table:table-cell>
              <table:table-cell office:value-type="string">
                <text:p>MCTS2</text:p>
                <draw:g>
                  <svg:desc>Sheet7.J1:Sheet7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=10</text:p>
                <draw:g>
                  <svg:desc>Sheet7.G2:Sheet7.G4</svg:desc>
                </draw:g>
              </table:table-cell>
              <table:table-cell office:value-type="float" office:value="58.8375">
                <text:p>58.8375</text:p>
                <draw:g>
                  <svg:desc>Sheet7.H2:Sheet7.H4</svg:desc>
                </draw:g>
              </table:table-cell>
              <table:table-cell office:value-type="float" office:value="56.8">
                <text:p>56.8</text:p>
                <draw:g>
                  <svg:desc>Sheet7.I2:Sheet7.I4</svg:desc>
                </draw:g>
              </table:table-cell>
              <table:table-cell office:value-type="float" office:value="57.85">
                <text:p>57.85</text:p>
                <draw:g>
                  <svg:desc>Sheet7.J2:Sheet7.J4</svg:desc>
                </draw:g>
              </table:table-cell>
            </table:table-row>
            <table:table-row>
              <table:table-cell office:value-type="string">
                <text:p>N=100</text:p>
              </table:table-cell>
              <table:table-cell office:value-type="float" office:value="61">
                <text:p>61</text:p>
              </table:table-cell>
              <table:table-cell office:value-type="float" office:value="64.75">
                <text:p>64.75</text:p>
              </table:table-cell>
              <table:table-cell office:value-type="float" office:value="65.25">
                <text:p>65.25</text:p>
              </table:table-cell>
            </table:table-row>
            <table:table-row>
              <table:table-cell office:value-type="string">
                <text:p>N=1000</text:p>
              </table:table-cell>
              <table:table-cell office:value-type="float" office:value="67.34375">
                <text:p>67.34375</text:p>
              </table:table-cell>
              <table:table-cell office:value-type="float" office:value="70.3409090909">
                <text:p>70.3409090909</text:p>
              </table:table-cell>
              <table:table-cell office:value-type="float" office:value="64.5">
                <text:p>64.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71cm" svg:height="9.298cm" xlink:href=".." xlink:type="simple" chart:class="chart:bar" chart:style-name="ch1">
        <chart:title svg:x="2.887cm" svg:y="0.32cm" chart:style-name="ch2">
          <text:p>Graph Showing The Loss Percent For Each Agent At N</text:p>
        </chart:title>
        <chart:legend chart:legend-position="end" svg:x="14.791cm" svg:y="3.931cm" style:legend-expansion="high" chart:style-name="ch3"/>
        <chart:plot-area chart:style-name="ch4" table:cell-range-address="Sheet7.B14:Sheet7.E17" chart:data-source-has-labels="both" svg:x="1.293cm" svg:y="1.258cm" svg:width="13.164cm" svg:height="6.926cm">
          <chartooo:coordinate-region svg:x="1.914cm" svg:y="1.431cm" svg:width="11.921cm" svg:height="6.159cm"/>
          <chart:axis chart:dimension="x" chart:name="primary-x" chart:style-name="ch5" chartooo:axis-type="auto">
            <chartooo:date-scale/>
            <chart:title svg:x="5.026cm" svg:y="8.369cm" chart:style-name="ch6">
              <text:p>Paramter Values (Number of Iterations)</text:p>
            </chart:title>
            <chart:categories table:cell-range-address="Sheet7.B15:Sheet7.B17"/>
          </chart:axis>
          <chart:axis chart:dimension="y" chart:name="primary-y" chart:style-name="ch7">
            <chart:title svg:x="0.451cm" svg:y="5.413cm" chart:style-name="ch8">
              <text:p>Loss (%)</text:p>
            </chart:title>
            <chart:grid chart:style-name="ch9" chart:class="major"/>
          </chart:axis>
          <chart:axis chart:dimension="y" chart:name="secondary-y" chart:style-name="ch10"/>
          <chart:series chart:attached-axis="primary-y" chart:style-name="ch11" chart:values-cell-range-address="Sheet7.C15:Sheet7.C17" chart:label-cell-address="Sheet7.C14:Sheet7.C14" chart:class="chart:bar">
            <chart:data-point chart:repeated="3"/>
          </chart:series>
          <chart:series chart:attached-axis="secondary-y" chart:style-name="ch12" chart:values-cell-range-address="Sheet7.D15:Sheet7.D17" chart:label-cell-address="Sheet7.D14:Sheet7.D14" chart:class="chart:bar">
            <chart:data-point chart:repeated="3"/>
          </chart:series>
          <chart:series chart:attached-axis="primary-y" chart:style-name="ch13" chart:values-cell-range-address="Sheet7.E15:Sheet7.E17" chart:label-cell-address="Sheet7.E14:Sheet7.E14" chart:class="chart:bar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llout</text:p>
                <draw:g>
                  <svg:desc>Sheet7.C14:Sheet7.C14</svg:desc>
                </draw:g>
              </table:table-cell>
              <table:table-cell office:value-type="string">
                <text:p>MCTS</text:p>
                <draw:g>
                  <svg:desc>Sheet7.D14:Sheet7.D14</svg:desc>
                </draw:g>
              </table:table-cell>
              <table:table-cell office:value-type="string">
                <text:p>MCTS2</text:p>
                <draw:g>
                  <svg:desc>Sheet7.E14:Sheet7.E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=10</text:p>
                <draw:g>
                  <svg:desc>Sheet7.B15:Sheet7.B17</svg:desc>
                </draw:g>
              </table:table-cell>
              <table:table-cell office:value-type="float" office:value="22.8625">
                <text:p>22.8625</text:p>
                <draw:g>
                  <svg:desc>Sheet7.C15:Sheet7.C17</svg:desc>
                </draw:g>
              </table:table-cell>
              <table:table-cell office:value-type="float" office:value="24.46">
                <text:p>24.46</text:p>
                <draw:g>
                  <svg:desc>Sheet7.D15:Sheet7.D17</svg:desc>
                </draw:g>
              </table:table-cell>
              <table:table-cell office:value-type="float" office:value="23.6375">
                <text:p>23.6375</text:p>
                <draw:g>
                  <svg:desc>Sheet7.E15:Sheet7.E17</svg:desc>
                </draw:g>
              </table:table-cell>
            </table:table-row>
            <table:table-row>
              <table:table-cell office:value-type="string">
                <text:p>N=100</text:p>
              </table:table-cell>
              <table:table-cell office:value-type="float" office:value="21.75">
                <text:p>21.75</text:p>
              </table:table-cell>
              <table:table-cell office:value-type="float" office:value="22.5">
                <text:p>22.5</text:p>
              </table:table-cell>
              <table:table-cell office:value-type="float" office:value="21.5">
                <text:p>21.5</text:p>
              </table:table-cell>
            </table:table-row>
            <table:table-row>
              <table:table-cell office:value-type="string">
                <text:p>N=1000</text:p>
              </table:table-cell>
              <table:table-cell office:value-type="float" office:value="18.4375">
                <text:p>18.4375</text:p>
              </table:table-cell>
              <table:table-cell office:value-type="float" office:value="17.8409090909">
                <text:p>17.8409090909</text:p>
              </table:table-cell>
              <table:table-cell office:value-type="float" office:value="20.375">
                <text:p>20.37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288cm" svg:height="10.2cm" xlink:href=".." xlink:type="simple" chart:class="chart:bar" chart:style-name="ch1">
        <chart:title svg:x="3.137cm" svg:y="0.339cm" chart:style-name="ch2">
          <text:p>Graph Showing The Draw Percent For Each Agent At N</text:p>
        </chart:title>
        <chart:legend chart:legend-position="end" svg:x="15.369cm" svg:y="4.382cm" style:legend-expansion="high" chart:style-name="ch3"/>
        <chart:plot-area chart:style-name="ch4" table:cell-range-address="Sheet7.B22:Sheet7.E25" chart:data-source-has-labels="both" svg:x="1.304cm" svg:y="1.296cm" svg:width="13.72cm" svg:height="7.771cm">
          <chartooo:coordinate-region svg:x="1.925cm" svg:y="1.469cm" svg:width="13.099cm" svg:height="7.004cm"/>
          <chart:axis chart:dimension="x" chart:name="primary-x" chart:style-name="ch5" chartooo:axis-type="auto">
            <chartooo:date-scale/>
            <chart:title svg:x="5.315cm" svg:y="9.271cm" chart:style-name="ch6">
              <text:p>Paramter Values (Number of Iterations)</text:p>
            </chart:title>
            <chart:categories table:cell-range-address="Sheet7.B23:Sheet7.B25"/>
          </chart:axis>
          <chart:axis chart:dimension="y" chart:name="primary-y" chart:style-name="ch7">
            <chart:title svg:x="0.451cm" svg:y="5.913cm" chart:style-name="ch8">
              <text:p>Draw (%)</text:p>
            </chart:title>
            <chart:grid chart:style-name="ch9" chart:class="major"/>
          </chart:axis>
          <chart:series chart:style-name="ch10" chart:values-cell-range-address="Sheet7.C23:Sheet7.C25" chart:label-cell-address="Sheet7.C22:Sheet7.C22" chart:class="chart:bar">
            <chart:data-point chart:repeated="3"/>
          </chart:series>
          <chart:series chart:style-name="ch11" chart:values-cell-range-address="Sheet7.D23:Sheet7.D25" chart:label-cell-address="Sheet7.D22:Sheet7.D22" chart:class="chart:bar">
            <chart:data-point chart:repeated="3"/>
          </chart:series>
          <chart:series chart:style-name="ch12" chart:values-cell-range-address="Sheet7.E23:Sheet7.E25" chart:label-cell-address="Sheet7.E22:Sheet7.E22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llout</text:p>
                <draw:g>
                  <svg:desc>Sheet7.C22:Sheet7.C22</svg:desc>
                </draw:g>
              </table:table-cell>
              <table:table-cell office:value-type="string">
                <text:p>MCTS</text:p>
                <draw:g>
                  <svg:desc>Sheet7.D22:Sheet7.D22</svg:desc>
                </draw:g>
              </table:table-cell>
              <table:table-cell office:value-type="string">
                <text:p>MCTS2</text:p>
                <draw:g>
                  <svg:desc>Sheet7.E22:Sheet7.E2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=10</text:p>
                <draw:g>
                  <svg:desc>Sheet7.B23:Sheet7.B25</svg:desc>
                </draw:g>
              </table:table-cell>
              <table:table-cell office:value-type="float" office:value="18.3">
                <text:p>18.3</text:p>
                <draw:g>
                  <svg:desc>Sheet7.C23:Sheet7.C25</svg:desc>
                </draw:g>
              </table:table-cell>
              <table:table-cell office:value-type="float" office:value="18.7375">
                <text:p>18.7375</text:p>
                <draw:g>
                  <svg:desc>Sheet7.D23:Sheet7.D25</svg:desc>
                </draw:g>
              </table:table-cell>
              <table:table-cell office:value-type="float" office:value="18.5125">
                <text:p>18.5125</text:p>
                <draw:g>
                  <svg:desc>Sheet7.E23:Sheet7.E25</svg:desc>
                </draw:g>
              </table:table-cell>
            </table:table-row>
            <table:table-row>
              <table:table-cell office:value-type="string">
                <text:p>N=100</text:p>
              </table:table-cell>
              <table:table-cell office:value-type="float" office:value="17.25">
                <text:p>17.25</text:p>
              </table:table-cell>
              <table:table-cell office:value-type="float" office:value="12.75">
                <text:p>12.75</text:p>
              </table:table-cell>
              <table:table-cell office:value-type="float" office:value="13.25">
                <text:p>13.25</text:p>
              </table:table-cell>
            </table:table-row>
            <table:table-row>
              <table:table-cell office:value-type="string">
                <text:p>N=1000</text:p>
              </table:table-cell>
              <table:table-cell office:value-type="float" office:value="14.21875">
                <text:p>14.21875</text:p>
              </table:table-cell>
              <table:table-cell office:value-type="float" office:value="11.8181818182">
                <text:p>11.8181818182</text:p>
              </table:table-cell>
              <table:table-cell office:value-type="float" office:value="15.125">
                <text:p>15.12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5cm" svg:height="9.005cm" xlink:href=".." xlink:type="simple" chart:class="chart:bar" chart:style-name="ch1">
        <chart:title svg:x="2.529cm" svg:y="0.315cm" chart:style-name="ch2">
          <text:p>Graph Showing The Loss Percent For Each Agent At N</text:p>
        </chart:title>
        <chart:legend chart:legend-position="end" svg:x="14.076cm" svg:y="3.784cm" style:legend-expansion="high" chart:style-name="ch3"/>
        <chart:plot-area chart:style-name="ch4" table:cell-range-address="Sheet7.B14:Sheet7.E17" chart:data-source-has-labels="both" svg:x="1.278cm" svg:y="1.248cm" svg:width="12.479cm" svg:height="6.648cm">
          <chartooo:coordinate-region svg:x="1.899cm" svg:y="1.421cm" svg:width="11.858cm" svg:height="5.881cm"/>
          <chart:axis chart:dimension="x" chart:name="primary-x" chart:style-name="ch5" chartooo:axis-type="auto">
            <chartooo:date-scale/>
            <chart:title svg:x="4.576cm" svg:y="8.076cm" chart:style-name="ch6">
              <text:p>Parameter Values (Number of Iterations)</text:p>
            </chart:title>
            <chart:categories table:cell-range-address="Sheet7.B15:Sheet7.B17"/>
          </chart:axis>
          <chart:axis chart:dimension="y" chart:name="primary-y" chart:style-name="ch7">
            <chart:title svg:x="0.451cm" svg:y="5.264cm" chart:style-name="ch8">
              <text:p>Loss (%)</text:p>
            </chart:title>
            <chart:grid chart:style-name="ch9" chart:class="major"/>
          </chart:axis>
          <chart:series chart:style-name="ch10" chart:values-cell-range-address="Sheet7.C15:Sheet7.C17" chart:label-cell-address="Sheet7.C14:Sheet7.C14" chart:class="chart:bar">
            <chart:data-point chart:repeated="3"/>
          </chart:series>
          <chart:series chart:style-name="ch11" chart:values-cell-range-address="Sheet7.D15:Sheet7.D17" chart:label-cell-address="Sheet7.D14:Sheet7.D14" chart:class="chart:bar">
            <chart:data-point chart:repeated="3"/>
          </chart:series>
          <chart:series chart:style-name="ch12" chart:values-cell-range-address="Sheet7.E15:Sheet7.E17" chart:label-cell-address="Sheet7.E14:Sheet7.E14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llout</text:p>
                <draw:g>
                  <svg:desc>Sheet7.C14:Sheet7.C14</svg:desc>
                </draw:g>
              </table:table-cell>
              <table:table-cell office:value-type="string">
                <text:p>MCTS</text:p>
                <draw:g>
                  <svg:desc>Sheet7.D14:Sheet7.D14</svg:desc>
                </draw:g>
              </table:table-cell>
              <table:table-cell office:value-type="string">
                <text:p>MCTS2</text:p>
                <draw:g>
                  <svg:desc>Sheet7.E14:Sheet7.E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=10</text:p>
                <draw:g>
                  <svg:desc>Sheet7.B15:Sheet7.B17</svg:desc>
                </draw:g>
              </table:table-cell>
              <table:table-cell office:value-type="float" office:value="22.8625">
                <text:p>22.8625</text:p>
                <draw:g>
                  <svg:desc>Sheet7.C15:Sheet7.C17</svg:desc>
                </draw:g>
              </table:table-cell>
              <table:table-cell office:value-type="float" office:value="24.46">
                <text:p>24.46</text:p>
                <draw:g>
                  <svg:desc>Sheet7.D15:Sheet7.D17</svg:desc>
                </draw:g>
              </table:table-cell>
              <table:table-cell office:value-type="float" office:value="23.6375">
                <text:p>23.6375</text:p>
                <draw:g>
                  <svg:desc>Sheet7.E15:Sheet7.E17</svg:desc>
                </draw:g>
              </table:table-cell>
            </table:table-row>
            <table:table-row>
              <table:table-cell office:value-type="string">
                <text:p>N=100</text:p>
              </table:table-cell>
              <table:table-cell office:value-type="float" office:value="21.75">
                <text:p>21.75</text:p>
              </table:table-cell>
              <table:table-cell office:value-type="float" office:value="22.5">
                <text:p>22.5</text:p>
              </table:table-cell>
              <table:table-cell office:value-type="float" office:value="21.5">
                <text:p>21.5</text:p>
              </table:table-cell>
            </table:table-row>
            <table:table-row>
              <table:table-cell office:value-type="string">
                <text:p>N=1000</text:p>
              </table:table-cell>
              <table:table-cell office:value-type="float" office:value="18.4375">
                <text:p>18.4375</text:p>
              </table:table-cell>
              <table:table-cell office:value-type="float" office:value="17.8409090909">
                <text:p>17.8409090909</text:p>
              </table:table-cell>
              <table:table-cell office:value-type="float" office:value="20.375">
                <text:p>20.37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